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Pictures/20000011000000DF000000DF3D1DA157.svm" manifest:media-type=""/>
  <manifest:file-entry manifest:full-path="Object 2/Pictures/20000011000000DF000000DF43ECE8A9.svm" manifest:media-type=""/>
  <manifest:file-entry manifest:full-path="Object 2/Pictures/20000011000000DF000000DFFD8F671B.svm" manifest:media-type=""/>
  <manifest:file-entry manifest:full-path="Object 2/Pictures/20000011000000DF000000DF326472D3.svm" manifest:media-type=""/>
  <manifest:file-entry manifest:full-path="Object 2/Pictures/20000011000000DF000000DF4B456C51.svm" manifest:media-type=""/>
  <manifest:file-entry manifest:full-path="Object 2/Pictures/20000011000000DD000000DDB1B86C74.svm" manifest:media-type=""/>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7709in"/>
    </style:style>
    <style:style style:name="co3" style:family="table-column">
      <style:table-column-properties fo:break-before="auto" style:column-width="0.7047in"/>
    </style:style>
    <style:style style:name="co4" style:family="table-column">
      <style:table-column-properties fo:break-before="auto" style:column-width="0.6984in"/>
    </style:style>
    <style:style style:name="co5" style:family="table-column">
      <style:table-column-properties fo:break-before="auto" style:column-width="0.7819in"/>
    </style:style>
    <style:style style:name="co6" style:family="table-column">
      <style:table-column-properties fo:break-before="auto" style:column-width="1.6846in"/>
    </style:style>
    <style:style style:name="co7" style:family="table-column">
      <style:table-column-properties fo:break-before="auto" style:column-width="1.2661in"/>
    </style:style>
    <style:style style:name="co8" style:family="table-column">
      <style:table-column-properties fo:break-before="auto" style:column-width="1.5638in"/>
    </style:style>
    <style:style style:name="co9" style:family="table-column">
      <style:table-column-properties fo:break-before="auto" style:column-width="1.222in"/>
    </style:style>
    <style:style style:name="co10" style:family="table-column">
      <style:table-column-properties fo:break-before="auto" style:column-width="0.8307in"/>
    </style:style>
    <style:style style:name="co11" style:family="table-column">
      <style:table-column-properties fo:break-before="auto" style:column-width="0.75in"/>
    </style:style>
    <style:style style:name="co12" style:family="table-column">
      <style:table-column-properties fo:break-before="auto" style:column-width="0.8638in"/>
    </style:style>
    <style:style style:name="co13" style:family="table-column">
      <style:table-column-properties fo:break-before="auto" style:column-width="1.328in"/>
    </style:style>
    <style:style style:name="co14" style:family="table-column">
      <style:table-column-properties fo:break-before="auto" style:column-width="1.5984in"/>
    </style:style>
    <style:style style:name="co15" style:family="table-column">
      <style:table-column-properties fo:break-before="auto" style:column-width="1.6in"/>
    </style:style>
    <style:style style:name="co16" style:family="table-column">
      <style:table-column-properties fo:break-before="auto" style:column-width="1.422in"/>
    </style:style>
    <style:style style:name="ro1" style:family="table-row">
      <style:table-row-properties style:row-height="0.1772in" fo:break-before="auto" style:use-optimal-row-height="true"/>
    </style:style>
    <style:style style:name="ro2" style:family="table-row">
      <style:table-row-properties style:row-height="0.1957in" fo:break-before="auto" style:use-optimal-row-height="true"/>
    </style:style>
    <style:style style:name="ta1" style:family="table" style:master-page-name="PageStyle_5f_ImpTimeCorrFinal_2c__20_no_20_HEX2DEC_28__29_">
      <style:table-properties table:display="true" style:writing-mode="lr-tb"/>
    </style:style>
    <style:style style:name="ta2" style:family="table" style:master-page-name="PageStyle_5f_ImpTimeCorrFinal">
      <style:table-properties table:display="true" style:writing-mode="lr-tb"/>
    </style:style>
    <style:style style:name="ce1" style:family="table-cell" style:parent-style-name="Default">
      <style:table-cell-properties fo:padding="0.028in"/>
    </style:style>
    <style:style style:name="ce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ce4"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style>
    <style:style style:name="ce6" style:family="table-cell" style:parent-style-name="Default" style:data-style-name="N5127">
      <style:table-cell-properties style:glyph-orientation-vertical="0" style:text-align-source="fix" style:repeat-content="false"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7" style:family="table-cell" style:parent-style-name="Default" style:data-style-name="N163">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8" style:family="table-cell" style:parent-style-name="Default" style:data-style-name="N163">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10" style:family="table-cell" style:parent-style-name="Default" style:data-style-name="N164">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1" style:family="table-cell" style:parent-style-name="Default" style:data-style-name="N164">
      <style:table-cell-properties fo:padding="0.028in"/>
    </style:style>
    <style:style style:name="ce12" style:family="table-cell" style:parent-style-name="Default" style:data-style-name="N164">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13" style:family="table-cell" style:parent-style-name="Default" style:data-style-name="N164">
      <style:table-cell-properties style:glyph-orientation-vertical="0"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ce14" style:family="table-cell" style:parent-style-name="Default" style:data-style-name="N173">
      <style:table-cell-properties fo:padding="0.028in"/>
    </style:style>
    <style:style style:name="ce15" style:family="table-cell" style:parent-style-name="Default" style:data-style-name="N173">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6" style:family="table-cell" style:parent-style-name="Default" style:data-style-name="N165">
      <style:table-cell-properties style:glyph-orientation-vertical="0"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ce17" style:family="table-cell" style:parent-style-name="Default" style:data-style-name="N0">
      <style:table-cell-properties fo:padding="0.028in"/>
    </style:style>
    <style:style style:name="ce18"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9" style:family="table-cell" style:parent-style-name="Default" style:data-style-name="N165"/>
    <style:style style:name="ce20" style:family="table-cell" style:parent-style-name="Default" style:data-style-name="N162"/>
    <style:style style:name="ce21" style:family="table-cell" style:parent-style-name="Default">
      <style:table-cell-properties fo:border-bottom="none" fo:background-color="#00b8ff" fo:border-left="0.06pt solid #000000" fo:padding="0.028in" fo:border-right="0.06pt solid #000000" fo:border-top="none"/>
    </style:style>
    <style:style style:name="ce22" style:family="table-cell" style:parent-style-name="Default">
      <style:table-cell-properties fo:border-bottom="none" fo:background-color="#99ccff" fo:border-left="0.06pt solid #000000" fo:padding="0.028in" fo:border-right="0.06pt solid #000000" fo:border-top="none"/>
    </style:style>
    <style:style style:name="ce23" style:family="table-cell" style:parent-style-name="Default">
      <style:table-cell-properties fo:background-color="#ff9966" fo:padding="0.028in"/>
    </style:style>
    <style:style style:name="ce24" style:family="table-cell" style:parent-style-name="Default">
      <style:table-cell-properties fo:background-color="#e6e64c" fo:padding="0.028in"/>
    </style:style>
    <style:style style:name="ce25" style:family="table-cell" style:parent-style-name="Default">
      <style:table-cell-properties fo:background-color="transparent" fo:padding="0.028in"/>
    </style:style>
    <style:style style:name="ce26" style:family="table-cell" style:parent-style-name="Default">
      <style:table-cell-properties fo:border-bottom="none" fo:background-color="#579d1c" fo:border-left="0.06pt solid #000000" fo:padding="0.028in" fo:border-right="0.06pt solid #000000" fo:border-top="none"/>
      <style:text-properties fo:color="#000000"/>
    </style:style>
    <style:style style:name="ce27" style:family="table-cell" style:parent-style-name="Default">
      <style:table-cell-properties fo:border-bottom="none" fo:background-color="#ff00ff" fo:border-left="0.06pt solid #000000" fo:padding="0.028in" fo:border-right="0.06pt solid #000000" fo:border-top="none"/>
      <style:text-properties fo:color="#000000"/>
    </style:style>
    <style:style style:name="ce28" style:family="table-cell" style:parent-style-name="Default">
      <style:table-cell-properties fo:border-bottom="none" fo:background-color="#0000ff" fo:border-left="0.06pt solid #000000" fo:padding="0.028in" fo:border-right="0.06pt solid #000000" fo:border-top="none"/>
      <style:text-properties fo:color="#000000"/>
    </style:style>
    <style:style style:name="ce29" style:family="table-cell" style:parent-style-name="Default">
      <style:table-cell-properties fo:border-bottom="none" fo:background-color="#ff420e" fo:border-left="0.06pt solid #000000" fo:padding="0.028in" fo:border-right="0.06pt solid #000000" fo:border-top="none"/>
      <style:text-properties fo:color="#000000"/>
    </style:style>
    <style:style style:name="ce30" style:family="table-cell" style:parent-style-name="Default">
      <style:table-cell-properties fo:border-bottom="none" fo:background-color="#c5000b" fo:border-left="0.06pt solid #000000" fo:padding="0.028in" fo:border-right="0.06pt solid #000000" fo:border-top="none"/>
      <style:text-properties fo:color="#000000"/>
    </style:style>
    <style:style style:name="ce31" style:family="table-cell" style:parent-style-name="Default" style:data-style-name="N5127">
      <style:table-cell-properties style:glyph-orientation-vertical="0" style:text-align-source="fix" style:repeat-content="false" fo:background-color="transparent" fo:wrap-option="no-wrap" fo:border="none"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32" style:family="table-cell" style:parent-style-name="Default" style:data-style-name="N163">
      <style:table-cell-properties style:glyph-orientation-vertical="0" fo:border-bottom="none" fo:background-color="#579d1c" style:text-align-source="fix" style:repeat-content="false" fo:wrap-option="no-wrap" fo:border-left="0.06pt solid #000000" style:direction="ltr" fo:padding="0.028in" fo:border-right="0.06pt solid #000000" style:rotation-angle="0" style:rotation-align="none" style:shrink-to-fit="false" fo:border-top="none" style:vertical-align="automatic" style:vertical-justify="auto"/>
      <style:paragraph-properties fo:text-align="start" css3t:text-justify="auto" fo:margin-left="0in" style:writing-mode="page"/>
      <style:text-properties fo:color="#000000"/>
    </style:style>
    <style:style style:name="ce33" style:family="table-cell" style:parent-style-name="Default" style:data-style-name="N163">
      <style:table-cell-properties style:glyph-orientation-vertical="0" fo:border-bottom="none" fo:background-color="#ff00ff" style:text-align-source="fix" style:repeat-content="false" fo:wrap-option="no-wrap" fo:border-left="0.06pt solid #000000" style:direction="ltr" fo:padding="0.028in" fo:border-right="0.06pt solid #000000" style:rotation-angle="0" style:rotation-align="none" style:shrink-to-fit="false" fo:border-top="none" style:vertical-align="automatic" style:vertical-justify="auto"/>
      <style:paragraph-properties fo:text-align="start" css3t:text-justify="auto" fo:margin-left="0in" style:writing-mode="page"/>
      <style:text-properties fo:color="#000000"/>
    </style:style>
    <style:style style:name="ce34" style:family="table-cell" style:parent-style-name="Default" style:data-style-name="N163">
      <style:table-cell-properties style:glyph-orientation-vertical="0" fo:border-bottom="none" fo:background-color="#0000ff" style:text-align-source="fix" style:repeat-content="false" fo:wrap-option="no-wrap" fo:border-left="0.06pt solid #000000" style:direction="ltr" fo:padding="0.028in" fo:border-right="0.06pt solid #000000" style:rotation-angle="0" style:rotation-align="none" style:shrink-to-fit="false" fo:border-top="none" style:vertical-align="automatic" style:vertical-justify="auto"/>
      <style:paragraph-properties fo:text-align="start" css3t:text-justify="auto" fo:margin-left="0in" style:writing-mode="page"/>
      <style:text-properties fo:color="#000000"/>
    </style:style>
    <style:style style:name="ce35" style:family="table-cell" style:parent-style-name="Default" style:data-style-name="N163">
      <style:table-cell-properties style:glyph-orientation-vertical="0" fo:border-bottom="none" fo:background-color="#ff420e" style:text-align-source="fix" style:repeat-content="false" fo:wrap-option="no-wrap" fo:border-left="0.06pt solid #000000" style:direction="ltr" fo:padding="0.028in" fo:border-right="0.06pt solid #000000" style:rotation-angle="0" style:rotation-align="none" style:shrink-to-fit="false" fo:border-top="none" style:vertical-align="automatic" style:vertical-justify="auto"/>
      <style:paragraph-properties fo:text-align="start" css3t:text-justify="auto" fo:margin-left="0in" style:writing-mode="page"/>
      <style:text-properties fo:color="#000000"/>
    </style:style>
    <style:style style:name="ce36" style:family="table-cell" style:parent-style-name="Default" style:data-style-name="N163">
      <style:table-cell-properties style:glyph-orientation-vertical="0" fo:border-bottom="none" fo:background-color="#c5000b" style:text-align-source="fix" style:repeat-content="false" fo:wrap-option="no-wrap" fo:border-left="0.06pt solid #000000" style:direction="ltr" fo:padding="0.028in" fo:border-right="0.06pt solid #000000" style:rotation-angle="0" style:rotation-align="none" style:shrink-to-fit="false" fo:border-top="none" style:vertical-align="automatic" style:vertical-justify="auto"/>
      <style:paragraph-properties fo:text-align="start" css3t:text-justify="auto" fo:margin-left="0in" style:writing-mode="page"/>
      <style:text-properties fo:color="#000000"/>
    </style:style>
    <style:style style:name="ce37" style:family="table-cell" style:parent-style-name="Default" style:data-style-name="N163">
      <style:table-cell-properties style:glyph-orientation-vertical="0" fo:background-color="#ff9966"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38" style:family="table-cell" style:parent-style-name="Default" style:data-style-name="N163">
      <style:table-cell-properties style:glyph-orientation-vertical="0" fo:background-color="#e6e64c"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in" style:writing-mode="page"/>
    </style:style>
    <style:style style:name="ce3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40" style:family="table-cell" style:parent-style-name="Default">
      <style:table-cell-properties fo:background-color="#e6e64c"/>
    </style:style>
    <style:style style:name="ce41" style:family="table-cell" style:parent-style-name="Default">
      <style:table-cell-properties style:glyph-orientation-vertical="0" fo:background-color="#e6e64c"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42" style:family="table-cell" style:parent-style-name="Default" style:data-style-name="N179">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43" style:family="table-cell" style:parent-style-name="Default" style:data-style-name="N179">
      <style:table-cell-properties fo:border-bottom="none" fo:background-color="#579d1c" fo:border-left="0.06pt solid #000000" fo:padding="0.028in" fo:border-right="0.06pt solid #000000" fo:border-top="none"/>
      <style:text-properties fo:color="#000000"/>
    </style:style>
    <style:style style:name="ce44" style:family="table-cell" style:parent-style-name="Default" style:data-style-name="N179">
      <style:table-cell-properties fo:border-bottom="none" fo:background-color="#ff00ff" fo:border-left="0.06pt solid #000000" fo:padding="0.028in" fo:border-right="0.06pt solid #000000" fo:border-top="none"/>
      <style:text-properties fo:color="#000000"/>
    </style:style>
    <style:style style:name="ce45" style:family="table-cell" style:parent-style-name="Default" style:data-style-name="N179">
      <style:table-cell-properties fo:border-bottom="none" fo:background-color="#0000ff" fo:border-left="0.06pt solid #000000" fo:padding="0.028in" fo:border-right="0.06pt solid #000000" fo:border-top="none"/>
      <style:text-properties fo:color="#000000"/>
    </style:style>
    <style:style style:name="ce46" style:family="table-cell" style:parent-style-name="Default" style:data-style-name="N179">
      <style:table-cell-properties fo:border-bottom="none" fo:background-color="#ff420e" fo:border-left="0.06pt solid #000000" fo:padding="0.028in" fo:border-right="0.06pt solid #000000" fo:border-top="none"/>
      <style:text-properties fo:color="#000000"/>
    </style:style>
    <style:style style:name="ce47" style:family="table-cell" style:parent-style-name="Default" style:data-style-name="N179">
      <style:table-cell-properties fo:border-bottom="none" fo:background-color="#c5000b" fo:border-left="0.06pt solid #000000" fo:padding="0.028in" fo:border-right="0.06pt solid #000000" fo:border-top="none"/>
      <style:text-properties fo:color="#000000"/>
    </style:style>
    <style:style style:name="ce48" style:family="table-cell" style:parent-style-name="Default" style:data-style-name="N179">
      <style:table-cell-properties fo:padding="0.028in"/>
    </style:style>
    <style:style style:name="ce49" style:family="table-cell" style:parent-style-name="Default" style:data-style-name="N179">
      <style:table-cell-properties fo:background-color="#ff9966" fo:padding="0.028in"/>
    </style:style>
    <style:style style:name="ce50" style:family="table-cell" style:parent-style-name="Default" style:data-style-name="N179">
      <style:table-cell-properties fo:background-color="#e6e64c" fo:padding="0.028in"/>
    </style:style>
    <style:style style:name="ce51" style:family="table-cell" style:parent-style-name="Default" style:data-style-name="N179">
      <style:table-cell-properties style:glyph-orientation-vertical="0" style:text-align-source="fix" style:repeat-content="false" fo:wrap-option="no-wrap" style:direction="ltr" fo:padding="0.028in" style:rotation-angle="0" style:rotation-align="none" style:shrink-to-fit="false" style:vertical-align="automatic" style:vertical-justify="auto"/>
      <style:paragraph-properties fo:text-align="end" css3t:text-justify="auto" fo:margin-left="0in" style:writing-mode="page"/>
    </style:style>
    <style:style style:name="ce52" style:family="table-cell" style:parent-style-name="Default" style:data-style-name="N179">
      <style:table-cell-properties fo:background-color="transparent" fo:padding="0.028in"/>
    </style:style>
    <style:style style:name="ce53" style:family="table-cell" style:parent-style-name="Default" style:data-style-name="N179">
      <style:table-cell-properties style:glyph-orientation-vertical="0"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style>
    <style:style style:name="ce54" style:family="table-cell" style:parent-style-name="Default" style:data-style-name="N178">
      <style:table-cell-properties fo:border-bottom="none" fo:background-color="#579d1c" fo:border-left="0.06pt solid #000000" fo:padding="0.028in" fo:border-right="0.06pt solid #000000" fo:border-top="none"/>
      <style:text-properties fo:color="#000000"/>
    </style:style>
    <style:style style:name="ce55" style:family="table-cell" style:parent-style-name="Default" style:data-style-name="N178">
      <style:table-cell-properties fo:border-bottom="none" fo:background-color="#ff00ff" fo:border-left="0.06pt solid #000000" fo:padding="0.028in" fo:border-right="0.06pt solid #000000" fo:border-top="none"/>
      <style:text-properties fo:color="#000000"/>
    </style:style>
    <style:style style:name="ce56" style:family="table-cell" style:parent-style-name="Default" style:data-style-name="N178">
      <style:table-cell-properties fo:border-bottom="none" fo:background-color="#0000ff" fo:border-left="0.06pt solid #000000" fo:padding="0.028in" fo:border-right="0.06pt solid #000000" fo:border-top="none"/>
      <style:text-properties fo:color="#000000"/>
    </style:style>
    <style:style style:name="ce57" style:family="table-cell" style:parent-style-name="Default" style:data-style-name="N178">
      <style:table-cell-properties fo:border-bottom="none" fo:background-color="#ff420e" fo:border-left="0.06pt solid #000000" fo:padding="0.028in" fo:border-right="0.06pt solid #000000" fo:border-top="none"/>
      <style:text-properties fo:color="#000000"/>
    </style:style>
    <style:style style:name="ce58" style:family="table-cell" style:parent-style-name="Default" style:data-style-name="N178">
      <style:table-cell-properties fo:border-bottom="none" fo:background-color="#c5000b" fo:border-left="0.06pt solid #000000" fo:padding="0.028in" fo:border-right="0.06pt solid #000000" fo:border-top="none"/>
      <style:text-properties fo:color="#000000"/>
    </style:style>
    <style:style style:name="ce59" style:family="table-cell" style:parent-style-name="Default" style:data-style-name="N178">
      <style:table-cell-properties fo:background-color="#ff9966" fo:padding="0.028in"/>
    </style:style>
    <style:style style:name="ce60" style:family="table-cell" style:parent-style-name="Default" style:data-style-name="N178">
      <style:table-cell-properties fo:background-color="#e6e64c" fo:padding="0.028in"/>
    </style:style>
    <style:style style:name="ce61" style:family="table-cell" style:parent-style-name="Default" style:data-style-name="N178">
      <style:table-cell-properties fo:background-color="transparent" fo:padding="0.028in"/>
    </style:style>
    <style:style style:name="ce62" style:family="table-cell" style:parent-style-name="Default" style:data-style-name="N179">
      <style:table-cell-properties style:glyph-orientation-vertical="0"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style>
    <style:style style:name="gr1" style:family="graphic">
      <style:graphic-properties draw:stroke="solid" svg:stroke-width="0.0417in" svg:stroke-color="#0000ff" draw:stroke-linejoin="miter"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ole-draw-aspect="1"/>
    </style:style>
    <style:style style:name="P1" style:family="paragraph">
      <style:paragraph-properties fo:text-align="start"/>
    </style:style>
    <style:style style:name="P2" style:family="paragraph">
      <style:paragraph-properties fo:text-align="start" style:writing-mode="lr-tb"/>
    </style:style>
    <style:style style:name="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ImpTimeCorrFinal, no HEX2DEC()" table:style-name="ta1">
        <office:forms form:automatic-focus="false" form:apply-design-mode="false"/>
        <table:shapes>
          <draw:custom-shape draw:z-index="0" draw:name="Text 1" draw:style-name="gr1" draw:text-style-name="P2" svg:width="13.052in" svg:height="2.4059in" svg:x="0.1425in" svg:y="9.3201in">
            <text:p text:style-name="P1"><text:span text:style-name="T1">Notes:</text:span></text:p>
            <text:p text:style-name="P1"><text:span text:style-name="T1">This data was compiled from Impactor Time Correlation packets and Flyby External VTC Latch packets between DOY 170 and 181. There were additional packets generated during DOY 173, 175 and 176 that were not reprocessed (to save processing time).</text:span></text:p>
            <text:p text:style-name="P1"><text:span text:style-name="T1"/></text:p>
            <text:p text:style-name="P1"><text:span text:style-name="T1">The Impactor timestamp from the Time Correlation packet was corrected to have a "missing nibble" inserted into the most-significant 4 locations in the subseconds value. The value in the packet and in the </text:span><text:span text:style-name="T2">original</text:span><text:span text:style-name="T1"> TIS processing was actually bits 15:8 of the 20-bit subseconds value, but should have been bits 19:12. With the insertion of the missing nibble, the subseconds value now has 12 bits of information. The missing nibble was identified by bounding the subseconds value between the time the command was distributed (from the immediate command log) and the latest time the timestamp could have been generated based on software execution rates and downlink frame rates. Confidence was also gained by checking the packet timestamps from packets before and after the time correlation packet in the transfer frame.</text:span></text:p>
            <text:p text:style-name="P1"><text:span text:style-name="T1"/></text:p>
            <text:p text:style-name="P1"><text:span text:style-name="T1">The Flyby timestamp from the External VTC Latch packet has been corrected (from the original TIS-processed data) to have the correct subseconds value. The subseconds value in the </text:span><text:span text:style-name="T2">original</text:span><text:span text:style-name="T1"> TIS processing was actually the least significant 8 bits placed in the most significant 8 locations of a 20-bit subseconds value. The full 20-bit value was available in the packet and was extracted manually to produce these results.</text:span></text:p>
            <text:p text:style-name="P1"><text:span text:style-name="T1"/></text:p>
            <text:p text:style-name="P1"><text:span text:style-name="T1">- A. Walsh (awalsh@ball.com) 12/16/05</text:span></text:p>
            <draw:enhanced-geometry svg:viewBox="0 0 21600 21600" draw:type="mso-spt202" draw:enhanced-path="M 0 0 L 21600 0 21600 21600 0 21600 0 0 Z N"/>
          </draw:custom-shape>
          <draw:frame draw:z-index="1" draw:name="Chart 2" draw:style-name="gr2" svg:width="8.9957in" svg:height="7.4063in" svg:x="9.111in" svg:y="0.0311in">
            <draw:object draw:notify-on-update-of-ranges="'ImpTimeCorrFinal, no HEX2DEC()'.G3:'ImpTimeCorrFinal, no HEX2DEC()'.G36 'ImpTimeCorrFinal, no HEX2DEC()'.G39:'ImpTimeCorrFinal, no HEX2DEC()'.G39 'ImpTimeCorrFinal, no HEX2DEC()'.G41:'ImpTimeCorrFinal, no HEX2DEC()'.G41 'ImpTimeCorrFinal, no HEX2DEC()'.G44:'ImpTimeCorrFinal, no HEX2DEC()'.G44 'ImpTimeCorrFinal, no HEX2DEC()'.I3:'ImpTimeCorrFinal, no HEX2DEC()'.I36 'ImpTimeCorrFinal, no HEX2DEC()'.I39:'ImpTimeCorrFinal, no HEX2DEC()'.I39 'ImpTimeCorrFinal, no HEX2DEC()'.I41:'ImpTimeCorrFinal, no HEX2DEC()'.I41 'ImpTimeCorrFinal, no HEX2DEC()'.I44:'ImpTimeCorrFinal, no HEX2DEC()'.I44"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8"/>
        <table:table-column table:style-name="co4" table:default-cell-style-name="Default"/>
        <table:table-column table:style-name="co5" table:default-cell-style-name="ce1"/>
        <table:table-column table:style-name="co6" table:default-cell-style-name="ce11"/>
        <table:table-column table:style-name="co7" table:default-cell-style-name="ce14"/>
        <table:table-column table:style-name="co8" table:default-cell-style-name="ce11"/>
        <table:table-column table:style-name="co9" table:default-cell-style-name="ce17"/>
        <table:table-column table:style-name="co4" table:number-columns-repeated="13" table:default-cell-style-name="Default"/>
        <table:table-column table:style-name="co10" table:default-cell-style-name="Default"/>
        <table:table-column table:style-name="co11" table:default-cell-style-name="Default"/>
        <table:table-column table:style-name="co4" table:number-columns-repeated="1000" table:default-cell-style-name="Default"/>
        <table:table-row table:style-name="ro1">
          <table:table-cell/>
          <table:table-cell table:style-name="ce4" office:value-type="string" table:number-columns-spanned="2" table:number-rows-spanned="1">
            <text:p>Flyby SCLK (VTC)</text:p>
          </table:table-cell>
          <table:covered-table-cell table:style-name="ce2"/>
          <table:table-cell table:style-name="ce4" office:value-type="string" table:number-columns-spanned="2" table:number-rows-spanned="1">
            <text:p>Impactor SCLK (VTC)</text:p>
          </table:table-cell>
          <table:covered-table-cell table:style-name="ce2"/>
          <table:table-cell table:style-name="ce10" office:value-type="string">
            <text:p>Flyby SCLK (VTC)</text:p>
          </table:table-cell>
          <table:table-cell office:value-type="string">
            <text:p>Flyby SCLK (VTC)</text:p>
          </table:table-cell>
          <table:table-cell table:style-name="ce10" office:value-type="string">
            <text:p>Impactor SCLK (VTC)</text:p>
          </table:table-cell>
          <table:table-cell office:value-type="string">
            <text:p>ImpVTC-FlybyVTC</text:p>
          </table:table-cell>
          <table:table-cell table:number-columns-repeated="1015"/>
        </table:table-row>
        <table:table-row table:style-name="ro1">
          <table:table-cell table:style-name="ce2" office:value-type="string">
            <text:p>DOY</text:p>
          </table:table-cell>
          <table:table-cell table:style-name="ce2" office:value-type="string">
            <text:p>seconds</text:p>
          </table:table-cell>
          <table:table-cell table:style-name="ce7" office:value-type="string">
            <text:p>subsecs</text:p>
          </table:table-cell>
          <table:table-cell table:style-name="ce2" office:value-type="string">
            <text:p>seconds</text:p>
          </table:table-cell>
          <table:table-cell table:style-name="ce2" office:value-type="string">
            <text:p>subsecs</text:p>
          </table:table-cell>
          <table:table-cell table:style-name="ce10" office:value-type="string">
            <text:p>seconds</text:p>
          </table:table-cell>
          <table:table-cell table:style-name="ce15" office:value-type="string">
            <text:p>as pseudo-date</text:p>
          </table:table-cell>
          <table:table-cell table:style-name="ce10" office:value-type="string">
            <text:p>seconds</text:p>
          </table:table-cell>
          <table:table-cell table:style-name="ce18" office:value-type="string">
            <text:p>seconds</text:p>
          </table:table-cell>
          <table:table-cell table:number-columns-repeated="1015"/>
        </table:table-row>
        <table:table-row table:style-name="ro2">
          <table:table-cell office:value-type="string">
            <text:p>170</text:p>
          </table:table-cell>
          <table:table-cell office:value-type="string">
            <text:p>0a46dff3</text:p>
          </table:table-cell>
          <table:table-cell office:value-type="string">
            <text:p>ca97c</text:p>
          </table:table-cell>
          <table:table-cell table:style-name="ce1" office:value-type="string">
            <text:p>0a46e0a3</text:p>
          </table:table-cell>
          <table:table-cell office:value-type="string">
            <text:p>9d5</text:p>
          </table:table-cell>
          <table:table-cell office:value-type="float" office:value="172417011.82982">
            <text:p>172417011.829820</text:p>
          </table:table-cell>
          <table:table-cell table:formula="of:=[.F3]/86400+1.5" office:value-type="float" office:value="1997.06726654884">
            <text:p>6/19/05 1:36</text:p>
          </table:table-cell>
          <table:table-cell office:value-type="float" office:value="172417187.644352">
            <text:p>172417187.644352</text:p>
          </table:table-cell>
          <table:table-cell table:formula="of:=[.H3]-[.F3]" office:value-type="float" office:value="175.814531981945">
            <text:p>175.8145319819</text:p>
          </table:table-cell>
          <table:table-cell table:number-columns-repeated="13"/>
          <table:table-cell table:style-name="ce19" table:formula="of:=[.F3]/86400+1.5 - [.$X$3]" office:value-type="float" office:value="170.067266548843">
            <text:p>170.06727</text:p>
          </table:table-cell>
          <table:table-cell table:style-name="ce20" table:formula="of:=DATE(2005;1;1)-DATE(2000;1;1)" office:value-type="float" office:value="1827">
            <text:p>1827.000</text:p>
          </table:table-cell>
          <table:table-cell table:number-columns-repeated="1000"/>
        </table:table-row>
        <table:table-row table:style-name="ro2">
          <table:table-cell office:value-type="string">
            <text:p>170</text:p>
          </table:table-cell>
          <table:table-cell office:value-type="string">
            <text:p>0a46e24b</text:p>
          </table:table-cell>
          <table:table-cell office:value-type="string">
            <text:p>cc5fe</text:p>
          </table:table-cell>
          <table:table-cell table:style-name="ce1" office:value-type="string">
            <text:p>0a46e2fb</text:p>
          </table:table-cell>
          <table:table-cell office:value-type="string">
            <text:p>9ec</text:p>
          </table:table-cell>
          <table:table-cell office:value-type="float" office:value="172417611.837118">
            <text:p>172417611.837118</text:p>
          </table:table-cell>
          <table:table-cell table:formula="of:=[.F4]/86400+1.5" office:value-type="float" office:value="1997.07421107775">
            <text:p>6/19/05 1:46</text:p>
          </table:table-cell>
          <table:table-cell office:value-type="float" office:value="172417787.65024">
            <text:p>172417787.650240</text:p>
          </table:table-cell>
          <table:table-cell table:formula="of:=[.H4]-[.F4]" office:value-type="float" office:value="175.813122004271">
            <text:p>175.8131220043</text:p>
          </table:table-cell>
          <table:table-cell table:number-columns-repeated="13"/>
          <table:table-cell table:style-name="ce19" table:formula="of:=[.F4]/86400+1.5 - [.$X$3]" office:value-type="float" office:value="170.074211077755">
            <text:p>170.07421</text:p>
          </table:table-cell>
          <table:table-cell table:number-columns-repeated="1001"/>
        </table:table-row>
        <table:table-row table:style-name="ro2">
          <table:table-cell office:value-type="string">
            <text:p>170</text:p>
          </table:table-cell>
          <table:table-cell office:value-type="string">
            <text:p>0a46e4a3</text:p>
          </table:table-cell>
          <table:table-cell office:value-type="string">
            <text:p>c640c</text:p>
          </table:table-cell>
          <table:table-cell table:style-name="ce1" office:value-type="string">
            <text:p>0a46e553</text:p>
          </table:table-cell>
          <table:table-cell office:value-type="string">
            <text:p>984</text:p>
          </table:table-cell>
          <table:table-cell office:value-type="float" office:value="172418211.812044">
            <text:p>172418211.812044</text:p>
          </table:table-cell>
          <table:table-cell table:formula="of:=[.F5]/86400+1.5" office:value-type="float" office:value="1997.08115523199">
            <text:p>6/19/05 1:56</text:p>
          </table:table-cell>
          <table:table-cell office:value-type="float" office:value="172418387.623616">
            <text:p>172418387.623616</text:p>
          </table:table-cell>
          <table:table-cell table:formula="of:=[.H5]-[.F5]" office:value-type="float" office:value="175.811572015286">
            <text:p>175.8115720153</text:p>
          </table:table-cell>
          <table:table-cell table:number-columns-repeated="13"/>
          <table:table-cell table:style-name="ce19" table:formula="of:=[.F5]/86400+1.5 - [.$X$3]" office:value-type="float" office:value="170.081155231991">
            <text:p>170.08116</text:p>
          </table:table-cell>
          <table:table-cell table:number-columns-repeated="1001"/>
        </table:table-row>
        <table:table-row table:style-name="ro2">
          <table:table-cell office:value-type="string">
            <text:p>170</text:p>
          </table:table-cell>
          <table:table-cell office:value-type="string">
            <text:p>0a46e6fb</text:p>
          </table:table-cell>
          <table:table-cell office:value-type="string">
            <text:p>c8094</text:p>
          </table:table-cell>
          <table:table-cell table:style-name="ce1" office:value-type="string">
            <text:p>0a46e7ab</text:p>
          </table:table-cell>
          <table:table-cell office:value-type="string">
            <text:p>99b</text:p>
          </table:table-cell>
          <table:table-cell office:value-type="float" office:value="172418811.819348">
            <text:p>172418811.819348</text:p>
          </table:table-cell>
          <table:table-cell table:formula="of:=[.F6]/86400+1.5" office:value-type="float" office:value="1997.08809976097">
            <text:p>6/19/05 2:06</text:p>
          </table:table-cell>
          <table:table-cell office:value-type="float" office:value="172418987.629504">
            <text:p>172418987.629504</text:p>
          </table:table-cell>
          <table:table-cell table:formula="of:=[.H6]-[.F6]" office:value-type="float" office:value="175.81015598774">
            <text:p>175.8101559877</text:p>
          </table:table-cell>
          <table:table-cell table:number-columns-repeated="13"/>
          <table:table-cell table:style-name="ce19" table:formula="of:=[.F6]/86400+1.5 - [.$X$3]" office:value-type="float" office:value="170.088099760972">
            <text:p>170.08810</text:p>
          </table:table-cell>
          <table:table-cell table:number-columns-repeated="1001"/>
        </table:table-row>
        <table:table-row table:style-name="ro2">
          <table:table-cell office:value-type="string">
            <text:p>170</text:p>
          </table:table-cell>
          <table:table-cell office:value-type="string">
            <text:p>0a46ebab</text:p>
          </table:table-cell>
          <table:table-cell office:value-type="string">
            <text:p>cb9ab</text:p>
          </table:table-cell>
          <table:table-cell table:style-name="ce1" office:value-type="string">
            <text:p>0a46ec5b</text:p>
          </table:table-cell>
          <table:table-cell office:value-type="string">
            <text:p>9c9</text:p>
          </table:table-cell>
          <table:table-cell office:value-type="float" office:value="172420011.833963">
            <text:p>172420011.833963</text:p>
          </table:table-cell>
          <table:table-cell table:formula="of:=[.F7]/86400+1.5" office:value-type="float" office:value="1997.10198881902">
            <text:p>6/19/05 2:26</text:p>
          </table:table-cell>
          <table:table-cell office:value-type="float" office:value="172420187.64128">
            <text:p>172420187.641280</text:p>
          </table:table-cell>
          <table:table-cell table:formula="of:=[.H7]-[.F7]" office:value-type="float" office:value="175.807316988707">
            <text:p>175.8073169887</text:p>
          </table:table-cell>
          <table:table-cell table:number-columns-repeated="13"/>
          <table:table-cell table:style-name="ce19" table:formula="of:=[.F7]/86400+1.5 - [.$X$3]" office:value-type="float" office:value="170.101988819016">
            <text:p>170.10199</text:p>
          </table:table-cell>
          <table:table-cell table:number-columns-repeated="1001"/>
        </table:table-row>
        <table:table-row table:style-name="ro2">
          <table:table-cell office:value-type="string">
            <text:p>170</text:p>
          </table:table-cell>
          <table:table-cell office:value-type="string">
            <text:p>0a46ee03</text:p>
          </table:table-cell>
          <table:table-cell office:value-type="string">
            <text:p>cd638</text:p>
          </table:table-cell>
          <table:table-cell table:style-name="ce1" office:value-type="string">
            <text:p>0a46eeb3</text:p>
          </table:table-cell>
          <table:table-cell office:value-type="string">
            <text:p>9e0</text:p>
          </table:table-cell>
          <table:table-cell office:value-type="float" office:value="172420611.841272">
            <text:p>172420611.841272</text:p>
          </table:table-cell>
          <table:table-cell table:formula="of:=[.F8]/86400+1.5" office:value-type="float" office:value="1997.10893334806">
            <text:p>6/19/05 2:36</text:p>
          </table:table-cell>
          <table:table-cell office:value-type="float" office:value="172420787.647168">
            <text:p>172420787.647168</text:p>
          </table:table-cell>
          <table:table-cell table:formula="of:=[.H8]-[.F8]" office:value-type="float" office:value="175.805896013975">
            <text:p>175.805896014</text:p>
          </table:table-cell>
          <table:table-cell table:number-columns-repeated="13"/>
          <table:table-cell table:style-name="ce19" table:formula="of:=[.F8]/86400+1.5 - [.$X$3]" office:value-type="float" office:value="170.108933348055">
            <text:p>170.10893</text:p>
          </table:table-cell>
          <table:table-cell table:number-columns-repeated="1001"/>
        </table:table-row>
        <table:table-row table:style-name="ro2">
          <table:table-cell office:value-type="string">
            <text:p>171</text:p>
          </table:table-cell>
          <table:table-cell office:value-type="string">
            <text:p>0a4840ab</text:p>
          </table:table-cell>
          <table:table-cell office:value-type="string">
            <text:p>a3b6a</text:p>
          </table:table-cell>
          <table:table-cell table:style-name="ce1" office:value-type="string">
            <text:p>0a48415b</text:p>
          </table:table-cell>
          <table:table-cell office:value-type="string">
            <text:p>415</text:p>
          </table:table-cell>
          <table:table-cell office:value-type="float" office:value="172507307.67057">
            <text:p>172507307.670570</text:p>
          </table:table-cell>
          <table:table-cell table:formula="of:=[.F9]/86400+1.5" office:value-type="float" office:value="1998.11235729826">
            <text:p>6/20/05 2:41</text:p>
          </table:table-cell>
          <table:table-cell office:value-type="float" office:value="172507483.26752">
            <text:p>172507483.267520</text:p>
          </table:table-cell>
          <table:table-cell table:formula="of:=[.H9]-[.F9]" office:value-type="float" office:value="175.596950024366">
            <text:p>175.5969500244</text:p>
          </table:table-cell>
          <table:table-cell table:number-columns-repeated="13"/>
          <table:table-cell table:style-name="ce19" table:formula="of:=[.F9]/86400+1.5 - [.$X$3]" office:value-type="float" office:value="171.112357298264">
            <text:p>171.11236</text:p>
          </table:table-cell>
          <table:table-cell table:number-columns-repeated="1001"/>
        </table:table-row>
        <table:table-row table:style-name="ro2">
          <table:table-cell office:value-type="string">
            <text:p>171</text:p>
          </table:table-cell>
          <table:table-cell office:value-type="string">
            <text:p>0a484303</text:p>
          </table:table-cell>
          <table:table-cell office:value-type="string">
            <text:p>9d996</text:p>
          </table:table-cell>
          <table:table-cell table:style-name="ce1" office:value-type="string">
            <text:p>0a4843b3</text:p>
          </table:table-cell>
          <table:table-cell office:value-type="string">
            <text:p>3ae</text:p>
          </table:table-cell>
          <table:table-cell office:value-type="float" office:value="172507907.645526">
            <text:p>172507907.645526</text:p>
          </table:table-cell>
          <table:table-cell table:formula="of:=[.F10]/86400+1.5" office:value-type="float" office:value="1998.11930145285">
            <text:p>6/20/05 2:51</text:p>
          </table:table-cell>
          <table:table-cell office:value-type="float" office:value="172508083.241152">
            <text:p>172508083.241152</text:p>
          </table:table-cell>
          <table:table-cell table:formula="of:=[.H10]-[.F10]" office:value-type="float" office:value="175.59562599659">
            <text:p>175.5956259966</text:p>
          </table:table-cell>
          <table:table-cell table:number-columns-repeated="13"/>
          <table:table-cell table:style-name="ce19" table:formula="of:=[.F10]/86400+1.5 - [.$X$3]" office:value-type="float" office:value="171.119301452847">
            <text:p>171.11930</text:p>
          </table:table-cell>
          <table:table-cell table:number-columns-repeated="1001"/>
        </table:table-row>
        <table:table-row table:style-name="ro2">
          <table:table-cell office:value-type="string">
            <text:p>171</text:p>
          </table:table-cell>
          <table:table-cell office:value-type="string">
            <text:p>0a48455b</text:p>
          </table:table-cell>
          <table:table-cell office:value-type="string">
            <text:p>9f63a</text:p>
          </table:table-cell>
          <table:table-cell table:style-name="ce1" office:value-type="string">
            <text:p>0a48460b</text:p>
          </table:table-cell>
          <table:table-cell office:value-type="string">
            <text:p>3c5</text:p>
          </table:table-cell>
          <table:table-cell office:value-type="float" office:value="172508507.652858">
            <text:p>172508507.652858</text:p>
          </table:table-cell>
          <table:table-cell table:formula="of:=[.F11]/86400+1.5" office:value-type="float" office:value="1998.12624598215">
            <text:p>6/20/05 3:01</text:p>
          </table:table-cell>
          <table:table-cell office:value-type="float" office:value="172508683.24704">
            <text:p>172508683.247040</text:p>
          </table:table-cell>
          <table:table-cell table:formula="of:=[.H11]-[.F11]" office:value-type="float" office:value="175.594182014465">
            <text:p>175.5941820145</text:p>
          </table:table-cell>
          <table:table-cell table:number-columns-repeated="13"/>
          <table:table-cell table:style-name="ce19" table:formula="of:=[.F11]/86400+1.5 - [.$X$3]" office:value-type="float" office:value="171.126245982153">
            <text:p>171.12625</text:p>
          </table:table-cell>
          <table:table-cell table:number-columns-repeated="1001"/>
        </table:table-row>
        <table:table-row table:style-name="ro2">
          <table:table-cell office:value-type="string">
            <text:p>171</text:p>
          </table:table-cell>
          <table:table-cell office:value-type="string">
            <text:p>0a4847b3</text:p>
          </table:table-cell>
          <table:table-cell office:value-type="string">
            <text:p>a12de</text:p>
          </table:table-cell>
          <table:table-cell table:style-name="ce1" office:value-type="string">
            <text:p>0a484863</text:p>
          </table:table-cell>
          <table:table-cell office:value-type="string">
            <text:p>3db</text:p>
          </table:table-cell>
          <table:table-cell office:value-type="float" office:value="172509107.66019">
            <text:p>172509107.660190</text:p>
          </table:table-cell>
          <table:table-cell table:formula="of:=[.F12]/86400+1.5" office:value-type="float" office:value="1998.13319051146">
            <text:p>6/20/05 3:11</text:p>
          </table:table-cell>
          <table:table-cell office:value-type="float" office:value="172509283.252672">
            <text:p>172509283.252672</text:p>
          </table:table-cell>
          <table:table-cell table:formula="of:=[.H12]-[.F12]" office:value-type="float" office:value="175.592482000589">
            <text:p>175.5924820006</text:p>
          </table:table-cell>
          <table:table-cell table:number-columns-repeated="13"/>
          <table:table-cell table:style-name="ce19" table:formula="of:=[.F12]/86400+1.5 - [.$X$3]" office:value-type="float" office:value="171.133190511458">
            <text:p>171.13319</text:p>
          </table:table-cell>
          <table:table-cell table:number-columns-repeated="1001"/>
        </table:table-row>
        <table:table-row table:style-name="ro2">
          <table:table-cell office:value-type="string">
            <text:p>171</text:p>
          </table:table-cell>
          <table:table-cell office:value-type="string">
            <text:p>0a484a0b</text:p>
          </table:table-cell>
          <table:table-cell office:value-type="string">
            <text:p>9b10b</text:p>
          </table:table-cell>
          <table:table-cell table:style-name="ce1" office:value-type="string">
            <text:p>0a484abb</text:p>
          </table:table-cell>
          <table:table-cell office:value-type="string">
            <text:p>374</text:p>
          </table:table-cell>
          <table:table-cell office:value-type="float" office:value="172509707.635147">
            <text:p>172509707.635147</text:p>
          </table:table-cell>
          <table:table-cell table:formula="of:=[.F13]/86400+1.5" office:value-type="float" office:value="1998.14013466605">
            <text:p>6/20/05 3:21</text:p>
          </table:table-cell>
          <table:table-cell office:value-type="float" office:value="172509883.226304">
            <text:p>172509883.226304</text:p>
          </table:table-cell>
          <table:table-cell table:formula="of:=[.H13]-[.F13]" office:value-type="float" office:value="175.591156989336">
            <text:p>175.5911569893</text:p>
          </table:table-cell>
          <table:table-cell table:number-columns-repeated="13"/>
          <table:table-cell table:style-name="ce19" table:formula="of:=[.F13]/86400+1.5 - [.$X$3]" office:value-type="float" office:value="171.140134666053">
            <text:p>171.14013</text:p>
          </table:table-cell>
          <table:table-cell table:number-columns-repeated="1001"/>
        </table:table-row>
        <table:table-row table:style-name="ro2">
          <table:table-cell office:value-type="string">
            <text:p>171</text:p>
          </table:table-cell>
          <table:table-cell office:value-type="string">
            <text:p>0a484c63</text:p>
          </table:table-cell>
          <table:table-cell office:value-type="string">
            <text:p>9cdb0</text:p>
          </table:table-cell>
          <table:table-cell table:style-name="ce1" office:value-type="string">
            <text:p>0a484d13</text:p>
          </table:table-cell>
          <table:table-cell office:value-type="string">
            <text:p>38b</text:p>
          </table:table-cell>
          <table:table-cell office:value-type="float" office:value="172510307.64248">
            <text:p>172510307.642480</text:p>
          </table:table-cell>
          <table:table-cell table:formula="of:=[.F14]/86400+1.5" office:value-type="float" office:value="1998.14707919537">
            <text:p>6/20/05 3:31</text:p>
          </table:table-cell>
          <table:table-cell office:value-type="float" office:value="172510483.232192">
            <text:p>172510483.232192</text:p>
          </table:table-cell>
          <table:table-cell table:formula="of:=[.H14]-[.F14]" office:value-type="float" office:value="175.589712023735">
            <text:p>175.5897120237</text:p>
          </table:table-cell>
          <table:table-cell table:number-columns-repeated="13"/>
          <table:table-cell table:style-name="ce19" table:formula="of:=[.F14]/86400+1.5 - [.$X$3]" office:value-type="float" office:value="171.14707919537">
            <text:p>171.14708</text:p>
          </table:table-cell>
          <table:table-cell table:number-columns-repeated="1001"/>
        </table:table-row>
        <table:table-row table:style-name="ro2">
          <table:table-cell office:value-type="string">
            <text:p>171</text:p>
          </table:table-cell>
          <table:table-cell office:value-type="string">
            <text:p>0a484ebb</text:p>
          </table:table-cell>
          <table:table-cell office:value-type="string">
            <text:p>9ea54</text:p>
          </table:table-cell>
          <table:table-cell table:style-name="ce1" office:value-type="string">
            <text:p>0a484f6b</text:p>
          </table:table-cell>
          <table:table-cell office:value-type="string">
            <text:p>3a2</text:p>
          </table:table-cell>
          <table:table-cell office:value-type="float" office:value="172510907.649812">
            <text:p>172510907.649812</text:p>
          </table:table-cell>
          <table:table-cell table:formula="of:=[.F15]/86400+1.5" office:value-type="float" office:value="1998.15402372468">
            <text:p>6/20/05 3:41</text:p>
          </table:table-cell>
          <table:table-cell office:value-type="float" office:value="172511083.23808">
            <text:p>172511083.238080</text:p>
          </table:table-cell>
          <table:table-cell table:formula="of:=[.H15]-[.F15]" office:value-type="float" office:value="175.588267982006">
            <text:p>175.588267982</text:p>
          </table:table-cell>
          <table:table-cell table:number-columns-repeated="13"/>
          <table:table-cell table:style-name="ce19" table:formula="of:=[.F15]/86400+1.5 - [.$X$3]" office:value-type="float" office:value="171.154023724676">
            <text:p>171.15402</text:p>
          </table:table-cell>
          <table:table-cell table:number-columns-repeated="1001"/>
        </table:table-row>
        <table:table-row table:style-name="ro2">
          <table:table-cell office:value-type="string">
            <text:p>172</text:p>
          </table:table-cell>
          <table:table-cell office:value-type="string">
            <text:p>0a49c65d</text:p>
          </table:table-cell>
          <table:table-cell office:value-type="string">
            <text:p>d9987</text:p>
          </table:table-cell>
          <table:table-cell table:style-name="ce1" office:value-type="string">
            <text:p>0a49c70d</text:p>
          </table:table-cell>
          <table:table-cell office:value-type="string">
            <text:p>3b8</text:p>
          </table:table-cell>
          <table:table-cell office:value-type="float" office:value="172607069.891271">
            <text:p>172607069.891271</text:p>
          </table:table-cell>
          <table:table-cell table:formula="of:=[.F16]/86400+1.5" office:value-type="float" office:value="1999.26701263045">
            <text:p>6/21/05 6:24</text:p>
          </table:table-cell>
          <table:table-cell office:value-type="float" office:value="172607245.243712">
            <text:p>172607245.243712</text:p>
          </table:table-cell>
          <table:table-cell table:formula="of:=[.H16]-[.F16]" office:value-type="float" office:value="175.352441012859">
            <text:p>175.3524410129</text:p>
          </table:table-cell>
          <table:table-cell table:number-columns-repeated="13"/>
          <table:table-cell table:style-name="ce19" table:formula="of:=[.F16]/86400+1.5 - [.$X$3]" office:value-type="float" office:value="172.267012630451">
            <text:p>172.26701</text:p>
          </table:table-cell>
          <table:table-cell table:number-columns-repeated="1001"/>
        </table:table-row>
        <table:table-row table:style-name="ro2">
          <table:table-cell office:value-type="string">
            <text:p>172</text:p>
          </table:table-cell>
          <table:table-cell office:value-type="string">
            <text:p>0a49c8b5</text:p>
          </table:table-cell>
          <table:table-cell office:value-type="string">
            <text:p>db643</text:p>
          </table:table-cell>
          <table:table-cell table:style-name="ce1" office:value-type="string">
            <text:p>0a49c965</text:p>
          </table:table-cell>
          <table:table-cell office:value-type="string">
            <text:p>3cf</text:p>
          </table:table-cell>
          <table:table-cell office:value-type="float" office:value="172607669.898627">
            <text:p>172607669.898627</text:p>
          </table:table-cell>
          <table:table-cell table:formula="of:=[.F17]/86400+1.5" office:value-type="float" office:value="1999.27395716003">
            <text:p>6/21/05 6:34</text:p>
          </table:table-cell>
          <table:table-cell office:value-type="float" office:value="172607845.2496">
            <text:p>172607845.249600</text:p>
          </table:table-cell>
          <table:table-cell table:formula="of:=[.H17]-[.F17]" office:value-type="float" office:value="175.350972980261">
            <text:p>175.3509729803</text:p>
          </table:table-cell>
          <table:table-cell table:number-columns-repeated="13"/>
          <table:table-cell table:style-name="ce19" table:formula="of:=[.F17]/86400+1.5 - [.$X$3]" office:value-type="float" office:value="172.273957160035">
            <text:p>172.27396</text:p>
          </table:table-cell>
          <table:table-cell table:number-columns-repeated="1001"/>
        </table:table-row>
        <table:table-row table:style-name="ro2">
          <table:table-cell office:value-type="string">
            <text:p>172</text:p>
          </table:table-cell>
          <table:table-cell office:value-type="string">
            <text:p>0a49cb0d</text:p>
          </table:table-cell>
          <table:table-cell office:value-type="string">
            <text:p>d5485</text:p>
          </table:table-cell>
          <table:table-cell table:style-name="ce1" office:value-type="string">
            <text:p>0a49cbbd</text:p>
          </table:table-cell>
          <table:table-cell office:value-type="string">
            <text:p>367</text:p>
          </table:table-cell>
          <table:table-cell office:value-type="float" office:value="172608269.873605">
            <text:p>172608269.873605</text:p>
          </table:table-cell>
          <table:table-cell table:formula="of:=[.F18]/86400+1.5" office:value-type="float" office:value="1999.28090131487">
            <text:p>6/21/05 6:44</text:p>
          </table:table-cell>
          <table:table-cell office:value-type="float" office:value="172608445.222976">
            <text:p>172608445.222976</text:p>
          </table:table-cell>
          <table:table-cell table:formula="of:=[.H18]-[.F18]" office:value-type="float" office:value="175.349370986223">
            <text:p>175.3493709862</text:p>
          </table:table-cell>
          <table:table-cell table:number-columns-repeated="13"/>
          <table:table-cell table:style-name="ce19" table:formula="of:=[.F18]/86400+1.5 - [.$X$3]" office:value-type="float" office:value="172.280901314873">
            <text:p>172.28090</text:p>
          </table:table-cell>
          <table:table-cell table:number-columns-repeated="1001"/>
        </table:table-row>
        <table:table-row table:style-name="ro2">
          <table:table-cell office:value-type="string">
            <text:p>172</text:p>
          </table:table-cell>
          <table:table-cell office:value-type="string">
            <text:p>0a49cd65</text:p>
          </table:table-cell>
          <table:table-cell office:value-type="string">
            <text:p>d7140</text:p>
          </table:table-cell>
          <table:table-cell table:style-name="ce1" office:value-type="string">
            <text:p>0a49ce15</text:p>
          </table:table-cell>
          <table:table-cell office:value-type="string">
            <text:p>37e</text:p>
          </table:table-cell>
          <table:table-cell office:value-type="float" office:value="172608869.88096">
            <text:p>172608869.880960</text:p>
          </table:table-cell>
          <table:table-cell table:formula="of:=[.F19]/86400+1.5" office:value-type="float" office:value="1999.28784584444">
            <text:p>6/21/05 6:54</text:p>
          </table:table-cell>
          <table:table-cell office:value-type="float" office:value="172609045.228864">
            <text:p>172609045.228864</text:p>
          </table:table-cell>
          <table:table-cell table:formula="of:=[.H19]-[.F19]" office:value-type="float" office:value="175.347904026508">
            <text:p>175.3479040265</text:p>
          </table:table-cell>
          <table:table-cell table:number-columns-repeated="13"/>
          <table:table-cell table:style-name="ce19" table:formula="of:=[.F19]/86400+1.5 - [.$X$3]" office:value-type="float" office:value="172.287845844444">
            <text:p>172.28785</text:p>
          </table:table-cell>
          <table:table-cell table:number-columns-repeated="1001"/>
        </table:table-row>
        <table:table-row table:style-name="ro2">
          <table:table-cell office:value-type="string">
            <text:p>172</text:p>
          </table:table-cell>
          <table:table-cell office:value-type="string">
            <text:p>0a49cfbd</text:p>
          </table:table-cell>
          <table:table-cell office:value-type="string">
            <text:p>d8dfa</text:p>
          </table:table-cell>
          <table:table-cell table:style-name="ce1" office:value-type="string">
            <text:p>0a49d06d</text:p>
          </table:table-cell>
          <table:table-cell office:value-type="string">
            <text:p>395</text:p>
          </table:table-cell>
          <table:table-cell office:value-type="float" office:value="172609469.888314">
            <text:p>172609469.888314</text:p>
          </table:table-cell>
          <table:table-cell table:formula="of:=[.F20]/86400+1.5" office:value-type="float" office:value="1999.294790374">
            <text:p>6/21/05 7:04</text:p>
          </table:table-cell>
          <table:table-cell office:value-type="float" office:value="172609645.234752">
            <text:p>172609645.234752</text:p>
          </table:table-cell>
          <table:table-cell table:formula="of:=[.H20]-[.F20]" office:value-type="float" office:value="175.346437990665">
            <text:p>175.3464379907</text:p>
          </table:table-cell>
          <table:table-cell table:number-columns-repeated="13"/>
          <table:table-cell table:style-name="ce19" table:formula="of:=[.F20]/86400+1.5 - [.$X$3]" office:value-type="float" office:value="172.294790374005">
            <text:p>172.29479</text:p>
          </table:table-cell>
          <table:table-cell table:number-columns-repeated="1001"/>
        </table:table-row>
        <table:table-row table:style-name="ro2">
          <table:table-cell office:value-type="string">
            <text:p>172</text:p>
          </table:table-cell>
          <table:table-cell office:value-type="string">
            <text:p>0a49d215</text:p>
          </table:table-cell>
          <table:table-cell office:value-type="string">
            <text:p>daab5</text:p>
          </table:table-cell>
          <table:table-cell table:style-name="ce1" office:value-type="string">
            <text:p>0a49d2c5</text:p>
          </table:table-cell>
          <table:table-cell office:value-type="string">
            <text:p>3ac</text:p>
          </table:table-cell>
          <table:table-cell office:value-type="float" office:value="172610069.895669">
            <text:p>172610069.895669</text:p>
          </table:table-cell>
          <table:table-cell table:formula="of:=[.F21]/86400+1.5" office:value-type="float" office:value="1999.30173490358">
            <text:p>6/21/05 7:14</text:p>
          </table:table-cell>
          <table:table-cell office:value-type="float" office:value="172610245.24064">
            <text:p>172610245.240640</text:p>
          </table:table-cell>
          <table:table-cell table:formula="of:=[.H21]-[.F21]" office:value-type="float" office:value="175.344971001148">
            <text:p>175.3449710011</text:p>
          </table:table-cell>
          <table:table-cell table:number-columns-repeated="13"/>
          <table:table-cell table:style-name="ce19" table:formula="of:=[.F21]/86400+1.5 - [.$X$3]" office:value-type="float" office:value="172.301734903577">
            <text:p>172.30173</text:p>
          </table:table-cell>
          <table:table-cell table:number-columns-repeated="1001"/>
        </table:table-row>
        <table:table-row table:style-name="ro2">
          <table:table-cell office:value-type="string">
            <text:p>172</text:p>
          </table:table-cell>
          <table:table-cell office:value-type="string">
            <text:p>0a49d46d</text:p>
          </table:table-cell>
          <table:table-cell office:value-type="string">
            <text:p>dc76f</text:p>
          </table:table-cell>
          <table:table-cell table:style-name="ce1" office:value-type="string">
            <text:p>0a49d51d</text:p>
          </table:table-cell>
          <table:table-cell office:value-type="string">
            <text:p>3c3</text:p>
          </table:table-cell>
          <table:table-cell office:value-type="float" office:value="172610669.903023">
            <text:p>172610669.903023</text:p>
          </table:table-cell>
          <table:table-cell table:formula="of:=[.F22]/86400+1.5" office:value-type="float" office:value="1999.30867943314">
            <text:p>6/21/05 7:24</text:p>
          </table:table-cell>
          <table:table-cell office:value-type="float" office:value="172610845.246528">
            <text:p>172610845.246528</text:p>
          </table:table-cell>
          <table:table-cell table:formula="of:=[.H22]-[.F22]" office:value-type="float" office:value="175.343504995108">
            <text:p>175.3435049951</text:p>
          </table:table-cell>
          <table:table-cell table:number-columns-repeated="13"/>
          <table:table-cell table:style-name="ce19" table:formula="of:=[.F22]/86400+1.5 - [.$X$3]" office:value-type="float" office:value="172.308679433137">
            <text:p>172.30868</text:p>
          </table:table-cell>
          <table:table-cell table:number-columns-repeated="1001"/>
        </table:table-row>
        <table:table-row table:style-name="ro2">
          <table:table-cell office:value-type="string">
            <text:p>176</text:p>
          </table:table-cell>
          <table:table-cell office:value-type="string">
            <text:p>0a4f38b4</text:p>
          </table:table-cell>
          <table:table-cell office:value-type="string">
            <text:p>1549a</text:p>
          </table:table-cell>
          <table:table-cell table:style-name="ce1" office:value-type="string">
            <text:p>0a4f3962</text:p>
          </table:table-cell>
          <table:table-cell office:value-type="string">
            <text:p>84b</text:p>
          </table:table-cell>
          <table:table-cell office:value-type="float" office:value="172964020.087194">
            <text:p>172964020.087194</text:p>
          </table:table-cell>
          <table:table-cell table:formula="of:=[.F23]/86400+1.5" office:value-type="float" office:value="2003.39838063882">
            <text:p>6/25/05 9:33</text:p>
          </table:table-cell>
          <table:table-cell office:value-type="float" office:value="172964194.543488">
            <text:p>172964194.543488</text:p>
          </table:table-cell>
          <table:table-cell table:formula="of:=[.H23]-[.F23]" office:value-type="float" office:value="174.456294000149">
            <text:p>174.4562940001</text:p>
          </table:table-cell>
          <table:table-cell table:number-columns-repeated="13"/>
          <table:table-cell table:style-name="ce19" table:formula="of:=[.F23]/86400+1.5 - [.$X$3]" office:value-type="float" office:value="176.398380638819">
            <text:p>176.39838</text:p>
          </table:table-cell>
          <table:table-cell table:number-columns-repeated="1001"/>
        </table:table-row>
        <table:table-row table:style-name="ro2">
          <table:table-cell office:value-type="string">
            <text:p>176</text:p>
          </table:table-cell>
          <table:table-cell office:value-type="string">
            <text:p>0a4f3b0c</text:p>
          </table:table-cell>
          <table:table-cell office:value-type="string">
            <text:p>1718e</text:p>
          </table:table-cell>
          <table:table-cell table:style-name="ce1" office:value-type="string">
            <text:p>0a4f3bba</text:p>
          </table:table-cell>
          <table:table-cell office:value-type="string">
            <text:p>862</text:p>
          </table:table-cell>
          <table:table-cell office:value-type="float" office:value="172964620.094606">
            <text:p>172964620.094606</text:p>
          </table:table-cell>
          <table:table-cell table:formula="of:=[.F24]/86400+1.5" office:value-type="float" office:value="2003.40532516905">
            <text:p>6/25/05 9:43</text:p>
          </table:table-cell>
          <table:table-cell office:value-type="float" office:value="172964794.549376">
            <text:p>172964794.549376</text:p>
          </table:table-cell>
          <table:table-cell table:formula="of:=[.H24]-[.F24]" office:value-type="float" office:value="174.454769998789">
            <text:p>174.4547699988</text:p>
          </table:table-cell>
          <table:table-cell table:number-columns-repeated="13"/>
          <table:table-cell table:style-name="ce19" table:formula="of:=[.F24]/86400+1.5 - [.$X$3]" office:value-type="float" office:value="176.405325169051">
            <text:p>176.40533</text:p>
          </table:table-cell>
          <table:table-cell table:number-columns-repeated="1001"/>
        </table:table-row>
        <table:table-row table:style-name="ro2">
          <table:table-cell office:value-type="string">
            <text:p>176</text:p>
          </table:table-cell>
          <table:table-cell office:value-type="string">
            <text:p>0a4f3d64</text:p>
          </table:table-cell>
          <table:table-cell office:value-type="string">
            <text:p>1100e</text:p>
          </table:table-cell>
          <table:table-cell table:style-name="ce1" office:value-type="string">
            <text:p>0a4f3e12</text:p>
          </table:table-cell>
          <table:table-cell office:value-type="string">
            <text:p>7fb</text:p>
          </table:table-cell>
          <table:table-cell office:value-type="float" office:value="172965220.069646">
            <text:p>172965220.069646</text:p>
          </table:table-cell>
          <table:table-cell table:formula="of:=[.F25]/86400+1.5" office:value-type="float" office:value="2003.41226932461">
            <text:p>6/25/05 9:53</text:p>
          </table:table-cell>
          <table:table-cell office:value-type="float" office:value="172965394.523008">
            <text:p>172965394.523008</text:p>
          </table:table-cell>
          <table:table-cell table:formula="of:=[.H25]-[.F25]" office:value-type="float" office:value="174.453361988068">
            <text:p>174.4533619881</text:p>
          </table:table-cell>
          <table:table-cell table:number-columns-repeated="13"/>
          <table:table-cell table:style-name="ce19" table:formula="of:=[.F25]/86400+1.5 - [.$X$3]" office:value-type="float" office:value="176.412269324607">
            <text:p>176.41227</text:p>
          </table:table-cell>
          <table:table-cell table:number-columns-repeated="1001"/>
        </table:table-row>
        <table:table-row table:style-name="ro2">
          <table:table-cell office:value-type="string">
            <text:p>176</text:p>
          </table:table-cell>
          <table:table-cell office:value-type="string">
            <text:p>0a4f3fbc</text:p>
          </table:table-cell>
          <table:table-cell office:value-type="string">
            <text:p>12d0a</text:p>
          </table:table-cell>
          <table:table-cell table:style-name="ce1" office:value-type="string">
            <text:p>0a4f406a</text:p>
          </table:table-cell>
          <table:table-cell office:value-type="string">
            <text:p>812</text:p>
          </table:table-cell>
          <table:table-cell office:value-type="float" office:value="172965820.077066">
            <text:p>172965820.077066</text:p>
          </table:table-cell>
          <table:table-cell table:formula="of:=[.F26]/86400+1.5" office:value-type="float" office:value="2003.41921385493">
            <text:p>6/25/05 10:03</text:p>
          </table:table-cell>
          <table:table-cell office:value-type="float" office:value="172965994.528896">
            <text:p>172965994.528896</text:p>
          </table:table-cell>
          <table:table-cell table:formula="of:=[.H26]-[.F26]" office:value-type="float" office:value="174.451829999685">
            <text:p>174.4518299997</text:p>
          </table:table-cell>
          <table:table-cell table:number-columns-repeated="13"/>
          <table:table-cell table:style-name="ce19" table:formula="of:=[.F26]/86400+1.5 - [.$X$3]" office:value-type="float" office:value="176.419213854931">
            <text:p>176.41921</text:p>
          </table:table-cell>
          <table:table-cell table:number-columns-repeated="1001"/>
        </table:table-row>
        <table:table-row table:style-name="ro2">
          <table:table-cell office:value-type="string">
            <text:p>176</text:p>
          </table:table-cell>
          <table:table-cell office:value-type="string">
            <text:p>0a4f4214</text:p>
          </table:table-cell>
          <table:table-cell office:value-type="string">
            <text:p>14a0a</text:p>
          </table:table-cell>
          <table:table-cell table:style-name="ce1" office:value-type="string">
            <text:p>0a4f42c2</text:p>
          </table:table-cell>
          <table:table-cell office:value-type="string">
            <text:p>829</text:p>
          </table:table-cell>
          <table:table-cell office:value-type="float" office:value="172966420.08449">
            <text:p>172966420.084490</text:p>
          </table:table-cell>
          <table:table-cell table:formula="of:=[.F27]/86400+1.5" office:value-type="float" office:value="2003.4261583853">
            <text:p>6/25/05 10:13</text:p>
          </table:table-cell>
          <table:table-cell office:value-type="float" office:value="172966594.534784">
            <text:p>172966594.534784</text:p>
          </table:table-cell>
          <table:table-cell table:formula="of:=[.H27]-[.F27]" office:value-type="float" office:value="174.450293987989">
            <text:p>174.450293988</text:p>
          </table:table-cell>
          <table:table-cell table:number-columns-repeated="13"/>
          <table:table-cell table:style-name="ce19" table:formula="of:=[.F27]/86400+1.5 - [.$X$3]" office:value-type="float" office:value="176.426158385301">
            <text:p>176.42616</text:p>
          </table:table-cell>
          <table:table-cell table:number-columns-repeated="1001"/>
        </table:table-row>
        <table:table-row table:style-name="ro2">
          <table:table-cell office:value-type="string">
            <text:p>176</text:p>
          </table:table-cell>
          <table:table-cell office:value-type="string">
            <text:p>0a4f446c</text:p>
          </table:table-cell>
          <table:table-cell office:value-type="string">
            <text:p>1670c</text:p>
          </table:table-cell>
          <table:table-cell table:style-name="ce1" office:value-type="string">
            <text:p>0a4f451a</text:p>
          </table:table-cell>
          <table:table-cell office:value-type="string">
            <text:p>83f</text:p>
          </table:table-cell>
          <table:table-cell office:value-type="float" office:value="172967020.091916">
            <text:p>172967020.091916</text:p>
          </table:table-cell>
          <table:table-cell table:formula="of:=[.F28]/86400+1.5" office:value-type="float" office:value="2003.43310291569">
            <text:p>6/25/05 10:23</text:p>
          </table:table-cell>
          <table:table-cell office:value-type="float" office:value="172967194.540416">
            <text:p>172967194.540416</text:p>
          </table:table-cell>
          <table:table-cell table:formula="of:=[.H28]-[.F28]" office:value-type="float" office:value="174.448500007391">
            <text:p>174.4485000074</text:p>
          </table:table-cell>
          <table:table-cell table:number-columns-repeated="13"/>
          <table:table-cell table:style-name="ce19" table:formula="of:=[.F28]/86400+1.5 - [.$X$3]" office:value-type="float" office:value="176.433102915694">
            <text:p>176.43310</text:p>
          </table:table-cell>
          <table:table-cell table:number-columns-repeated="1001"/>
        </table:table-row>
        <table:table-row table:style-name="ro2">
          <table:table-cell office:value-type="string">
            <text:p>176</text:p>
          </table:table-cell>
          <table:table-cell office:value-type="string">
            <text:p>0a4f46c4</text:p>
          </table:table-cell>
          <table:table-cell office:value-type="string">
            <text:p>1840f</text:p>
          </table:table-cell>
          <table:table-cell table:style-name="ce1" office:value-type="string">
            <text:p>0a4f4772</text:p>
          </table:table-cell>
          <table:table-cell office:value-type="string">
            <text:p>856</text:p>
          </table:table-cell>
          <table:table-cell office:value-type="float" office:value="172967620.099343">
            <text:p>172967620.099343</text:p>
          </table:table-cell>
          <table:table-cell table:formula="of:=[.F29]/86400+1.5" office:value-type="float" office:value="2003.4400474461">
            <text:p>6/25/05 10:33</text:p>
          </table:table-cell>
          <table:table-cell office:value-type="float" office:value="172967794.546304">
            <text:p>172967794.546304</text:p>
          </table:table-cell>
          <table:table-cell table:formula="of:=[.H29]-[.F29]" office:value-type="float" office:value="174.446960985661">
            <text:p>174.4469609857</text:p>
          </table:table-cell>
          <table:table-cell table:number-columns-repeated="13"/>
          <table:table-cell table:style-name="ce19" table:formula="of:=[.F29]/86400+1.5 - [.$X$3]" office:value-type="float" office:value="176.440047446099">
            <text:p>176.44005</text:p>
          </table:table-cell>
          <table:table-cell table:number-columns-repeated="1001"/>
        </table:table-row>
        <table:table-row table:style-name="ro2">
          <table:table-cell office:value-type="string">
            <text:p>177</text:p>
          </table:table-cell>
          <table:table-cell office:value-type="string">
            <text:p>0a506998</text:p>
          </table:table-cell>
          <table:table-cell office:value-type="string">
            <text:p>1bd94</text:p>
          </table:table-cell>
          <table:table-cell table:style-name="ce1" office:value-type="string">
            <text:p>0a506a46</text:p>
          </table:table-cell>
          <table:table-cell office:value-type="string">
            <text:p>589</text:p>
          </table:table-cell>
          <table:table-cell office:value-type="float" office:value="173042072.114068">
            <text:p>173042072.114068</text:p>
          </table:table-cell>
          <table:table-cell table:formula="of:=[.F30]/86400+1.5" office:value-type="float" office:value="2004.30176057949">
            <text:p>6/26/05 7:14</text:p>
          </table:table-cell>
          <table:table-cell office:value-type="float" office:value="173042246.362752">
            <text:p>173042246.362752</text:p>
          </table:table-cell>
          <table:table-cell table:formula="of:=[.H30]-[.F30]" office:value-type="float" office:value="174.248683989048">
            <text:p>174.248683989</text:p>
          </table:table-cell>
          <table:table-cell table:number-columns-repeated="13"/>
          <table:table-cell table:style-name="ce19" table:formula="of:=[.F30]/86400+1.5 - [.$X$3]" office:value-type="float" office:value="177.301760579491">
            <text:p>177.30176</text:p>
          </table:table-cell>
          <table:table-cell table:number-columns-repeated="1001"/>
        </table:table-row>
        <table:table-row table:style-name="ro2">
          <table:table-cell office:value-type="string">
            <text:p>177</text:p>
          </table:table-cell>
          <table:table-cell office:value-type="string">
            <text:p>0a506bf0</text:p>
          </table:table-cell>
          <table:table-cell office:value-type="string">
            <text:p>15c70</text:p>
          </table:table-cell>
          <table:table-cell table:style-name="ce1" office:value-type="string">
            <text:p>0a506c9e</text:p>
          </table:table-cell>
          <table:table-cell office:value-type="string">
            <text:p>521</text:p>
          </table:table-cell>
          <table:table-cell office:value-type="float" office:value="173042672.0892">
            <text:p>173042672.089200</text:p>
          </table:table-cell>
          <table:table-cell table:formula="of:=[.F31]/86400+1.5" office:value-type="float" office:value="2004.30870473611">
            <text:p>6/26/05 7:24</text:p>
          </table:table-cell>
          <table:table-cell office:value-type="float" office:value="173042846.336128">
            <text:p>173042846.336128</text:p>
          </table:table-cell>
          <table:table-cell table:formula="of:=[.H31]-[.F31]" office:value-type="float" office:value="174.246928006411">
            <text:p>174.2469280064</text:p>
          </table:table-cell>
          <table:table-cell table:number-columns-repeated="13"/>
          <table:table-cell table:style-name="ce19" table:formula="of:=[.F31]/86400+1.5 - [.$X$3]" office:value-type="float" office:value="177.308704736111">
            <text:p>177.30870</text:p>
          </table:table-cell>
          <table:table-cell table:number-columns-repeated="1001"/>
        </table:table-row>
        <table:table-row table:style-name="ro2">
          <table:table-cell office:value-type="string">
            <text:p>177</text:p>
          </table:table-cell>
          <table:table-cell office:value-type="string">
            <text:p>0a506e48</text:p>
          </table:table-cell>
          <table:table-cell office:value-type="string">
            <text:p>179c1</text:p>
          </table:table-cell>
          <table:table-cell table:style-name="ce1" office:value-type="string">
            <text:p>0a506ef6</text:p>
          </table:table-cell>
          <table:table-cell office:value-type="string">
            <text:p>538</text:p>
          </table:table-cell>
          <table:table-cell office:value-type="float" office:value="173043272.096705">
            <text:p>173043272.096705</text:p>
          </table:table-cell>
          <table:table-cell table:formula="of:=[.F32]/86400+1.5" office:value-type="float" office:value="2004.31564926742">
            <text:p>6/26/05 7:34</text:p>
          </table:table-cell>
          <table:table-cell office:value-type="float" office:value="173043446.342016">
            <text:p>173043446.342016</text:p>
          </table:table-cell>
          <table:table-cell table:formula="of:=[.H32]-[.F32]" office:value-type="float" office:value="174.245311021805">
            <text:p>174.2453110218</text:p>
          </table:table-cell>
          <table:table-cell table:number-columns-repeated="13"/>
          <table:table-cell table:style-name="ce19" table:formula="of:=[.F32]/86400+1.5 - [.$X$3]" office:value-type="float" office:value="177.315649267419">
            <text:p>177.31565</text:p>
          </table:table-cell>
          <table:table-cell table:number-columns-repeated="1001"/>
        </table:table-row>
        <table:table-row table:style-name="ro2">
          <table:table-cell office:value-type="string">
            <text:p>177</text:p>
          </table:table-cell>
          <table:table-cell office:value-type="string">
            <text:p>0a5070a0</text:p>
          </table:table-cell>
          <table:table-cell office:value-type="float" office:value="19712">
            <text:p>19712</text:p>
          </table:table-cell>
          <table:table-cell table:style-name="ce1" office:value-type="string">
            <text:p>0a50714e</text:p>
          </table:table-cell>
          <table:table-cell office:value-type="string">
            <text:p>54f</text:p>
          </table:table-cell>
          <table:table-cell office:value-type="float" office:value="173043872.10421">
            <text:p>173043872.104210</text:p>
          </table:table-cell>
          <table:table-cell table:formula="of:=[.F33]/86400+1.5" office:value-type="float" office:value="2004.32259379873">
            <text:p>6/26/05 7:44</text:p>
          </table:table-cell>
          <table:table-cell office:value-type="float" office:value="173044046.347904">
            <text:p>173044046.347904</text:p>
          </table:table-cell>
          <table:table-cell table:formula="of:=[.H33]-[.F33]" office:value-type="float" office:value="174.243694007397">
            <text:p>174.2436940074</text:p>
          </table:table-cell>
          <table:table-cell table:number-columns-repeated="13"/>
          <table:table-cell table:style-name="ce19" table:formula="of:=[.F33]/86400+1.5 - [.$X$3]" office:value-type="float" office:value="177.322593798727">
            <text:p>177.32259</text:p>
          </table:table-cell>
          <table:table-cell table:number-columns-repeated="1001"/>
        </table:table-row>
        <table:table-row table:style-name="ro2">
          <table:table-cell office:value-type="string">
            <text:p>177</text:p>
          </table:table-cell>
          <table:table-cell office:value-type="string">
            <text:p>0a5072f8</text:p>
          </table:table-cell>
          <table:table-cell office:value-type="string">
            <text:p>1b462</text:p>
          </table:table-cell>
          <table:table-cell table:style-name="ce1" office:value-type="string">
            <text:p>0a5073a6</text:p>
          </table:table-cell>
          <table:table-cell office:value-type="string">
            <text:p>566</text:p>
          </table:table-cell>
          <table:table-cell office:value-type="float" office:value="173044472.111714">
            <text:p>173044472.111714</text:p>
          </table:table-cell>
          <table:table-cell table:formula="of:=[.F34]/86400+1.5" office:value-type="float" office:value="2004.32953833002">
            <text:p>6/26/05 7:54</text:p>
          </table:table-cell>
          <table:table-cell office:value-type="float" office:value="173044646.353792">
            <text:p>173044646.353792</text:p>
          </table:table-cell>
          <table:table-cell table:formula="of:=[.H34]-[.F34]" office:value-type="float" office:value="174.242078006268">
            <text:p>174.2420780063</text:p>
          </table:table-cell>
          <table:table-cell table:number-columns-repeated="13"/>
          <table:table-cell table:style-name="ce19" table:formula="of:=[.F34]/86400+1.5 - [.$X$3]" office:value-type="float" office:value="177.329538330023">
            <text:p>177.32954</text:p>
          </table:table-cell>
          <table:table-cell table:number-columns-repeated="1001"/>
        </table:table-row>
        <table:table-row table:style-name="ro2">
          <table:table-cell office:value-type="string">
            <text:p>177</text:p>
          </table:table-cell>
          <table:table-cell office:value-type="string">
            <text:p>0a507550</text:p>
          </table:table-cell>
          <table:table-cell office:value-type="float" office:value="15338">
            <text:p>15338</text:p>
          </table:table-cell>
          <table:table-cell table:style-name="ce1" office:value-type="string">
            <text:p>0a5075fe</text:p>
          </table:table-cell>
          <table:table-cell office:value-type="string">
            <text:p>4fe</text:p>
          </table:table-cell>
          <table:table-cell office:value-type="float" office:value="173045072.08684">
            <text:p>173045072.086840</text:p>
          </table:table-cell>
          <table:table-cell table:formula="of:=[.F35]/86400+1.5" office:value-type="float" office:value="2004.33648248657">
            <text:p>6/26/05 8:04</text:p>
          </table:table-cell>
          <table:table-cell office:value-type="float" office:value="173045246.327168">
            <text:p>173045246.327168</text:p>
          </table:table-cell>
          <table:table-cell table:formula="of:=[.H35]-[.F35]" office:value-type="float" office:value="174.240327984095">
            <text:p>174.2403279841</text:p>
          </table:table-cell>
          <table:table-cell table:number-columns-repeated="13"/>
          <table:table-cell table:style-name="ce19" table:formula="of:=[.F35]/86400+1.5 - [.$X$3]" office:value-type="float" office:value="177.336482486574">
            <text:p>177.33648</text:p>
          </table:table-cell>
          <table:table-cell table:number-columns-repeated="1001"/>
        </table:table-row>
        <table:table-row table:style-name="ro2">
          <table:table-cell office:value-type="string">
            <text:p>177</text:p>
          </table:table-cell>
          <table:table-cell office:value-type="string">
            <text:p>0a5077a8</text:p>
          </table:table-cell>
          <table:table-cell office:value-type="float" office:value="17083">
            <text:p>17083</text:p>
          </table:table-cell>
          <table:table-cell table:style-name="ce1" office:value-type="string">
            <text:p>0a507856</text:p>
          </table:table-cell>
          <table:table-cell office:value-type="string">
            <text:p>515</text:p>
          </table:table-cell>
          <table:table-cell office:value-type="float" office:value="173045672.094339">
            <text:p>173045672.094339</text:p>
          </table:table-cell>
          <table:table-cell table:formula="of:=[.F36]/86400+1.5" office:value-type="float" office:value="2004.34342701781">
            <text:p>6/26/05 8:14</text:p>
          </table:table-cell>
          <table:table-cell office:value-type="float" office:value="173045846.333056">
            <text:p>173045846.333056</text:p>
          </table:table-cell>
          <table:table-cell table:formula="of:=[.H36]-[.F36]" office:value-type="float" office:value="174.238716989756">
            <text:p>174.2387169898</text:p>
          </table:table-cell>
          <table:table-cell table:number-columns-repeated="13"/>
          <table:table-cell table:style-name="ce19" table:formula="of:=[.F36]/86400+1.5 - [.$X$3]" office:value-type="float" office:value="177.343427017813">
            <text:p>177.34343</text:p>
          </table:table-cell>
          <table:table-cell table:number-columns-repeated="1001"/>
        </table:table-row>
        <table:table-row table:style-name="ro1">
          <table:table-cell table:number-columns-repeated="5"/>
          <table:table-cell office:value-type="string">
            <text:p>HEX2DEC(Bx)+HEX2DEC(Cx)/100000</text:p>
          </table:table-cell>
          <table:table-cell/>
          <table:table-cell office:value-type="string">
            <text:p>HEX2DEC(Dx)+HEX2DEC(Ex)/100000</text:p>
          </table:table-cell>
          <table:table-cell table:number-columns-repeated="1016"/>
        </table:table-row>
        <table:table-row table:style-name="ro1">
          <table:table-cell table:style-name="ce3" office:value-type="string" table:number-columns-spanned="3" table:number-rows-spanned="1">
            <text:p>Possible bad point:</text:p>
          </table:table-cell>
          <table:covered-table-cell table:number-columns-repeated="2" table:style-name="ce5"/>
          <table:table-cell table:number-columns-repeated="1021"/>
        </table:table-row>
        <table:table-row table:style-name="ro2">
          <table:table-cell office:value-type="string">
            <text:p>181</text:p>
          </table:table-cell>
          <table:table-cell office:value-type="string">
            <text:p>0a561dd6</text:p>
          </table:table-cell>
          <table:table-cell office:value-type="string">
            <text:p>61ffa</text:p>
          </table:table-cell>
          <table:table-cell table:style-name="ce1" office:value-type="string">
            <text:p>0a561e83</text:p>
          </table:table-cell>
          <table:table-cell office:value-type="string">
            <text:p>53d</text:p>
          </table:table-cell>
          <table:table-cell office:value-type="float" office:value="173415894.401402">
            <text:p>173415894.401402</text:p>
          </table:table-cell>
          <table:table-cell table:formula="of:=[.F39]/86400+1.5" office:value-type="float" office:value="2008.62840742363">
            <text:p>6/30/05 15:04</text:p>
          </table:table-cell>
          <table:table-cell office:value-type="float" office:value="173416067.343296">
            <text:p>173416067.343296</text:p>
          </table:table-cell>
          <table:table-cell table:formula="of:=[.H39]-[.F39]" office:value-type="float" office:value="172.941893994808">
            <text:p>172.9418939948</text:p>
          </table:table-cell>
          <table:table-cell table:number-columns-repeated="13"/>
          <table:table-cell table:style-name="ce19" table:formula="of:=[.F39]/86400+1.5 - [.$X$3]" office:value-type="float" office:value="181.628407423634">
            <text:p>181.62841</text:p>
          </table:table-cell>
          <table:table-cell table:number-columns-repeated="1001"/>
        </table:table-row>
        <table:table-row table:style-name="ro1">
          <table:table-cell table:number-columns-repeated="1024"/>
        </table:table-row>
        <table:table-row table:style-name="ro2">
          <table:table-cell table:number-columns-repeated="4"/>
          <table:table-cell table:style-name="ce9" office:value-type="string">
            <text:p>TOI:</text:p>
          </table:table-cell>
          <table:table-cell office:value-type="float" office:value="173727702.851562">
            <text:p>173727702.851562</text:p>
          </table:table-cell>
          <table:table-cell table:formula="of:=[.F41]/86400+1.5" office:value-type="float" office:value="2012.23730152271">
            <text:p>7/4/05 5:41</text:p>
          </table:table-cell>
          <table:table-cell office:value-type="float" office:value="173727875.410156">
            <text:p>173727875.410156</text:p>
          </table:table-cell>
          <table:table-cell table:formula="of:=[.H41]-[.F41]" office:value-type="float" office:value="172.558594018221">
            <text:p>172.5585940182</text:p>
          </table:table-cell>
          <table:table-cell table:number-columns-repeated="13"/>
          <table:table-cell table:style-name="ce19" table:formula="of:=[.F41]/86400+1.5 - [.$X$3]" office:value-type="float" office:value="185.237301522708">
            <text:p>185.23730</text:p>
          </table:table-cell>
          <table:table-cell table:number-columns-repeated="1001"/>
        </table:table-row>
        <table:table-row table:style-name="ro1">
          <table:table-cell table:number-columns-repeated="4"/>
          <table:table-cell table:style-name="ce9" office:value-type="string">
            <text:p>TOI:</text:p>
          </table:table-cell>
          <table:table-cell table:style-name="ce12" table:formula="of:=&quot;Flash:  1/173727702.218&quot;" office:value-type="string" office:string-value="Flash:  1/173727702.218">
            <text:p>Flash: <text:s/>1/173727702.218</text:p>
          </table:table-cell>
          <table:table-cell/>
          <table:table-cell table:style-name="ce12" table:formula="of:=&quot;DW:  1/173727875.105&quot;" office:value-type="string" office:string-value="DW:  1/173727875.105">
            <text:p>DW: <text:s/>1/173727875.105</text:p>
          </table:table-cell>
          <table:table-cell table:number-columns-repeated="1016"/>
        </table:table-row>
        <table:table-row table:style-name="ro2">
          <table:table-cell table:number-columns-repeated="1024"/>
        </table:table-row>
        <table:table-row table:style-name="ro2">
          <table:table-cell/>
          <table:table-cell table:style-name="ce6" office:value-type="string" table:number-columns-spanned="4" table:number-rows-spanned="1">
            <text:p>2005-185T05:44:36 per SCLK kernels</text:p>
          </table:table-cell>
          <table:covered-table-cell table:number-columns-repeated="3" table:style-name="ce9"/>
          <table:table-cell office:value-type="float" office:value="173727704.585937">
            <text:p>173727704.585937</text:p>
          </table:table-cell>
          <table:table-cell table:formula="of:=[.F44]/86400+1.5" office:value-type="float" office:value="2012.23732159649">
            <text:p>7/4/05 5:41</text:p>
          </table:table-cell>
          <table:table-cell office:value-type="float" office:value="173727875.410156">
            <text:p>173727875.410156</text:p>
          </table:table-cell>
          <table:table-cell table:formula="of:=[.H44]-[.F44]" office:value-type="float" office:value="170.824219018221">
            <text:p>170.8242190182</text:p>
          </table:table-cell>
          <table:table-cell table:number-columns-repeated="13"/>
          <table:table-cell table:style-name="ce19" table:formula="of:=[.F44]/86400+1.5 - [.$X$3]" office:value-type="float" office:value="185.237321596493">
            <text:p>185.23732</text:p>
          </table:table-cell>
          <table:table-cell table:number-columns-repeated="1001"/>
        </table:table-row>
        <table:table-row table:style-name="ro1">
          <table:table-cell table:number-columns-repeated="4"/>
          <table:table-cell table:style-name="ce9" office:value-type="string">
            <text:p>SCLK:</text:p>
          </table:table-cell>
          <table:table-cell table:style-name="ce12" office:value-type="string">
            <text:p>1/0173727704.150</text:p>
          </table:table-cell>
          <table:table-cell/>
          <table:table-cell table:style-name="ce12" table:formula="of:=&quot;1/173727875.105&quot;" office:value-type="string" office:string-value="1/173727875.105">
            <text:p>1/173727875.105</text:p>
          </table:table-cell>
          <table:table-cell table:number-columns-repeated="1016"/>
        </table:table-row>
        <table:table-row table:style-name="ro1">
          <table:table-cell table:number-columns-repeated="5"/>
          <table:table-cell table:style-name="ce13" office:value-type="string" table:number-columns-spanned="2" table:number-rows-spanned="1">
            <text:p>dif_sclkscet_00015_science.tsc</text:p>
          </table:table-cell>
          <table:covered-table-cell table:style-name="ce5"/>
          <table:table-cell table:style-name="ce16" office:value-type="string" table:number-columns-spanned="2" table:number-rows-spanned="1">
            <text:p>dii_sclkscet_00008.tsc</text:p>
          </table:table-cell>
          <table:covered-table-cell table:style-name="ce5"/>
          <table:table-cell table:number-columns-repeated="1015"/>
        </table:table-row>
        <table:table-row table:style-name="ro1" table:number-rows-repeated="1048529">
          <table:table-cell table:number-columns-repeated="1024"/>
        </table:table-row>
        <table:table-row table:style-name="ro1">
          <table:table-cell table:number-columns-repeated="1024"/>
        </table:table-row>
      </table:table>
      <table:table table:name="ImpTimeCorrFinal" table:style-name="ta2">
        <office:forms form:automatic-focus="false" form:apply-design-mode="false"/>
        <table:shapes>
          <draw:custom-shape draw:z-index="0" draw:name="Text 1" draw:style-name="gr1" draw:text-style-name="P2" svg:width="13.052in" svg:height="2.4059in" svg:x="0.1945in" svg:y="9.1374in">
            <text:p text:style-name="P1"><text:span text:style-name="T1">Notes:</text:span></text:p>
            <text:p text:style-name="P1"><text:span text:style-name="T1">This data was compiled from Impactor Time Correlation packets and Flyby External VTC Latch packets between DOY 170 and 181. There were additional packets generated during DOY 173, 175 and 176 that were not reprocessed (to save processing time).</text:span></text:p>
            <text:p text:style-name="P1"><text:span text:style-name="T1"/></text:p>
            <text:p text:style-name="P1"><text:span text:style-name="T1">The Impactor timestamp from the Time Correlation packet was corrected to have a "missing nibble" inserted into the most-significant 4 locations in the subseconds value. The value in the packet and in the </text:span><text:span text:style-name="T2">original</text:span><text:span text:style-name="T1"> TIS processing was actually bits 15:8 of the 20-bit subseconds value, but should have been bits 19:12. With the insertion of the missing nibble, the subseconds value now has 12 bits of information. The missing nibble was identified by bounding the subseconds value between the time the command was distributed (from the immediate command log) and the latest time the timestamp could have been generated based on software execution rates and downlink frame rates. Confidence was also gained by checking the packet timestamps from packets before and after the time correlation packet in the transfer frame.</text:span></text:p>
            <text:p text:style-name="P1"><text:span text:style-name="T1"/></text:p>
            <text:p text:style-name="P1"><text:span text:style-name="T1">The Flyby timestamp from the External VTC Latch packet has been corrected (from the original TIS-processed data) to have the correct subseconds value. The subseconds value in the </text:span><text:span text:style-name="T2">original</text:span><text:span text:style-name="T1"> TIS processing was actually the least significant 8 bits placed in the most significant 8 locations of a 20-bit subseconds value. The full 20-bit value was available in the packet and was extracted manually to produce these results.</text:span></text:p>
            <text:p text:style-name="P1"><text:span text:style-name="T1"/></text:p>
            <text:p text:style-name="P1"><text:span text:style-name="T1">- A. Walsh (awalsh@ball.com) 12/16/05</text:span></text:p>
            <draw:enhanced-geometry svg:viewBox="0 0 21600 21600" draw:type="mso-spt202" draw:enhanced-path="M 0 0 L 21600 0 21600 21600 0 21600 0 0 Z N"/>
          </draw:custom-shape>
          <draw:frame draw:z-index="1" draw:style-name="gr2" svg:width="15.7035in" svg:height="9.6531in" svg:x="9.3669in" svg:y="0in">
            <draw:object draw:notify-on-update-of-ranges="ImpTimeCorrFinal.I30:ImpTimeCorrFinal.I36 ImpTimeCorrFinal.I3:ImpTimeCorrFinal.I8 ImpTimeCorrFinal.G3:ImpTimeCorrFinal.G8 ImpTimeCorrFinal.I9:ImpTimeCorrFinal.I15 ImpTimeCorrFinal.G9:ImpTimeCorrFinal.G15 ImpTimeCorrFinal.I16:ImpTimeCorrFinal.I22 ImpTimeCorrFinal.G16:ImpTimeCorrFinal.G22 ImpTimeCorrFinal.I23:ImpTimeCorrFinal.I29 ImpTimeCorrFinal.G23:ImpTimeCorrFinal.G29 ImpTimeCorrFinal.I30:ImpTimeCorrFinal.I36 ImpTimeCorrFinal.G30:ImpTimeCorrFinal.G36 ImpTimeCorrFinal.G3:ImpTimeCorrFinal.G36 ImpTimeCorrFinal.I3:ImpTimeCorrFinal.I36 ImpTimeCorrFinal.G39:ImpTimeCorrFinal.G39 ImpTimeCorrFinal.A38:ImpTimeCorrFinal.A38 ImpTimeCorrFinal.I39:ImpTimeCorrFinal.I39 ImpTimeCorrFinal.G41:ImpTimeCorrFinal.G41 ImpTimeCorrFinal.E41:ImpTimeCorrFinal.E41 ImpTimeCorrFinal.I41:ImpTimeCorrFinal.I41" xlink:href="./Object 2" xlink:type="simple" xlink:show="embed" xlink:actuate="onLoad"/>
            <draw:image xlink:href="./ObjectReplacements/Object 2" xlink:type="simple" xlink:show="embed" xlink:actuate="onLoad"/>
          </draw:frame>
        </table:shapes>
        <table:table-column table:style-name="co1" table:default-cell-style-name="ce1"/>
        <table:table-column table:style-name="co2" table:default-cell-style-name="ce1"/>
        <table:table-column table:style-name="co3" table:default-cell-style-name="ce8"/>
        <table:table-column table:style-name="co4" table:default-cell-style-name="Default"/>
        <table:table-column table:style-name="co12" table:default-cell-style-name="ce1"/>
        <table:table-column table:style-name="co13" table:default-cell-style-name="ce48"/>
        <table:table-column table:style-name="co14" table:default-cell-style-name="ce14"/>
        <table:table-column table:style-name="co15" table:default-cell-style-name="ce48"/>
        <table:table-column table:style-name="co16" table:default-cell-style-name="ce48"/>
        <table:table-column table:style-name="co4" table:number-columns-repeated="13" table:default-cell-style-name="Default"/>
        <table:table-column table:style-name="co10" table:default-cell-style-name="Default"/>
        <table:table-column table:style-name="co11" table:default-cell-style-name="Default"/>
        <table:table-column table:style-name="co4" table:number-columns-repeated="1000" table:default-cell-style-name="Default"/>
        <table:table-row table:style-name="ro2">
          <table:table-cell/>
          <table:table-cell table:style-name="ce4" office:value-type="string" table:number-columns-spanned="2" table:number-rows-spanned="1">
            <text:p>Flyby SCLK (VTC)</text:p>
          </table:table-cell>
          <table:covered-table-cell table:style-name="ce2"/>
          <table:table-cell table:style-name="ce4" office:value-type="string" table:number-columns-spanned="2" table:number-rows-spanned="1">
            <text:p>Impactor SCLK(VTC)</text:p>
          </table:table-cell>
          <table:covered-table-cell table:style-name="ce2"/>
          <table:table-cell table:style-name="ce42" office:value-type="string">
            <text:p>Flyby SCLK (VTC)</text:p>
          </table:table-cell>
          <table:table-cell office:value-type="string">
            <text:p>Flyby SCLK (VTC)</text:p>
          </table:table-cell>
          <table:table-cell table:style-name="ce42" office:value-type="string">
            <text:p>Impactor SCLK (VTC)</text:p>
          </table:table-cell>
          <table:table-cell office:value-type="string">
            <text:p>ImpVTC-FlybyVTC</text:p>
          </table:table-cell>
          <table:table-cell table:number-columns-repeated="1015"/>
        </table:table-row>
        <table:table-row table:style-name="ro2">
          <table:table-cell table:style-name="ce2" office:value-type="string">
            <text:p>DOY</text:p>
          </table:table-cell>
          <table:table-cell table:style-name="ce2" office:value-type="string">
            <text:p>seconds</text:p>
          </table:table-cell>
          <table:table-cell table:style-name="ce7" office:value-type="string">
            <text:p>subsecs</text:p>
          </table:table-cell>
          <table:table-cell table:style-name="ce2" office:value-type="string">
            <text:p>seconds</text:p>
          </table:table-cell>
          <table:table-cell table:style-name="ce2" office:value-type="string">
            <text:p>subsecs</text:p>
          </table:table-cell>
          <table:table-cell table:style-name="ce42" office:value-type="string">
            <text:p>seconds</text:p>
          </table:table-cell>
          <table:table-cell table:style-name="ce15" office:value-type="string">
            <text:p>as pseudo-date</text:p>
          </table:table-cell>
          <table:table-cell table:number-columns-repeated="2" table:style-name="ce42" office:value-type="string">
            <text:p>seconds</text:p>
          </table:table-cell>
          <table:table-cell table:number-columns-repeated="1015"/>
        </table:table-row>
        <table:table-row table:style-name="ro2">
          <table:table-cell table:style-name="ce21" office:value-type="string">
            <text:p>170</text:p>
          </table:table-cell>
          <table:table-cell table:style-name="ce26" office:value-type="string">
            <text:p>0a46dff3</text:p>
          </table:table-cell>
          <table:table-cell table:style-name="ce32" office:value-type="string">
            <text:p>ca97c</text:p>
          </table:table-cell>
          <table:table-cell table:style-name="ce26" office:value-type="string">
            <text:p>0a46e0a3</text:p>
          </table:table-cell>
          <table:table-cell table:style-name="ce26" office:value-type="string">
            <text:p>9d5</text:p>
          </table:table-cell>
          <table:table-cell table:style-name="ce43" table:formula="of:=HEX2DEC([.B3])+HEX2DEC([.C3])/1000000" office:value-type="float" office:value="172417011.82982">
            <text:p>172417011.8298</text:p>
          </table:table-cell>
          <table:table-cell table:style-name="ce54" table:formula="of:=DATE(2000;1;1)+0.5+[.F3]/86400" office:value-type="float" office:value="38522.0672665488">
            <text:p>2005-06-19T01:36:52</text:p>
          </table:table-cell>
          <table:table-cell table:style-name="ce43" table:formula="of:=HEX2DEC([.D3])+HEX2DEC([.E3])*(256/1000000)" office:value-type="float" office:value="172417187.644352">
            <text:p>172417187.6444</text:p>
          </table:table-cell>
          <table:table-cell table:style-name="ce43" table:formula="of:=[.H3]-[.F3]" office:value-type="float" office:value="175.814531981945">
            <text:p>175.8145</text:p>
          </table:table-cell>
          <table:table-cell table:number-columns-repeated="13"/>
          <table:table-cell table:style-name="ce19" table:formula="of:=[.F3]/86400+1.5 - [.$X$3]" office:value-type="float" office:value="170.067266548843">
            <text:p>170.06727</text:p>
          </table:table-cell>
          <table:table-cell table:style-name="ce20" table:formula="of:=DATE(2005;1;1)-DATE(2000;1;1)" office:value-type="float" office:value="1827">
            <text:p>1827.000</text:p>
          </table:table-cell>
          <table:table-cell table:number-columns-repeated="1000"/>
        </table:table-row>
        <table:table-row table:style-name="ro2">
          <table:table-cell table:style-name="ce21" office:value-type="string">
            <text:p>170</text:p>
          </table:table-cell>
          <table:table-cell table:style-name="ce26" office:value-type="string">
            <text:p>0a46e24b</text:p>
          </table:table-cell>
          <table:table-cell table:style-name="ce32" office:value-type="string">
            <text:p>cc5fe</text:p>
          </table:table-cell>
          <table:table-cell table:style-name="ce26" office:value-type="string">
            <text:p>0a46e2fb</text:p>
          </table:table-cell>
          <table:table-cell table:style-name="ce26" office:value-type="string">
            <text:p>9ec</text:p>
          </table:table-cell>
          <table:table-cell table:style-name="ce43" table:formula="of:=HEX2DEC([.B4])+HEX2DEC([.C4])/1000000" office:value-type="float" office:value="172417611.837118">
            <text:p>172417611.8371</text:p>
          </table:table-cell>
          <table:table-cell table:style-name="ce54" table:formula="of:=DATE(2000;1;1)+0.5+[.F4]/86400" office:value-type="float" office:value="38522.0742110778">
            <text:p>2005-06-19T01:46:52</text:p>
          </table:table-cell>
          <table:table-cell table:style-name="ce43" table:formula="of:=HEX2DEC([.D4])+HEX2DEC([.E4])*(256/1000000)" office:value-type="float" office:value="172417787.65024">
            <text:p>172417787.6502</text:p>
          </table:table-cell>
          <table:table-cell table:style-name="ce43" table:formula="of:=[.H4]-[.F4]" office:value-type="float" office:value="175.813122004271">
            <text:p>175.8131</text:p>
          </table:table-cell>
          <table:table-cell table:number-columns-repeated="13"/>
          <table:table-cell table:style-name="ce19" table:formula="of:=[.F4]/86400+1.5 - [.$X$3]" office:value-type="float" office:value="170.074211077755">
            <text:p>170.07421</text:p>
          </table:table-cell>
          <table:table-cell table:number-columns-repeated="1001"/>
        </table:table-row>
        <table:table-row table:style-name="ro2">
          <table:table-cell table:style-name="ce21" office:value-type="string">
            <text:p>170</text:p>
          </table:table-cell>
          <table:table-cell table:style-name="ce26" office:value-type="string">
            <text:p>0a46e4a3</text:p>
          </table:table-cell>
          <table:table-cell table:style-name="ce32" office:value-type="string">
            <text:p>c640c</text:p>
          </table:table-cell>
          <table:table-cell table:style-name="ce26" office:value-type="string">
            <text:p>0a46e553</text:p>
          </table:table-cell>
          <table:table-cell table:style-name="ce26" office:value-type="string">
            <text:p>984</text:p>
          </table:table-cell>
          <table:table-cell table:style-name="ce43" table:formula="of:=HEX2DEC([.B5])+HEX2DEC([.C5])/1000000" office:value-type="float" office:value="172418211.812044">
            <text:p>172418211.8120</text:p>
          </table:table-cell>
          <table:table-cell table:style-name="ce54" table:formula="of:=DATE(2000;1;1)+0.5+[.F5]/86400" office:value-type="float" office:value="38522.081155232">
            <text:p>2005-06-19T01:56:52</text:p>
          </table:table-cell>
          <table:table-cell table:style-name="ce43" table:formula="of:=HEX2DEC([.D5])+HEX2DEC([.E5])*(256/1000000)" office:value-type="float" office:value="172418387.623616">
            <text:p>172418387.6236</text:p>
          </table:table-cell>
          <table:table-cell table:style-name="ce43" table:formula="of:=[.H5]-[.F5]" office:value-type="float" office:value="175.811572015286">
            <text:p>175.8116</text:p>
          </table:table-cell>
          <table:table-cell table:number-columns-repeated="13"/>
          <table:table-cell table:style-name="ce19" table:formula="of:=[.F5]/86400+1.5 - [.$X$3]" office:value-type="float" office:value="170.081155231991">
            <text:p>170.08116</text:p>
          </table:table-cell>
          <table:table-cell table:number-columns-repeated="1001"/>
        </table:table-row>
        <table:table-row table:style-name="ro2">
          <table:table-cell table:style-name="ce21" office:value-type="string">
            <text:p>170</text:p>
          </table:table-cell>
          <table:table-cell table:style-name="ce26" office:value-type="string">
            <text:p>0a46e6fb</text:p>
          </table:table-cell>
          <table:table-cell table:style-name="ce32" office:value-type="string">
            <text:p>c8094</text:p>
          </table:table-cell>
          <table:table-cell table:style-name="ce26" office:value-type="string">
            <text:p>0a46e7ab</text:p>
          </table:table-cell>
          <table:table-cell table:style-name="ce26" office:value-type="string">
            <text:p>99b</text:p>
          </table:table-cell>
          <table:table-cell table:style-name="ce43" table:formula="of:=HEX2DEC([.B6])+HEX2DEC([.C6])/1000000" office:value-type="float" office:value="172418811.819348">
            <text:p>172418811.8193</text:p>
          </table:table-cell>
          <table:table-cell table:style-name="ce54" table:formula="of:=DATE(2000;1;1)+0.5+[.F6]/86400" office:value-type="float" office:value="38522.088099761">
            <text:p>2005-06-19T02:06:52</text:p>
          </table:table-cell>
          <table:table-cell table:style-name="ce43" table:formula="of:=HEX2DEC([.D6])+HEX2DEC([.E6])*(256/1000000)" office:value-type="float" office:value="172418987.629504">
            <text:p>172418987.6295</text:p>
          </table:table-cell>
          <table:table-cell table:style-name="ce43" table:formula="of:=[.H6]-[.F6]" office:value-type="float" office:value="175.81015598774">
            <text:p>175.8102</text:p>
          </table:table-cell>
          <table:table-cell table:number-columns-repeated="13"/>
          <table:table-cell table:style-name="ce19" table:formula="of:=[.F6]/86400+1.5 - [.$X$3]" office:value-type="float" office:value="170.088099760972">
            <text:p>170.08810</text:p>
          </table:table-cell>
          <table:table-cell table:number-columns-repeated="1001"/>
        </table:table-row>
        <table:table-row table:style-name="ro2">
          <table:table-cell table:style-name="ce21" office:value-type="string">
            <text:p>170</text:p>
          </table:table-cell>
          <table:table-cell table:style-name="ce26" office:value-type="string">
            <text:p>0a46ebab</text:p>
          </table:table-cell>
          <table:table-cell table:style-name="ce32" office:value-type="string">
            <text:p>cb9ab</text:p>
          </table:table-cell>
          <table:table-cell table:style-name="ce26" office:value-type="string">
            <text:p>0a46ec5b</text:p>
          </table:table-cell>
          <table:table-cell table:style-name="ce26" office:value-type="string">
            <text:p>9c9</text:p>
          </table:table-cell>
          <table:table-cell table:style-name="ce43" table:formula="of:=HEX2DEC([.B7])+HEX2DEC([.C7])/1000000" office:value-type="float" office:value="172420011.833963">
            <text:p>172420011.8340</text:p>
          </table:table-cell>
          <table:table-cell table:style-name="ce54" table:formula="of:=DATE(2000;1;1)+0.5+[.F7]/86400" office:value-type="float" office:value="38522.101988819">
            <text:p>2005-06-19T02:26:52</text:p>
          </table:table-cell>
          <table:table-cell table:style-name="ce43" table:formula="of:=HEX2DEC([.D7])+HEX2DEC([.E7])*(256/1000000)" office:value-type="float" office:value="172420187.64128">
            <text:p>172420187.6413</text:p>
          </table:table-cell>
          <table:table-cell table:style-name="ce43" table:formula="of:=[.H7]-[.F7]" office:value-type="float" office:value="175.807316988707">
            <text:p>175.8073</text:p>
          </table:table-cell>
          <table:table-cell table:number-columns-repeated="13"/>
          <table:table-cell table:style-name="ce19" table:formula="of:=[.F7]/86400+1.5 - [.$X$3]" office:value-type="float" office:value="170.101988819016">
            <text:p>170.10199</text:p>
          </table:table-cell>
          <table:table-cell table:number-columns-repeated="1001"/>
        </table:table-row>
        <table:table-row table:style-name="ro2">
          <table:table-cell table:style-name="ce21" office:value-type="string">
            <text:p>170</text:p>
          </table:table-cell>
          <table:table-cell table:style-name="ce26" office:value-type="string">
            <text:p>0a46ee03</text:p>
          </table:table-cell>
          <table:table-cell table:style-name="ce32" office:value-type="string">
            <text:p>cd638</text:p>
          </table:table-cell>
          <table:table-cell table:style-name="ce26" office:value-type="string">
            <text:p>0a46eeb3</text:p>
          </table:table-cell>
          <table:table-cell table:style-name="ce26" office:value-type="string">
            <text:p>9e0</text:p>
          </table:table-cell>
          <table:table-cell table:style-name="ce43" table:formula="of:=HEX2DEC([.B8])+HEX2DEC([.C8])/1000000" office:value-type="float" office:value="172420611.841272">
            <text:p>172420611.8413</text:p>
          </table:table-cell>
          <table:table-cell table:style-name="ce54" table:formula="of:=DATE(2000;1;1)+0.5+[.F8]/86400" office:value-type="float" office:value="38522.1089333481">
            <text:p>2005-06-19T02:36:52</text:p>
          </table:table-cell>
          <table:table-cell table:style-name="ce43" table:formula="of:=HEX2DEC([.D8])+HEX2DEC([.E8])*(256/1000000)" office:value-type="float" office:value="172420787.647168">
            <text:p>172420787.6472</text:p>
          </table:table-cell>
          <table:table-cell table:style-name="ce43" table:formula="of:=[.H8]-[.F8]" office:value-type="float" office:value="175.805896013975">
            <text:p>175.8059</text:p>
          </table:table-cell>
          <table:table-cell table:number-columns-repeated="13"/>
          <table:table-cell table:style-name="ce19" table:formula="of:=[.F8]/86400+1.5 - [.$X$3]" office:value-type="float" office:value="170.108933348055">
            <text:p>170.10893</text:p>
          </table:table-cell>
          <table:table-cell table:number-columns-repeated="1001"/>
        </table:table-row>
        <table:table-row table:style-name="ro2">
          <table:table-cell table:style-name="ce22" office:value-type="string">
            <text:p>171</text:p>
          </table:table-cell>
          <table:table-cell table:style-name="ce27" office:value-type="string">
            <text:p>0a4840ab</text:p>
          </table:table-cell>
          <table:table-cell table:style-name="ce33" office:value-type="string">
            <text:p>a3b6a</text:p>
          </table:table-cell>
          <table:table-cell table:style-name="ce27" office:value-type="string">
            <text:p>0a48415b</text:p>
          </table:table-cell>
          <table:table-cell table:style-name="ce27" office:value-type="string">
            <text:p>415</text:p>
          </table:table-cell>
          <table:table-cell table:style-name="ce44" table:formula="of:=HEX2DEC([.B9])+HEX2DEC([.C9])/1000000" office:value-type="float" office:value="172507307.67057">
            <text:p>172507307.6706</text:p>
          </table:table-cell>
          <table:table-cell table:style-name="ce55" table:formula="of:=DATE(2000;1;1)+0.5+[.F9]/86400" office:value-type="float" office:value="38523.1123572983">
            <text:p>2005-06-20T02:41:48</text:p>
          </table:table-cell>
          <table:table-cell table:style-name="ce44" table:formula="of:=HEX2DEC([.D9])+HEX2DEC([.E9])*(256/1000000)" office:value-type="float" office:value="172507483.26752">
            <text:p>172507483.2675</text:p>
          </table:table-cell>
          <table:table-cell table:style-name="ce44" table:formula="of:=[.H9]-[.F9]" office:value-type="float" office:value="175.596950024366">
            <text:p>175.5970</text:p>
          </table:table-cell>
          <table:table-cell table:number-columns-repeated="13"/>
          <table:table-cell table:style-name="ce19" table:formula="of:=[.F9]/86400+1.5 - [.$X$3]" office:value-type="float" office:value="171.112357298264">
            <text:p>171.11236</text:p>
          </table:table-cell>
          <table:table-cell table:number-columns-repeated="1001"/>
        </table:table-row>
        <table:table-row table:style-name="ro2">
          <table:table-cell table:style-name="ce22" office:value-type="string">
            <text:p>171</text:p>
          </table:table-cell>
          <table:table-cell table:style-name="ce27" office:value-type="string">
            <text:p>0a484303</text:p>
          </table:table-cell>
          <table:table-cell table:style-name="ce33" office:value-type="string">
            <text:p>9d996</text:p>
          </table:table-cell>
          <table:table-cell table:style-name="ce27" office:value-type="string">
            <text:p>0a4843b3</text:p>
          </table:table-cell>
          <table:table-cell table:style-name="ce27" office:value-type="string">
            <text:p>3ae</text:p>
          </table:table-cell>
          <table:table-cell table:style-name="ce44" table:formula="of:=HEX2DEC([.B10])+HEX2DEC([.C10])/1000000" office:value-type="float" office:value="172507907.645526">
            <text:p>172507907.6455</text:p>
          </table:table-cell>
          <table:table-cell table:style-name="ce55" table:formula="of:=DATE(2000;1;1)+0.5+[.F10]/86400" office:value-type="float" office:value="38523.1193014528">
            <text:p>2005-06-20T02:51:48</text:p>
          </table:table-cell>
          <table:table-cell table:style-name="ce44" table:formula="of:=HEX2DEC([.D10])+HEX2DEC([.E10])*(256/1000000)" office:value-type="float" office:value="172508083.241152">
            <text:p>172508083.2412</text:p>
          </table:table-cell>
          <table:table-cell table:style-name="ce44" table:formula="of:=[.H10]-[.F10]" office:value-type="float" office:value="175.59562599659">
            <text:p>175.5956</text:p>
          </table:table-cell>
          <table:table-cell table:number-columns-repeated="13"/>
          <table:table-cell table:style-name="ce19" table:formula="of:=[.F10]/86400+1.5 - [.$X$3]" office:value-type="float" office:value="171.119301452847">
            <text:p>171.11930</text:p>
          </table:table-cell>
          <table:table-cell table:number-columns-repeated="1001"/>
        </table:table-row>
        <table:table-row table:style-name="ro2">
          <table:table-cell table:style-name="ce22" office:value-type="string">
            <text:p>171</text:p>
          </table:table-cell>
          <table:table-cell table:style-name="ce27" office:value-type="string">
            <text:p>0a48455b</text:p>
          </table:table-cell>
          <table:table-cell table:style-name="ce33" office:value-type="string">
            <text:p>9f63a</text:p>
          </table:table-cell>
          <table:table-cell table:style-name="ce27" office:value-type="string">
            <text:p>0a48460b</text:p>
          </table:table-cell>
          <table:table-cell table:style-name="ce27" office:value-type="string">
            <text:p>3c5</text:p>
          </table:table-cell>
          <table:table-cell table:style-name="ce44" table:formula="of:=HEX2DEC([.B11])+HEX2DEC([.C11])/1000000" office:value-type="float" office:value="172508507.652858">
            <text:p>172508507.6529</text:p>
          </table:table-cell>
          <table:table-cell table:style-name="ce55" table:formula="of:=DATE(2000;1;1)+0.5+[.F11]/86400" office:value-type="float" office:value="38523.1262459822">
            <text:p>2005-06-20T03:01:48</text:p>
          </table:table-cell>
          <table:table-cell table:style-name="ce44" table:formula="of:=HEX2DEC([.D11])+HEX2DEC([.E11])*(256/1000000)" office:value-type="float" office:value="172508683.24704">
            <text:p>172508683.2470</text:p>
          </table:table-cell>
          <table:table-cell table:style-name="ce44" table:formula="of:=[.H11]-[.F11]" office:value-type="float" office:value="175.594182014465">
            <text:p>175.5942</text:p>
          </table:table-cell>
          <table:table-cell table:number-columns-repeated="13"/>
          <table:table-cell table:style-name="ce19" table:formula="of:=[.F11]/86400+1.5 - [.$X$3]" office:value-type="float" office:value="171.126245982153">
            <text:p>171.12625</text:p>
          </table:table-cell>
          <table:table-cell table:number-columns-repeated="1001"/>
        </table:table-row>
        <table:table-row table:style-name="ro2">
          <table:table-cell table:style-name="ce22" office:value-type="string">
            <text:p>171</text:p>
          </table:table-cell>
          <table:table-cell table:style-name="ce27" office:value-type="string">
            <text:p>0a4847b3</text:p>
          </table:table-cell>
          <table:table-cell table:style-name="ce33" office:value-type="string">
            <text:p>a12de</text:p>
          </table:table-cell>
          <table:table-cell table:style-name="ce27" office:value-type="string">
            <text:p>0a484863</text:p>
          </table:table-cell>
          <table:table-cell table:style-name="ce27" office:value-type="string">
            <text:p>3db</text:p>
          </table:table-cell>
          <table:table-cell table:style-name="ce44" table:formula="of:=HEX2DEC([.B12])+HEX2DEC([.C12])/1000000" office:value-type="float" office:value="172509107.66019">
            <text:p>172509107.6602</text:p>
          </table:table-cell>
          <table:table-cell table:style-name="ce55" table:formula="of:=DATE(2000;1;1)+0.5+[.F12]/86400" office:value-type="float" office:value="38523.1331905115">
            <text:p>2005-06-20T03:11:48</text:p>
          </table:table-cell>
          <table:table-cell table:style-name="ce44" table:formula="of:=HEX2DEC([.D12])+HEX2DEC([.E12])*(256/1000000)" office:value-type="float" office:value="172509283.252672">
            <text:p>172509283.2527</text:p>
          </table:table-cell>
          <table:table-cell table:style-name="ce44" table:formula="of:=[.H12]-[.F12]" office:value-type="float" office:value="175.592482000589">
            <text:p>175.5925</text:p>
          </table:table-cell>
          <table:table-cell table:number-columns-repeated="13"/>
          <table:table-cell table:style-name="ce19" table:formula="of:=[.F12]/86400+1.5 - [.$X$3]" office:value-type="float" office:value="171.133190511458">
            <text:p>171.13319</text:p>
          </table:table-cell>
          <table:table-cell table:number-columns-repeated="1001"/>
        </table:table-row>
        <table:table-row table:style-name="ro2">
          <table:table-cell table:style-name="ce22" office:value-type="string">
            <text:p>171</text:p>
          </table:table-cell>
          <table:table-cell table:style-name="ce27" office:value-type="string">
            <text:p>0a484a0b</text:p>
          </table:table-cell>
          <table:table-cell table:style-name="ce33" office:value-type="string">
            <text:p>9b10b</text:p>
          </table:table-cell>
          <table:table-cell table:style-name="ce27" office:value-type="string">
            <text:p>0a484abb</text:p>
          </table:table-cell>
          <table:table-cell table:style-name="ce27" office:value-type="string">
            <text:p>374</text:p>
          </table:table-cell>
          <table:table-cell table:style-name="ce44" table:formula="of:=HEX2DEC([.B13])+HEX2DEC([.C13])/1000000" office:value-type="float" office:value="172509707.635147">
            <text:p>172509707.6351</text:p>
          </table:table-cell>
          <table:table-cell table:style-name="ce55" table:formula="of:=DATE(2000;1;1)+0.5+[.F13]/86400" office:value-type="float" office:value="38523.1401346661">
            <text:p>2005-06-20T03:21:48</text:p>
          </table:table-cell>
          <table:table-cell table:style-name="ce44" table:formula="of:=HEX2DEC([.D13])+HEX2DEC([.E13])*(256/1000000)" office:value-type="float" office:value="172509883.226304">
            <text:p>172509883.2263</text:p>
          </table:table-cell>
          <table:table-cell table:style-name="ce44" table:formula="of:=[.H13]-[.F13]" office:value-type="float" office:value="175.591156989336">
            <text:p>175.5912</text:p>
          </table:table-cell>
          <table:table-cell table:number-columns-repeated="13"/>
          <table:table-cell table:style-name="ce19" table:formula="of:=[.F13]/86400+1.5 - [.$X$3]" office:value-type="float" office:value="171.140134666053">
            <text:p>171.14013</text:p>
          </table:table-cell>
          <table:table-cell table:number-columns-repeated="1001"/>
        </table:table-row>
        <table:table-row table:style-name="ro2">
          <table:table-cell table:style-name="ce22" office:value-type="string">
            <text:p>171</text:p>
          </table:table-cell>
          <table:table-cell table:style-name="ce27" office:value-type="string">
            <text:p>0a484c63</text:p>
          </table:table-cell>
          <table:table-cell table:style-name="ce33" office:value-type="string">
            <text:p>9cdb0</text:p>
          </table:table-cell>
          <table:table-cell table:style-name="ce27" office:value-type="string">
            <text:p>0a484d13</text:p>
          </table:table-cell>
          <table:table-cell table:style-name="ce27" office:value-type="string">
            <text:p>38b</text:p>
          </table:table-cell>
          <table:table-cell table:style-name="ce44" table:formula="of:=HEX2DEC([.B14])+HEX2DEC([.C14])/1000000" office:value-type="float" office:value="172510307.64248">
            <text:p>172510307.6425</text:p>
          </table:table-cell>
          <table:table-cell table:style-name="ce55" table:formula="of:=DATE(2000;1;1)+0.5+[.F14]/86400" office:value-type="float" office:value="38523.1470791954">
            <text:p>2005-06-20T03:31:48</text:p>
          </table:table-cell>
          <table:table-cell table:style-name="ce44" table:formula="of:=HEX2DEC([.D14])+HEX2DEC([.E14])*(256/1000000)" office:value-type="float" office:value="172510483.232192">
            <text:p>172510483.2322</text:p>
          </table:table-cell>
          <table:table-cell table:style-name="ce44" table:formula="of:=[.H14]-[.F14]" office:value-type="float" office:value="175.589712023735">
            <text:p>175.5897</text:p>
          </table:table-cell>
          <table:table-cell table:number-columns-repeated="13"/>
          <table:table-cell table:style-name="ce19" table:formula="of:=[.F14]/86400+1.5 - [.$X$3]" office:value-type="float" office:value="171.14707919537">
            <text:p>171.14708</text:p>
          </table:table-cell>
          <table:table-cell table:number-columns-repeated="1001"/>
        </table:table-row>
        <table:table-row table:style-name="ro2">
          <table:table-cell table:style-name="ce22" office:value-type="string">
            <text:p>171</text:p>
          </table:table-cell>
          <table:table-cell table:style-name="ce27" office:value-type="string">
            <text:p>0a484ebb</text:p>
          </table:table-cell>
          <table:table-cell table:style-name="ce33" office:value-type="string">
            <text:p>9ea54</text:p>
          </table:table-cell>
          <table:table-cell table:style-name="ce27" office:value-type="string">
            <text:p>0a484f6b</text:p>
          </table:table-cell>
          <table:table-cell table:style-name="ce27" office:value-type="string">
            <text:p>3a2</text:p>
          </table:table-cell>
          <table:table-cell table:style-name="ce44" table:formula="of:=HEX2DEC([.B15])+HEX2DEC([.C15])/1000000" office:value-type="float" office:value="172510907.649812">
            <text:p>172510907.6498</text:p>
          </table:table-cell>
          <table:table-cell table:style-name="ce55" table:formula="of:=DATE(2000;1;1)+0.5+[.F15]/86400" office:value-type="float" office:value="38523.1540237247">
            <text:p>2005-06-20T03:41:48</text:p>
          </table:table-cell>
          <table:table-cell table:style-name="ce44" table:formula="of:=HEX2DEC([.D15])+HEX2DEC([.E15])*(256/1000000)" office:value-type="float" office:value="172511083.23808">
            <text:p>172511083.2381</text:p>
          </table:table-cell>
          <table:table-cell table:style-name="ce44" table:formula="of:=[.H15]-[.F15]" office:value-type="float" office:value="175.588267982006">
            <text:p>175.5883</text:p>
          </table:table-cell>
          <table:table-cell table:number-columns-repeated="13"/>
          <table:table-cell table:style-name="ce19" table:formula="of:=[.F15]/86400+1.5 - [.$X$3]" office:value-type="float" office:value="171.154023724676">
            <text:p>171.15402</text:p>
          </table:table-cell>
          <table:table-cell table:number-columns-repeated="1001"/>
        </table:table-row>
        <table:table-row table:style-name="ro2">
          <table:table-cell table:style-name="ce21" office:value-type="string">
            <text:p>172</text:p>
          </table:table-cell>
          <table:table-cell table:style-name="ce28" office:value-type="string">
            <text:p>0a49c65d</text:p>
          </table:table-cell>
          <table:table-cell table:style-name="ce34" office:value-type="string">
            <text:p>d9987</text:p>
          </table:table-cell>
          <table:table-cell table:style-name="ce28" office:value-type="string">
            <text:p>0a49c70d</text:p>
          </table:table-cell>
          <table:table-cell table:style-name="ce28" office:value-type="string">
            <text:p>3b8</text:p>
          </table:table-cell>
          <table:table-cell table:style-name="ce45" table:formula="of:=HEX2DEC([.B16])+HEX2DEC([.C16])/1000000" office:value-type="float" office:value="172607069.891271">
            <text:p>172607069.8913</text:p>
          </table:table-cell>
          <table:table-cell table:style-name="ce56" table:formula="of:=DATE(2000;1;1)+0.5+[.F16]/86400" office:value-type="float" office:value="38524.2670126305">
            <text:p>2005-06-21T06:24:30</text:p>
          </table:table-cell>
          <table:table-cell table:style-name="ce45" table:formula="of:=HEX2DEC([.D16])+HEX2DEC([.E16])*(256/1000000)" office:value-type="float" office:value="172607245.243712">
            <text:p>172607245.2437</text:p>
          </table:table-cell>
          <table:table-cell table:style-name="ce45" table:formula="of:=[.H16]-[.F16]" office:value-type="float" office:value="175.352441012859">
            <text:p>175.3524</text:p>
          </table:table-cell>
          <table:table-cell table:number-columns-repeated="13"/>
          <table:table-cell table:style-name="ce19" table:formula="of:=[.F16]/86400+1.5 - [.$X$3]" office:value-type="float" office:value="172.267012630451">
            <text:p>172.26701</text:p>
          </table:table-cell>
          <table:table-cell table:number-columns-repeated="1001"/>
        </table:table-row>
        <table:table-row table:style-name="ro2">
          <table:table-cell table:style-name="ce21" office:value-type="string">
            <text:p>172</text:p>
          </table:table-cell>
          <table:table-cell table:style-name="ce28" office:value-type="string">
            <text:p>0a49c8b5</text:p>
          </table:table-cell>
          <table:table-cell table:style-name="ce34" office:value-type="string">
            <text:p>db643</text:p>
          </table:table-cell>
          <table:table-cell table:style-name="ce28" office:value-type="string">
            <text:p>0a49c965</text:p>
          </table:table-cell>
          <table:table-cell table:style-name="ce28" office:value-type="string">
            <text:p>3cf</text:p>
          </table:table-cell>
          <table:table-cell table:style-name="ce45" table:formula="of:=HEX2DEC([.B17])+HEX2DEC([.C17])/1000000" office:value-type="float" office:value="172607669.898627">
            <text:p>172607669.8986</text:p>
          </table:table-cell>
          <table:table-cell table:style-name="ce56" table:formula="of:=DATE(2000;1;1)+0.5+[.F17]/86400" office:value-type="float" office:value="38524.27395716">
            <text:p>2005-06-21T06:34:30</text:p>
          </table:table-cell>
          <table:table-cell table:style-name="ce45" table:formula="of:=HEX2DEC([.D17])+HEX2DEC([.E17])*(256/1000000)" office:value-type="float" office:value="172607845.2496">
            <text:p>172607845.2496</text:p>
          </table:table-cell>
          <table:table-cell table:style-name="ce45" table:formula="of:=[.H17]-[.F17]" office:value-type="float" office:value="175.350972980261">
            <text:p>175.3510</text:p>
          </table:table-cell>
          <table:table-cell table:number-columns-repeated="13"/>
          <table:table-cell table:style-name="ce19" table:formula="of:=[.F17]/86400+1.5 - [.$X$3]" office:value-type="float" office:value="172.273957160035">
            <text:p>172.27396</text:p>
          </table:table-cell>
          <table:table-cell table:number-columns-repeated="1001"/>
        </table:table-row>
        <table:table-row table:style-name="ro2">
          <table:table-cell table:style-name="ce21" office:value-type="string">
            <text:p>172</text:p>
          </table:table-cell>
          <table:table-cell table:style-name="ce28" office:value-type="string">
            <text:p>0a49cb0d</text:p>
          </table:table-cell>
          <table:table-cell table:style-name="ce34" office:value-type="string">
            <text:p>d5485</text:p>
          </table:table-cell>
          <table:table-cell table:style-name="ce28" office:value-type="string">
            <text:p>0a49cbbd</text:p>
          </table:table-cell>
          <table:table-cell table:style-name="ce28" office:value-type="string">
            <text:p>367</text:p>
          </table:table-cell>
          <table:table-cell table:style-name="ce45" table:formula="of:=HEX2DEC([.B18])+HEX2DEC([.C18])/1000000" office:value-type="float" office:value="172608269.873605">
            <text:p>172608269.8736</text:p>
          </table:table-cell>
          <table:table-cell table:style-name="ce56" table:formula="of:=DATE(2000;1;1)+0.5+[.F18]/86400" office:value-type="float" office:value="38524.2809013149">
            <text:p>2005-06-21T06:44:30</text:p>
          </table:table-cell>
          <table:table-cell table:style-name="ce45" table:formula="of:=HEX2DEC([.D18])+HEX2DEC([.E18])*(256/1000000)" office:value-type="float" office:value="172608445.222976">
            <text:p>172608445.2230</text:p>
          </table:table-cell>
          <table:table-cell table:style-name="ce45" table:formula="of:=[.H18]-[.F18]" office:value-type="float" office:value="175.349370986223">
            <text:p>175.3494</text:p>
          </table:table-cell>
          <table:table-cell table:number-columns-repeated="13"/>
          <table:table-cell table:style-name="ce19" table:formula="of:=[.F18]/86400+1.5 - [.$X$3]" office:value-type="float" office:value="172.280901314873">
            <text:p>172.28090</text:p>
          </table:table-cell>
          <table:table-cell table:number-columns-repeated="1001"/>
        </table:table-row>
        <table:table-row table:style-name="ro2">
          <table:table-cell table:style-name="ce21" office:value-type="string">
            <text:p>172</text:p>
          </table:table-cell>
          <table:table-cell table:style-name="ce28" office:value-type="string">
            <text:p>0a49cd65</text:p>
          </table:table-cell>
          <table:table-cell table:style-name="ce34" office:value-type="string">
            <text:p>d7140</text:p>
          </table:table-cell>
          <table:table-cell table:style-name="ce28" office:value-type="string">
            <text:p>0a49ce15</text:p>
          </table:table-cell>
          <table:table-cell table:style-name="ce28" office:value-type="string">
            <text:p>37e</text:p>
          </table:table-cell>
          <table:table-cell table:style-name="ce45" table:formula="of:=HEX2DEC([.B19])+HEX2DEC([.C19])/1000000" office:value-type="float" office:value="172608869.88096">
            <text:p>172608869.8810</text:p>
          </table:table-cell>
          <table:table-cell table:style-name="ce56" table:formula="of:=DATE(2000;1;1)+0.5+[.F19]/86400" office:value-type="float" office:value="38524.2878458444">
            <text:p>2005-06-21T06:54:30</text:p>
          </table:table-cell>
          <table:table-cell table:style-name="ce45" table:formula="of:=HEX2DEC([.D19])+HEX2DEC([.E19])*(256/1000000)" office:value-type="float" office:value="172609045.228864">
            <text:p>172609045.2289</text:p>
          </table:table-cell>
          <table:table-cell table:style-name="ce45" table:formula="of:=[.H19]-[.F19]" office:value-type="float" office:value="175.347904026508">
            <text:p>175.3479</text:p>
          </table:table-cell>
          <table:table-cell table:number-columns-repeated="13"/>
          <table:table-cell table:style-name="ce19" table:formula="of:=[.F19]/86400+1.5 - [.$X$3]" office:value-type="float" office:value="172.287845844444">
            <text:p>172.28785</text:p>
          </table:table-cell>
          <table:table-cell table:number-columns-repeated="1001"/>
        </table:table-row>
        <table:table-row table:style-name="ro2">
          <table:table-cell table:style-name="ce21" office:value-type="string">
            <text:p>172</text:p>
          </table:table-cell>
          <table:table-cell table:style-name="ce28" office:value-type="string">
            <text:p>0a49cfbd</text:p>
          </table:table-cell>
          <table:table-cell table:style-name="ce34" office:value-type="string">
            <text:p>d8dfa</text:p>
          </table:table-cell>
          <table:table-cell table:style-name="ce28" office:value-type="string">
            <text:p>0a49d06d</text:p>
          </table:table-cell>
          <table:table-cell table:style-name="ce28" office:value-type="string">
            <text:p>395</text:p>
          </table:table-cell>
          <table:table-cell table:style-name="ce45" table:formula="of:=HEX2DEC([.B20])+HEX2DEC([.C20])/1000000" office:value-type="float" office:value="172609469.888314">
            <text:p>172609469.8883</text:p>
          </table:table-cell>
          <table:table-cell table:style-name="ce56" table:formula="of:=DATE(2000;1;1)+0.5+[.F20]/86400" office:value-type="float" office:value="38524.294790374">
            <text:p>2005-06-21T07:04:30</text:p>
          </table:table-cell>
          <table:table-cell table:style-name="ce45" table:formula="of:=HEX2DEC([.D20])+HEX2DEC([.E20])*(256/1000000)" office:value-type="float" office:value="172609645.234752">
            <text:p>172609645.2348</text:p>
          </table:table-cell>
          <table:table-cell table:style-name="ce45" table:formula="of:=[.H20]-[.F20]" office:value-type="float" office:value="175.346437990665">
            <text:p>175.3464</text:p>
          </table:table-cell>
          <table:table-cell table:number-columns-repeated="13"/>
          <table:table-cell table:style-name="ce19" table:formula="of:=[.F20]/86400+1.5 - [.$X$3]" office:value-type="float" office:value="172.294790374005">
            <text:p>172.29479</text:p>
          </table:table-cell>
          <table:table-cell table:number-columns-repeated="1001"/>
        </table:table-row>
        <table:table-row table:style-name="ro2">
          <table:table-cell table:style-name="ce21" office:value-type="string">
            <text:p>172</text:p>
          </table:table-cell>
          <table:table-cell table:style-name="ce28" office:value-type="string">
            <text:p>0a49d215</text:p>
          </table:table-cell>
          <table:table-cell table:style-name="ce34" office:value-type="string">
            <text:p>daab5</text:p>
          </table:table-cell>
          <table:table-cell table:style-name="ce28" office:value-type="string">
            <text:p>0a49d2c5</text:p>
          </table:table-cell>
          <table:table-cell table:style-name="ce28" office:value-type="string">
            <text:p>3ac</text:p>
          </table:table-cell>
          <table:table-cell table:style-name="ce45" table:formula="of:=HEX2DEC([.B21])+HEX2DEC([.C21])/1000000" office:value-type="float" office:value="172610069.895669">
            <text:p>172610069.8957</text:p>
          </table:table-cell>
          <table:table-cell table:style-name="ce56" table:formula="of:=DATE(2000;1;1)+0.5+[.F21]/86400" office:value-type="float" office:value="38524.3017349036">
            <text:p>2005-06-21T07:14:30</text:p>
          </table:table-cell>
          <table:table-cell table:style-name="ce45" table:formula="of:=HEX2DEC([.D21])+HEX2DEC([.E21])*(256/1000000)" office:value-type="float" office:value="172610245.24064">
            <text:p>172610245.2406</text:p>
          </table:table-cell>
          <table:table-cell table:style-name="ce45" table:formula="of:=[.H21]-[.F21]" office:value-type="float" office:value="175.344971001148">
            <text:p>175.3450</text:p>
          </table:table-cell>
          <table:table-cell table:number-columns-repeated="13"/>
          <table:table-cell table:style-name="ce19" table:formula="of:=[.F21]/86400+1.5 - [.$X$3]" office:value-type="float" office:value="172.301734903577">
            <text:p>172.30173</text:p>
          </table:table-cell>
          <table:table-cell table:number-columns-repeated="1001"/>
        </table:table-row>
        <table:table-row table:style-name="ro2">
          <table:table-cell table:style-name="ce21" office:value-type="string">
            <text:p>172</text:p>
          </table:table-cell>
          <table:table-cell table:style-name="ce28" office:value-type="string">
            <text:p>0a49d46d</text:p>
          </table:table-cell>
          <table:table-cell table:style-name="ce34" office:value-type="string">
            <text:p>dc76f</text:p>
          </table:table-cell>
          <table:table-cell table:style-name="ce28" office:value-type="string">
            <text:p>0a49d51d</text:p>
          </table:table-cell>
          <table:table-cell table:style-name="ce28" office:value-type="string">
            <text:p>3c3</text:p>
          </table:table-cell>
          <table:table-cell table:style-name="ce45" table:formula="of:=HEX2DEC([.B22])+HEX2DEC([.C22])/1000000" office:value-type="float" office:value="172610669.903023">
            <text:p>172610669.9030</text:p>
          </table:table-cell>
          <table:table-cell table:style-name="ce56" table:formula="of:=DATE(2000;1;1)+0.5+[.F22]/86400" office:value-type="float" office:value="38524.3086794331">
            <text:p>2005-06-21T07:24:30</text:p>
          </table:table-cell>
          <table:table-cell table:style-name="ce45" table:formula="of:=HEX2DEC([.D22])+HEX2DEC([.E22])*(256/1000000)" office:value-type="float" office:value="172610845.246528">
            <text:p>172610845.2465</text:p>
          </table:table-cell>
          <table:table-cell table:style-name="ce45" table:formula="of:=[.H22]-[.F22]" office:value-type="float" office:value="175.343504995108">
            <text:p>175.3435</text:p>
          </table:table-cell>
          <table:table-cell table:number-columns-repeated="13"/>
          <table:table-cell table:style-name="ce19" table:formula="of:=[.F22]/86400+1.5 - [.$X$3]" office:value-type="float" office:value="172.308679433137">
            <text:p>172.30868</text:p>
          </table:table-cell>
          <table:table-cell table:number-columns-repeated="1001"/>
        </table:table-row>
        <table:table-row table:style-name="ro2">
          <table:table-cell table:style-name="ce22" office:value-type="string">
            <text:p>176</text:p>
          </table:table-cell>
          <table:table-cell table:style-name="ce29" office:value-type="string">
            <text:p>0a4f38b4</text:p>
          </table:table-cell>
          <table:table-cell table:style-name="ce35" office:value-type="string">
            <text:p>1549a</text:p>
          </table:table-cell>
          <table:table-cell table:style-name="ce29" office:value-type="string">
            <text:p>0a4f3962</text:p>
          </table:table-cell>
          <table:table-cell table:style-name="ce29" office:value-type="string">
            <text:p>84b</text:p>
          </table:table-cell>
          <table:table-cell table:style-name="ce46" table:formula="of:=HEX2DEC([.B23])+HEX2DEC([.C23])/1000000" office:value-type="float" office:value="172964020.087194">
            <text:p>172964020.0872</text:p>
          </table:table-cell>
          <table:table-cell table:style-name="ce57" table:formula="of:=DATE(2000;1;1)+0.5+[.F23]/86400" office:value-type="float" office:value="38528.3983806388">
            <text:p>2005-06-25T09:33:40</text:p>
          </table:table-cell>
          <table:table-cell table:style-name="ce46" table:formula="of:=HEX2DEC([.D23])+HEX2DEC([.E23])*(256/1000000)" office:value-type="float" office:value="172964194.543488">
            <text:p>172964194.5435</text:p>
          </table:table-cell>
          <table:table-cell table:style-name="ce46" table:formula="of:=[.H23]-[.F23]" office:value-type="float" office:value="174.456294000149">
            <text:p>174.4563</text:p>
          </table:table-cell>
          <table:table-cell table:number-columns-repeated="13"/>
          <table:table-cell table:style-name="ce19" table:formula="of:=[.F23]/86400+1.5 - [.$X$3]" office:value-type="float" office:value="176.398380638819">
            <text:p>176.39838</text:p>
          </table:table-cell>
          <table:table-cell table:number-columns-repeated="1001"/>
        </table:table-row>
        <table:table-row table:style-name="ro2">
          <table:table-cell table:style-name="ce22" office:value-type="string">
            <text:p>176</text:p>
          </table:table-cell>
          <table:table-cell table:style-name="ce29" office:value-type="string">
            <text:p>0a4f3b0c</text:p>
          </table:table-cell>
          <table:table-cell table:style-name="ce35" office:value-type="string">
            <text:p>1718e</text:p>
          </table:table-cell>
          <table:table-cell table:style-name="ce29" office:value-type="string">
            <text:p>0a4f3bba</text:p>
          </table:table-cell>
          <table:table-cell table:style-name="ce29" office:value-type="string">
            <text:p>862</text:p>
          </table:table-cell>
          <table:table-cell table:style-name="ce46" table:formula="of:=HEX2DEC([.B24])+HEX2DEC([.C24])/1000000" office:value-type="float" office:value="172964620.094606">
            <text:p>172964620.0946</text:p>
          </table:table-cell>
          <table:table-cell table:style-name="ce57" table:formula="of:=DATE(2000;1;1)+0.5+[.F24]/86400" office:value-type="float" office:value="38528.405325169">
            <text:p>2005-06-25T09:43:40</text:p>
          </table:table-cell>
          <table:table-cell table:style-name="ce46" table:formula="of:=HEX2DEC([.D24])+HEX2DEC([.E24])*(256/1000000)" office:value-type="float" office:value="172964794.549376">
            <text:p>172964794.5494</text:p>
          </table:table-cell>
          <table:table-cell table:style-name="ce46" table:formula="of:=[.H24]-[.F24]" office:value-type="float" office:value="174.454769998789">
            <text:p>174.4548</text:p>
          </table:table-cell>
          <table:table-cell table:number-columns-repeated="13"/>
          <table:table-cell table:style-name="ce19" table:formula="of:=[.F24]/86400+1.5 - [.$X$3]" office:value-type="float" office:value="176.405325169051">
            <text:p>176.40533</text:p>
          </table:table-cell>
          <table:table-cell table:number-columns-repeated="1001"/>
        </table:table-row>
        <table:table-row table:style-name="ro2">
          <table:table-cell table:style-name="ce22" office:value-type="string">
            <text:p>176</text:p>
          </table:table-cell>
          <table:table-cell table:style-name="ce29" office:value-type="string">
            <text:p>0a4f3d64</text:p>
          </table:table-cell>
          <table:table-cell table:style-name="ce35" office:value-type="string">
            <text:p>1100e</text:p>
          </table:table-cell>
          <table:table-cell table:style-name="ce29" office:value-type="string">
            <text:p>0a4f3e12</text:p>
          </table:table-cell>
          <table:table-cell table:style-name="ce29" office:value-type="string">
            <text:p>7fb</text:p>
          </table:table-cell>
          <table:table-cell table:style-name="ce46" table:formula="of:=HEX2DEC([.B25])+HEX2DEC([.C25])/1000000" office:value-type="float" office:value="172965220.069646">
            <text:p>172965220.0696</text:p>
          </table:table-cell>
          <table:table-cell table:style-name="ce57" table:formula="of:=DATE(2000;1;1)+0.5+[.F25]/86400" office:value-type="float" office:value="38528.4122693246">
            <text:p>2005-06-25T09:53:40</text:p>
          </table:table-cell>
          <table:table-cell table:style-name="ce46" table:formula="of:=HEX2DEC([.D25])+HEX2DEC([.E25])*(256/1000000)" office:value-type="float" office:value="172965394.523008">
            <text:p>172965394.5230</text:p>
          </table:table-cell>
          <table:table-cell table:style-name="ce46" table:formula="of:=[.H25]-[.F25]" office:value-type="float" office:value="174.453361988068">
            <text:p>174.4534</text:p>
          </table:table-cell>
          <table:table-cell table:number-columns-repeated="13"/>
          <table:table-cell table:style-name="ce19" table:formula="of:=[.F25]/86400+1.5 - [.$X$3]" office:value-type="float" office:value="176.412269324607">
            <text:p>176.41227</text:p>
          </table:table-cell>
          <table:table-cell table:number-columns-repeated="1001"/>
        </table:table-row>
        <table:table-row table:style-name="ro2">
          <table:table-cell table:style-name="ce22" office:value-type="string">
            <text:p>176</text:p>
          </table:table-cell>
          <table:table-cell table:style-name="ce29" office:value-type="string">
            <text:p>0a4f3fbc</text:p>
          </table:table-cell>
          <table:table-cell table:style-name="ce35" office:value-type="string">
            <text:p>12d0a</text:p>
          </table:table-cell>
          <table:table-cell table:style-name="ce29" office:value-type="string">
            <text:p>0a4f406a</text:p>
          </table:table-cell>
          <table:table-cell table:style-name="ce29" office:value-type="string">
            <text:p>812</text:p>
          </table:table-cell>
          <table:table-cell table:style-name="ce46" table:formula="of:=HEX2DEC([.B26])+HEX2DEC([.C26])/1000000" office:value-type="float" office:value="172965820.077066">
            <text:p>172965820.0771</text:p>
          </table:table-cell>
          <table:table-cell table:style-name="ce57" table:formula="of:=DATE(2000;1;1)+0.5+[.F26]/86400" office:value-type="float" office:value="38528.4192138549">
            <text:p>2005-06-25T10:03:40</text:p>
          </table:table-cell>
          <table:table-cell table:style-name="ce46" table:formula="of:=HEX2DEC([.D26])+HEX2DEC([.E26])*(256/1000000)" office:value-type="float" office:value="172965994.528896">
            <text:p>172965994.5289</text:p>
          </table:table-cell>
          <table:table-cell table:style-name="ce46" table:formula="of:=[.H26]-[.F26]" office:value-type="float" office:value="174.451829999685">
            <text:p>174.4518</text:p>
          </table:table-cell>
          <table:table-cell table:number-columns-repeated="13"/>
          <table:table-cell table:style-name="ce19" table:formula="of:=[.F26]/86400+1.5 - [.$X$3]" office:value-type="float" office:value="176.419213854931">
            <text:p>176.41921</text:p>
          </table:table-cell>
          <table:table-cell table:number-columns-repeated="1001"/>
        </table:table-row>
        <table:table-row table:style-name="ro2">
          <table:table-cell table:style-name="ce22" office:value-type="string">
            <text:p>176</text:p>
          </table:table-cell>
          <table:table-cell table:style-name="ce29" office:value-type="string">
            <text:p>0a4f4214</text:p>
          </table:table-cell>
          <table:table-cell table:style-name="ce35" office:value-type="string">
            <text:p>14a0a</text:p>
          </table:table-cell>
          <table:table-cell table:style-name="ce29" office:value-type="string">
            <text:p>0a4f42c2</text:p>
          </table:table-cell>
          <table:table-cell table:style-name="ce29" office:value-type="string">
            <text:p>829</text:p>
          </table:table-cell>
          <table:table-cell table:style-name="ce46" table:formula="of:=HEX2DEC([.B27])+HEX2DEC([.C27])/1000000" office:value-type="float" office:value="172966420.08449">
            <text:p>172966420.0845</text:p>
          </table:table-cell>
          <table:table-cell table:style-name="ce57" table:formula="of:=DATE(2000;1;1)+0.5+[.F27]/86400" office:value-type="float" office:value="38528.4261583853">
            <text:p>2005-06-25T10:13:40</text:p>
          </table:table-cell>
          <table:table-cell table:style-name="ce46" table:formula="of:=HEX2DEC([.D27])+HEX2DEC([.E27])*(256/1000000)" office:value-type="float" office:value="172966594.534784">
            <text:p>172966594.5348</text:p>
          </table:table-cell>
          <table:table-cell table:style-name="ce46" table:formula="of:=[.H27]-[.F27]" office:value-type="float" office:value="174.450293987989">
            <text:p>174.4503</text:p>
          </table:table-cell>
          <table:table-cell table:number-columns-repeated="13"/>
          <table:table-cell table:style-name="ce19" table:formula="of:=[.F27]/86400+1.5 - [.$X$3]" office:value-type="float" office:value="176.426158385301">
            <text:p>176.42616</text:p>
          </table:table-cell>
          <table:table-cell table:number-columns-repeated="1001"/>
        </table:table-row>
        <table:table-row table:style-name="ro2">
          <table:table-cell table:style-name="ce22" office:value-type="string">
            <text:p>176</text:p>
          </table:table-cell>
          <table:table-cell table:style-name="ce29" office:value-type="string">
            <text:p>0a4f446c</text:p>
          </table:table-cell>
          <table:table-cell table:style-name="ce35" office:value-type="string">
            <text:p>1670c</text:p>
          </table:table-cell>
          <table:table-cell table:style-name="ce29" office:value-type="string">
            <text:p>0a4f451a</text:p>
          </table:table-cell>
          <table:table-cell table:style-name="ce29" office:value-type="string">
            <text:p>83f</text:p>
          </table:table-cell>
          <table:table-cell table:style-name="ce46" table:formula="of:=HEX2DEC([.B28])+HEX2DEC([.C28])/1000000" office:value-type="float" office:value="172967020.091916">
            <text:p>172967020.0919</text:p>
          </table:table-cell>
          <table:table-cell table:style-name="ce57" table:formula="of:=DATE(2000;1;1)+0.5+[.F28]/86400" office:value-type="float" office:value="38528.4331029157">
            <text:p>2005-06-25T10:23:40</text:p>
          </table:table-cell>
          <table:table-cell table:style-name="ce46" table:formula="of:=HEX2DEC([.D28])+HEX2DEC([.E28])*(256/1000000)" office:value-type="float" office:value="172967194.540416">
            <text:p>172967194.5404</text:p>
          </table:table-cell>
          <table:table-cell table:style-name="ce46" table:formula="of:=[.H28]-[.F28]" office:value-type="float" office:value="174.448500007391">
            <text:p>174.4485</text:p>
          </table:table-cell>
          <table:table-cell table:number-columns-repeated="13"/>
          <table:table-cell table:style-name="ce19" table:formula="of:=[.F28]/86400+1.5 - [.$X$3]" office:value-type="float" office:value="176.433102915694">
            <text:p>176.43310</text:p>
          </table:table-cell>
          <table:table-cell table:number-columns-repeated="1001"/>
        </table:table-row>
        <table:table-row table:style-name="ro2">
          <table:table-cell table:style-name="ce22" office:value-type="string">
            <text:p>176</text:p>
          </table:table-cell>
          <table:table-cell table:style-name="ce29" office:value-type="string">
            <text:p>0a4f46c4</text:p>
          </table:table-cell>
          <table:table-cell table:style-name="ce35" office:value-type="string">
            <text:p>1840f</text:p>
          </table:table-cell>
          <table:table-cell table:style-name="ce29" office:value-type="string">
            <text:p>0a4f4772</text:p>
          </table:table-cell>
          <table:table-cell table:style-name="ce29" office:value-type="string">
            <text:p>856</text:p>
          </table:table-cell>
          <table:table-cell table:style-name="ce46" table:formula="of:=HEX2DEC([.B29])+HEX2DEC([.C29])/1000000" office:value-type="float" office:value="172967620.099343">
            <text:p>172967620.0993</text:p>
          </table:table-cell>
          <table:table-cell table:style-name="ce57" table:formula="of:=DATE(2000;1;1)+0.5+[.F29]/86400" office:value-type="float" office:value="38528.4400474461">
            <text:p>2005-06-25T10:33:40</text:p>
          </table:table-cell>
          <table:table-cell table:style-name="ce46" table:formula="of:=HEX2DEC([.D29])+HEX2DEC([.E29])*(256/1000000)" office:value-type="float" office:value="172967794.546304">
            <text:p>172967794.5463</text:p>
          </table:table-cell>
          <table:table-cell table:style-name="ce46" table:formula="of:=[.H29]-[.F29]" office:value-type="float" office:value="174.446960985661">
            <text:p>174.4470</text:p>
          </table:table-cell>
          <table:table-cell table:number-columns-repeated="13"/>
          <table:table-cell table:style-name="ce19" table:formula="of:=[.F29]/86400+1.5 - [.$X$3]" office:value-type="float" office:value="176.440047446099">
            <text:p>176.44005</text:p>
          </table:table-cell>
          <table:table-cell table:number-columns-repeated="1001"/>
        </table:table-row>
        <table:table-row table:style-name="ro2">
          <table:table-cell table:style-name="ce21" office:value-type="string">
            <text:p>177</text:p>
          </table:table-cell>
          <table:table-cell table:style-name="ce30" office:value-type="string">
            <text:p>0a506998</text:p>
          </table:table-cell>
          <table:table-cell table:style-name="ce36" office:value-type="string">
            <text:p>1bd94</text:p>
          </table:table-cell>
          <table:table-cell table:style-name="ce30" office:value-type="string">
            <text:p>0a506a46</text:p>
          </table:table-cell>
          <table:table-cell table:style-name="ce30" office:value-type="string">
            <text:p>589</text:p>
          </table:table-cell>
          <table:table-cell table:style-name="ce47" table:formula="of:=HEX2DEC([.B30])+HEX2DEC([.C30])/1000000" office:value-type="float" office:value="173042072.114068">
            <text:p>173042072.1141</text:p>
          </table:table-cell>
          <table:table-cell table:style-name="ce58" table:formula="of:=DATE(2000;1;1)+0.5+[.F30]/86400" office:value-type="float" office:value="38529.3017605795">
            <text:p>2005-06-26T07:14:32</text:p>
          </table:table-cell>
          <table:table-cell table:style-name="ce47" table:formula="of:=HEX2DEC([.D30])+HEX2DEC([.E30])*(256/1000000)" office:value-type="float" office:value="173042246.362752">
            <text:p>173042246.3628</text:p>
          </table:table-cell>
          <table:table-cell table:style-name="ce47" table:formula="of:=[.H30]-[.F30]" office:value-type="float" office:value="174.248683989048">
            <text:p>174.2487</text:p>
          </table:table-cell>
          <table:table-cell table:number-columns-repeated="13"/>
          <table:table-cell table:style-name="ce19" table:formula="of:=[.F30]/86400+1.5 - [.$X$3]" office:value-type="float" office:value="177.301760579491">
            <text:p>177.30176</text:p>
          </table:table-cell>
          <table:table-cell table:number-columns-repeated="1001"/>
        </table:table-row>
        <table:table-row table:style-name="ro2">
          <table:table-cell table:style-name="ce21" office:value-type="string">
            <text:p>177</text:p>
          </table:table-cell>
          <table:table-cell table:style-name="ce30" office:value-type="string">
            <text:p>0a506bf0</text:p>
          </table:table-cell>
          <table:table-cell table:style-name="ce36" office:value-type="string">
            <text:p>15c70</text:p>
          </table:table-cell>
          <table:table-cell table:style-name="ce30" office:value-type="string">
            <text:p>0a506c9e</text:p>
          </table:table-cell>
          <table:table-cell table:style-name="ce30" office:value-type="string">
            <text:p>521</text:p>
          </table:table-cell>
          <table:table-cell table:style-name="ce47" table:formula="of:=HEX2DEC([.B31])+HEX2DEC([.C31])/1000000" office:value-type="float" office:value="173042672.0892">
            <text:p>173042672.0892</text:p>
          </table:table-cell>
          <table:table-cell table:style-name="ce58" table:formula="of:=DATE(2000;1;1)+0.5+[.F31]/86400" office:value-type="float" office:value="38529.3087047361">
            <text:p>2005-06-26T07:24:32</text:p>
          </table:table-cell>
          <table:table-cell table:style-name="ce47" table:formula="of:=HEX2DEC([.D31])+HEX2DEC([.E31])*(256/1000000)" office:value-type="float" office:value="173042846.336128">
            <text:p>173042846.3361</text:p>
          </table:table-cell>
          <table:table-cell table:style-name="ce47" table:formula="of:=[.H31]-[.F31]" office:value-type="float" office:value="174.246928006411">
            <text:p>174.2469</text:p>
          </table:table-cell>
          <table:table-cell table:number-columns-repeated="13"/>
          <table:table-cell table:style-name="ce19" table:formula="of:=[.F31]/86400+1.5 - [.$X$3]" office:value-type="float" office:value="177.308704736111">
            <text:p>177.30870</text:p>
          </table:table-cell>
          <table:table-cell table:number-columns-repeated="1001"/>
        </table:table-row>
        <table:table-row table:style-name="ro2">
          <table:table-cell table:style-name="ce21" office:value-type="string">
            <text:p>177</text:p>
          </table:table-cell>
          <table:table-cell table:style-name="ce30" office:value-type="string">
            <text:p>0a506e48</text:p>
          </table:table-cell>
          <table:table-cell table:style-name="ce36" office:value-type="string">
            <text:p>179c1</text:p>
          </table:table-cell>
          <table:table-cell table:style-name="ce30" office:value-type="string">
            <text:p>0a506ef6</text:p>
          </table:table-cell>
          <table:table-cell table:style-name="ce30" office:value-type="string">
            <text:p>538</text:p>
          </table:table-cell>
          <table:table-cell table:style-name="ce47" table:formula="of:=HEX2DEC([.B32])+HEX2DEC([.C32])/1000000" office:value-type="float" office:value="173043272.096705">
            <text:p>173043272.0967</text:p>
          </table:table-cell>
          <table:table-cell table:style-name="ce58" table:formula="of:=DATE(2000;1;1)+0.5+[.F32]/86400" office:value-type="float" office:value="38529.3156492674">
            <text:p>2005-06-26T07:34:32</text:p>
          </table:table-cell>
          <table:table-cell table:style-name="ce47" table:formula="of:=HEX2DEC([.D32])+HEX2DEC([.E32])*(256/1000000)" office:value-type="float" office:value="173043446.342016">
            <text:p>173043446.3420</text:p>
          </table:table-cell>
          <table:table-cell table:style-name="ce47" table:formula="of:=[.H32]-[.F32]" office:value-type="float" office:value="174.245311021805">
            <text:p>174.2453</text:p>
          </table:table-cell>
          <table:table-cell table:number-columns-repeated="13"/>
          <table:table-cell table:style-name="ce19" table:formula="of:=[.F32]/86400+1.5 - [.$X$3]" office:value-type="float" office:value="177.315649267419">
            <text:p>177.31565</text:p>
          </table:table-cell>
          <table:table-cell table:number-columns-repeated="1001"/>
        </table:table-row>
        <table:table-row table:style-name="ro2">
          <table:table-cell table:style-name="ce21" office:value-type="string">
            <text:p>177</text:p>
          </table:table-cell>
          <table:table-cell table:style-name="ce30" office:value-type="string">
            <text:p>0a5070a0</text:p>
          </table:table-cell>
          <table:table-cell table:style-name="ce36" office:value-type="float" office:value="19712">
            <text:p>19712</text:p>
          </table:table-cell>
          <table:table-cell table:style-name="ce30" office:value-type="string">
            <text:p>0a50714e</text:p>
          </table:table-cell>
          <table:table-cell table:style-name="ce30" office:value-type="string">
            <text:p>54f</text:p>
          </table:table-cell>
          <table:table-cell table:style-name="ce47" table:formula="of:=HEX2DEC([.B33])+HEX2DEC([.C33])/1000000" office:value-type="float" office:value="173043872.10421">
            <text:p>173043872.1042</text:p>
          </table:table-cell>
          <table:table-cell table:style-name="ce58" table:formula="of:=DATE(2000;1;1)+0.5+[.F33]/86400" office:value-type="float" office:value="38529.3225937987">
            <text:p>2005-06-26T07:44:32</text:p>
          </table:table-cell>
          <table:table-cell table:style-name="ce47" table:formula="of:=HEX2DEC([.D33])+HEX2DEC([.E33])*(256/1000000)" office:value-type="float" office:value="173044046.347904">
            <text:p>173044046.3479</text:p>
          </table:table-cell>
          <table:table-cell table:style-name="ce47" table:formula="of:=[.H33]-[.F33]" office:value-type="float" office:value="174.243694007397">
            <text:p>174.2437</text:p>
          </table:table-cell>
          <table:table-cell table:number-columns-repeated="13"/>
          <table:table-cell table:style-name="ce19" table:formula="of:=[.F33]/86400+1.5 - [.$X$3]" office:value-type="float" office:value="177.322593798727">
            <text:p>177.32259</text:p>
          </table:table-cell>
          <table:table-cell table:number-columns-repeated="1001"/>
        </table:table-row>
        <table:table-row table:style-name="ro2">
          <table:table-cell table:style-name="ce21" office:value-type="string">
            <text:p>177</text:p>
          </table:table-cell>
          <table:table-cell table:style-name="ce30" office:value-type="string">
            <text:p>0a5072f8</text:p>
          </table:table-cell>
          <table:table-cell table:style-name="ce36" office:value-type="string">
            <text:p>1b462</text:p>
          </table:table-cell>
          <table:table-cell table:style-name="ce30" office:value-type="string">
            <text:p>0a5073a6</text:p>
          </table:table-cell>
          <table:table-cell table:style-name="ce30" office:value-type="string">
            <text:p>566</text:p>
          </table:table-cell>
          <table:table-cell table:style-name="ce47" table:formula="of:=HEX2DEC([.B34])+HEX2DEC([.C34])/1000000" office:value-type="float" office:value="173044472.111714">
            <text:p>173044472.1117</text:p>
          </table:table-cell>
          <table:table-cell table:style-name="ce58" table:formula="of:=DATE(2000;1;1)+0.5+[.F34]/86400" office:value-type="float" office:value="38529.32953833">
            <text:p>2005-06-26T07:54:32</text:p>
          </table:table-cell>
          <table:table-cell table:style-name="ce47" table:formula="of:=HEX2DEC([.D34])+HEX2DEC([.E34])*(256/1000000)" office:value-type="float" office:value="173044646.353792">
            <text:p>173044646.3538</text:p>
          </table:table-cell>
          <table:table-cell table:style-name="ce47" table:formula="of:=[.H34]-[.F34]" office:value-type="float" office:value="174.242078006268">
            <text:p>174.2421</text:p>
          </table:table-cell>
          <table:table-cell table:number-columns-repeated="13"/>
          <table:table-cell table:style-name="ce19" table:formula="of:=[.F34]/86400+1.5 - [.$X$3]" office:value-type="float" office:value="177.329538330023">
            <text:p>177.32954</text:p>
          </table:table-cell>
          <table:table-cell table:number-columns-repeated="1001"/>
        </table:table-row>
        <table:table-row table:style-name="ro2">
          <table:table-cell table:style-name="ce21" office:value-type="string">
            <text:p>177</text:p>
          </table:table-cell>
          <table:table-cell table:style-name="ce30" office:value-type="string">
            <text:p>0a507550</text:p>
          </table:table-cell>
          <table:table-cell table:style-name="ce36" office:value-type="float" office:value="15338">
            <text:p>15338</text:p>
          </table:table-cell>
          <table:table-cell table:style-name="ce30" office:value-type="string">
            <text:p>0a5075fe</text:p>
          </table:table-cell>
          <table:table-cell table:style-name="ce30" office:value-type="string">
            <text:p>4fe</text:p>
          </table:table-cell>
          <table:table-cell table:style-name="ce47" table:formula="of:=HEX2DEC([.B35])+HEX2DEC([.C35])/1000000" office:value-type="float" office:value="173045072.08684">
            <text:p>173045072.0868</text:p>
          </table:table-cell>
          <table:table-cell table:style-name="ce58" table:formula="of:=DATE(2000;1;1)+0.5+[.F35]/86400" office:value-type="float" office:value="38529.3364824866">
            <text:p>2005-06-26T08:04:32</text:p>
          </table:table-cell>
          <table:table-cell table:style-name="ce47" table:formula="of:=HEX2DEC([.D35])+HEX2DEC([.E35])*(256/1000000)" office:value-type="float" office:value="173045246.327168">
            <text:p>173045246.3272</text:p>
          </table:table-cell>
          <table:table-cell table:style-name="ce47" table:formula="of:=[.H35]-[.F35]" office:value-type="float" office:value="174.240327984095">
            <text:p>174.2403</text:p>
          </table:table-cell>
          <table:table-cell table:number-columns-repeated="13"/>
          <table:table-cell table:style-name="ce19" table:formula="of:=[.F35]/86400+1.5 - [.$X$3]" office:value-type="float" office:value="177.336482486574">
            <text:p>177.33648</text:p>
          </table:table-cell>
          <table:table-cell table:number-columns-repeated="1001"/>
        </table:table-row>
        <table:table-row table:style-name="ro2">
          <table:table-cell table:style-name="ce21" office:value-type="string">
            <text:p>177</text:p>
          </table:table-cell>
          <table:table-cell table:style-name="ce30" office:value-type="string">
            <text:p>0a5077a8</text:p>
          </table:table-cell>
          <table:table-cell table:style-name="ce36" office:value-type="float" office:value="17083">
            <text:p>17083</text:p>
          </table:table-cell>
          <table:table-cell table:style-name="ce30" office:value-type="string">
            <text:p>0a507856</text:p>
          </table:table-cell>
          <table:table-cell table:style-name="ce30" office:value-type="string">
            <text:p>515</text:p>
          </table:table-cell>
          <table:table-cell table:style-name="ce47" table:formula="of:=HEX2DEC([.B36])+HEX2DEC([.C36])/1000000" office:value-type="float" office:value="173045672.094339">
            <text:p>173045672.0943</text:p>
          </table:table-cell>
          <table:table-cell table:style-name="ce58" table:formula="of:=DATE(2000;1;1)+0.5+[.F36]/86400" office:value-type="float" office:value="38529.3434270178">
            <text:p>2005-06-26T08:14:32</text:p>
          </table:table-cell>
          <table:table-cell table:style-name="ce47" table:formula="of:=HEX2DEC([.D36])+HEX2DEC([.E36])*(256/1000000)" office:value-type="float" office:value="173045846.333056">
            <text:p>173045846.3331</text:p>
          </table:table-cell>
          <table:table-cell table:style-name="ce47" table:formula="of:=[.H36]-[.F36]" office:value-type="float" office:value="174.238716989756">
            <text:p>174.2387</text:p>
          </table:table-cell>
          <table:table-cell table:number-columns-repeated="13"/>
          <table:table-cell table:style-name="ce19" table:formula="of:=[.F36]/86400+1.5 - [.$X$3]" office:value-type="float" office:value="177.343427017813">
            <text:p>177.34343</text:p>
          </table:table-cell>
          <table:table-cell table:number-columns-repeated="1001"/>
        </table:table-row>
        <table:table-row table:style-name="ro2">
          <table:table-cell table:number-columns-repeated="5"/>
          <table:table-cell office:value-type="string">
            <text:p>HEX2DEC(Bx)+HEX2DEC(Cx)/100000</text:p>
          </table:table-cell>
          <table:table-cell/>
          <table:table-cell office:value-type="string">
            <text:p>HEX2DEC(Dx)+HEX2DEC(Ex)/100000</text:p>
          </table:table-cell>
          <table:table-cell table:number-columns-repeated="1016"/>
        </table:table-row>
        <table:table-row table:style-name="ro2">
          <table:table-cell table:style-name="ce3" office:value-type="string" table:number-columns-spanned="3" table:number-rows-spanned="1">
            <text:p>Possible bad point:</text:p>
          </table:table-cell>
          <table:covered-table-cell table:number-columns-repeated="2" table:style-name="ce5"/>
          <table:table-cell table:number-columns-repeated="1021"/>
        </table:table-row>
        <table:table-row table:style-name="ro2">
          <table:table-cell table:style-name="ce23" office:value-type="string">
            <text:p>181</text:p>
          </table:table-cell>
          <table:table-cell table:style-name="ce23" office:value-type="string">
            <text:p>0a561dd6</text:p>
          </table:table-cell>
          <table:table-cell table:style-name="ce37" office:value-type="string">
            <text:p>61ffa</text:p>
          </table:table-cell>
          <table:table-cell table:style-name="ce23" office:value-type="string">
            <text:p>0a561e83</text:p>
          </table:table-cell>
          <table:table-cell table:style-name="ce23" office:value-type="string">
            <text:p>53d</text:p>
          </table:table-cell>
          <table:table-cell table:style-name="ce49" table:formula="of:=HEX2DEC([.B39])+HEX2DEC([.C39])/1000000" office:value-type="float" office:value="173415894.401402">
            <text:p>173415894.4014</text:p>
          </table:table-cell>
          <table:table-cell table:style-name="ce59" table:formula="of:=DATE(2000;1;1)+0.5+[.F39]/86400" office:value-type="float" office:value="38533.6284074236">
            <text:p>2005-06-30T15:04:54</text:p>
          </table:table-cell>
          <table:table-cell table:style-name="ce49" table:formula="of:=HEX2DEC([.D39])+HEX2DEC([.E39])*(256/1000000)" office:value-type="float" office:value="173416067.343296">
            <text:p>173416067.3433</text:p>
          </table:table-cell>
          <table:table-cell table:style-name="ce49" table:formula="of:=[.H39]-[.F39]" office:value-type="float" office:value="172.941893994808">
            <text:p>172.9419</text:p>
          </table:table-cell>
          <table:table-cell table:number-columns-repeated="13"/>
          <table:table-cell table:style-name="ce19" table:formula="of:=[.F39]/86400+1.5 - [.$X$3]" office:value-type="float" office:value="181.628407423634">
            <text:p>181.62841</text:p>
          </table:table-cell>
          <table:table-cell table:number-columns-repeated="1001"/>
        </table:table-row>
        <table:table-row table:style-name="ro2">
          <table:table-cell table:number-columns-repeated="1024"/>
        </table:table-row>
        <table:table-row table:style-name="ro2">
          <table:table-cell table:style-name="ce24" table:number-columns-repeated="2"/>
          <table:table-cell table:style-name="ce38"/>
          <table:table-cell table:style-name="ce40"/>
          <table:table-cell table:style-name="ce41" office:value-type="string">
            <text:p>TOI:</text:p>
          </table:table-cell>
          <table:table-cell table:style-name="ce50" table:formula="of:=173727702+(218*256/62500)" office:value-type="float" office:value="173727702.892928">
            <text:p>173727702.8929</text:p>
          </table:table-cell>
          <table:table-cell table:style-name="ce60" table:formula="of:=DATE(2000;1;1)+0.5+[.F41]/86400" office:value-type="float" office:value="38537.2373020015">
            <text:p>2005-07-04T05:41:43</text:p>
          </table:table-cell>
          <table:table-cell table:style-name="ce50" table:formula="of:=173727875+(105*256/62500)" office:value-type="float" office:value="173727875.43008">
            <text:p>173727875.4301</text:p>
          </table:table-cell>
          <table:table-cell table:style-name="ce50" table:formula="of:=[.H41]-[.F41]" office:value-type="float" office:value="172.537151992321">
            <text:p>172.5372</text:p>
          </table:table-cell>
          <table:table-cell table:number-columns-repeated="13"/>
          <table:table-cell table:style-name="ce19" table:formula="of:=[.F41]/86400+1.5 - [.$X$3]" office:value-type="float" office:value="185.237302001482">
            <text:p>185.23730</text:p>
          </table:table-cell>
          <table:table-cell table:number-columns-repeated="1001"/>
        </table:table-row>
        <table:table-row table:style-name="ro2">
          <table:table-cell table:number-columns-repeated="4"/>
          <table:table-cell table:style-name="ce9" office:value-type="string">
            <text:p>TOI:</text:p>
          </table:table-cell>
          <table:table-cell table:style-name="ce51" table:formula="of:=&quot;Flash:  1/173727702.218&quot;" office:value-type="string" office:string-value="Flash:  1/173727702.218">
            <text:p>Flash: <text:s/>1/173727702.218</text:p>
          </table:table-cell>
          <table:table-cell/>
          <table:table-cell table:style-name="ce51" table:formula="of:=&quot;DW:  1/173727875.105&quot;" office:value-type="string" office:string-value="DW:  1/173727875.105">
            <text:p>DW: <text:s/>1/173727875.105</text:p>
          </table:table-cell>
          <table:table-cell table:number-columns-repeated="1016"/>
        </table:table-row>
        <table:table-row table:style-name="ro2">
          <table:table-cell table:number-columns-repeated="1024"/>
        </table:table-row>
        <table:table-row table:style-name="ro2">
          <table:table-cell table:style-name="ce25"/>
          <table:table-cell table:style-name="ce31" office:value-type="string" table:number-columns-spanned="4" table:number-rows-spanned="1">
            <text:p>2005-185T05:44:34.2 per SCLK kernels</text:p>
          </table:table-cell>
          <table:covered-table-cell table:number-columns-repeated="3" table:style-name="ce39"/>
          <table:table-cell table:style-name="ce52" table:formula="of:=173727702+(201*256/62500)" office:value-type="float" office:value="173727702.823296">
            <text:p>173727702.8233</text:p>
          </table:table-cell>
          <table:table-cell table:style-name="ce61" table:formula="of:=DATE(2000;1;1)+0.5+[.F44]/86400" office:value-type="float" office:value="38537.2373011956">
            <text:p>2005-07-04T05:41:43</text:p>
          </table:table-cell>
          <table:table-cell table:style-name="ce52" table:formula="of:=173727875+(105*256/62500)" office:value-type="float" office:value="173727875.43008">
            <text:p>173727875.4301</text:p>
          </table:table-cell>
          <table:table-cell table:style-name="ce52" table:formula="of:=[.H44]-[.F44]" office:value-type="float" office:value="172.606783986092">
            <text:p>172.6068</text:p>
          </table:table-cell>
          <table:table-cell table:number-columns-repeated="13"/>
          <table:table-cell table:style-name="ce19" table:formula="of:=[.F44]/86400+1.5 - [.$X$3]" office:value-type="float" office:value="185.237301195556">
            <text:p>185.23730</text:p>
          </table:table-cell>
          <table:table-cell table:number-columns-repeated="1001"/>
        </table:table-row>
        <table:table-row table:style-name="ro2">
          <table:table-cell table:number-columns-repeated="4"/>
          <table:table-cell table:style-name="ce9" office:value-type="string">
            <text:p>SCLK:</text:p>
          </table:table-cell>
          <table:table-cell table:style-name="ce51" office:value-type="string">
            <text:p>1/0173727702.201</text:p>
          </table:table-cell>
          <table:table-cell/>
          <table:table-cell table:style-name="ce51" table:formula="of:=&quot;1/173727875.105&quot;" office:value-type="string" office:string-value="1/173727875.105">
            <text:p>1/173727875.105</text:p>
          </table:table-cell>
          <table:table-cell table:number-columns-repeated="1016"/>
        </table:table-row>
        <table:table-row table:style-name="ro2">
          <table:table-cell table:number-columns-repeated="5"/>
          <table:table-cell table:style-name="ce53" office:value-type="string" table:number-columns-spanned="2" table:number-rows-spanned="1">
            <text:p>dif_sclkscet_00015_science.tsc</text:p>
          </table:table-cell>
          <table:covered-table-cell table:style-name="ce5"/>
          <table:table-cell table:style-name="ce53" office:value-type="string" table:number-columns-spanned="2" table:number-rows-spanned="1">
            <text:p>dii_sclkscet_00008.tsc</text:p>
          </table:table-cell>
          <table:covered-table-cell table:style-name="ce62"/>
          <table:table-cell table:number-columns-repeated="1015"/>
        </table:table-row>
        <table:table-row table:style-name="ro2" table:number-rows-repeated="1048529">
          <table:table-cell table:number-columns-repeated="1024"/>
        </table:table-row>
        <table:table-row table:style-name="ro2">
          <table:table-cell table:number-columns-repeated="1024"/>
        </table:table-row>
      </table:table>
      <table:named-expressions>
        <table:named-expression table:name="SHARED_FORMULA_6_2_6_2_0" table:base-cell-address="$'ImpTimeCorrFinal, no HEX2DEC()'.$G$3" table:expression="[.F3]/86400+1.5"/>
        <table:named-expression table:name="SHARED_FORMULA_6_3_6_3_1" table:base-cell-address="$ImpTimeCorrFinal.$G$4" table:expression="[.F4]/86400+1.5"/>
        <table:named-expression table:name="SHARED_FORMULA_8_2_8_2_0" table:base-cell-address="$'ImpTimeCorrFinal, no HEX2DEC()'.$I$3" table:expression="[.H3]-[.F3]"/>
        <table:named-expression table:name="SHARED_FORMULA_8_2_8_2_1" table:base-cell-address="$ImpTimeCorrFinal.$I$3" table:expression="[.H3]-[.F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8P0" style:volatile="true">
      <number:text>$</number:text>
      <number:number number:decimal-places="0" number:min-integer-digits="1" number:grouping="true"/>
    </number:number-style>
    <number:number-style style:name="N148">
      <number:text>-$</number:text>
      <number:number number:decimal-places="0" number:min-integer-digits="1" number:grouping="true"/>
      <style:map style:condition="value()&gt;=0" style:apply-style-name="N148P0"/>
    </number:number-style>
    <number:number-style style:name="N149P0" style:volatile="true">
      <number:text>$</number:text>
      <number:number number:decimal-places="0" number:min-integer-digits="1" number:grouping="true"/>
    </number:number-style>
    <number:number-style style:name="N149">
      <style:text-properties fo:color="#ff0000"/>
      <number:text>-$</number:text>
      <number:number number:decimal-places="0" number:min-integer-digits="1" number:grouping="true"/>
      <style:map style:condition="value()&gt;=0" style:apply-style-name="N149P0"/>
    </number:number-style>
    <number:number-style style:name="N151P0" style:volatile="true">
      <number:text>$</number:text>
      <number:number number:decimal-places="2" number:min-integer-digits="1" number:grouping="true"/>
    </number:number-style>
    <number:number-style style:name="N151">
      <number:text>-$</number:text>
      <number:number number:decimal-places="2" number:min-integer-digits="1" number:grouping="true"/>
      <style:map style:condition="value()&gt;=0" style:apply-style-name="N151P0"/>
    </number:number-style>
    <number:number-style style:name="N152P0" style:volatile="true">
      <number:text>$</number:text>
      <number:number number:decimal-places="2" number:min-integer-digits="1" number:grouping="true"/>
    </number:number-style>
    <number:number-style style:name="N152">
      <style:text-properties fo:color="#ff0000"/>
      <number:text>-$</number:text>
      <number:number number:decimal-places="2" number:min-integer-digits="1" number:grouping="true"/>
      <style:map style:condition="value()&gt;=0" style:apply-style-name="N152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
      <number:number number:decimal-places="0" number:min-integer-digits="2"/>
    </number:number-style>
    <number:number-style style:name="N162">
      <number:number number:decimal-places="3" number:min-integer-digits="1"/>
    </number:number-style>
    <number:number-style style:name="N163">
      <number:number number:decimal-places="0" number:min-integer-digits="5"/>
    </number:number-style>
    <number:number-style style:name="N164">
      <number:number number:decimal-places="6" number:min-integer-digits="1"/>
    </number:number-style>
    <number:number-style style:name="N165">
      <number:number number:decimal-places="5" number:min-integer-digits="1"/>
    </number:number-style>
    <number:number-style style:name="N166">
      <number:number number:decimal-places="8" number:min-integer-digits="1"/>
    </number:number-style>
    <number:number-style style:name="N167">
      <number:number number:decimal-places="7" number:min-integer-digits="1"/>
    </number:number-style>
    <number:time-style style:name="N168">
      <number:hours/>
      <number:text>:</number:text>
      <number:minutes number:style="long"/>
      <number:text>:</number:text>
      <number:seconds number:style="long"/>
      <number:text> </number:text>
      <number:am-pm/>
    </number:time-style>
    <number:number-style style:name="N169">
      <number:scientific-number number:decimal-places="7" number:min-integer-digits="1" number:min-exponent-digits="2"/>
    </number:number-style>
    <number:time-style style:name="N171P0" style:volatile="true">
      <number:hours/>
      <number:text>:</number:text>
      <number:minutes number:style="long"/>
      <number:text>:</number:text>
      <number:seconds number:style="long"/>
    </number:time-style>
    <number:text-style style:name="N171">
      <number:text-content/>
      <style:map style:condition="value()&gt;=0" style:apply-style-name="N171P0"/>
    </number:text-style>
    <number:date-style style:name="N173P0" style:volatile="true">
      <number:month/>
      <number:text>/</number:text>
      <number:day/>
      <number:text>/</number:text>
      <number:year/>
      <number:text> </number:text>
      <number:hours/>
      <number:text>:</number:text>
      <number:minutes number:style="long"/>
    </number:date-style>
    <number:text-style style:name="N173">
      <number:text-content/>
      <style:map style:condition="value()&gt;=0" style:apply-style-name="N173P0"/>
    </number:text-style>
    <number:date-style style:name="N174">
      <number:month number:textual="true"/>
      <number:text>-</number:text>
      <number:day number:style="long"/>
    </number:date-style>
    <number:date-style style:name="N176P0" style:volatile="true">
      <number:year number:style="long"/>
      <number:text>-</number:text>
      <number:month number:style="long"/>
      <number:text>-</number:text>
      <number:day number:style="long"/>
      <number:text>T </number:text>
      <number:hours number:style="long"/>
      <number:text>:</number:text>
      <number:minutes number:style="long"/>
      <number:text>:</number:text>
      <number:seconds number:style="long"/>
    </number:date-style>
    <number:text-style style:name="N176">
      <number:text-content/>
      <style:map style:condition="value()&gt;=0" style:apply-style-name="N176P0"/>
    </number:text-style>
    <number:date-style style:name="N178P0" style:volatile="true">
      <number:year number:style="long"/>
      <number:text>-</number:text>
      <number:month number:style="long"/>
      <number:text>-</number:text>
      <number:day number:style="long"/>
      <number:text>T</number:text>
      <number:hours number:style="long"/>
      <number:text>:</number:text>
      <number:minutes number:style="long"/>
      <number:text>:</number:text>
      <number:seconds number:style="long"/>
    </number:date-style>
    <number:text-style style:name="N178">
      <number:text-content/>
      <style:map style:condition="value()&gt;=0" style:apply-style-name="N178P0"/>
    </number:text-style>
    <number:number-style style:name="N179">
      <number:number number:decimal-places="4" number:min-integer-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style:style style:name="Default" style:family="table-cell">
      <style:table-cell-properties fo:padding="0.028in"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mpTimeCorrFinal_2c__20_no_20_HEX2DEC_28__29_" style:display-name="PageStyle_ImpTimeCorrFinal, no HEX2DEC()" style:page-layout-name="Mpm3">
      <style:header style:display="false"/>
      <style:header-left style:display="false"/>
      <style:footer style:display="false"/>
      <style:footer-left style:display="false"/>
    </style:master-page>
    <style:master-page style:name="PageStyle_5f_ImpTimeCorrFinal" style:display-name="PageStyle_ImpTimeCorrFin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WALSH</meta:initial-creator>
    <meta:creation-date>2005-12-16T14:36:31</meta:creation-date>
    <dc:creator>Dad </dc:creator>
    <dc:date>2013-05-06T14:18:09</dc:date>
    <meta:generator>LibreOffice/3.5$Linux_X86_64 LibreOffice_project/350m1$Build-2</meta:generator>
    <meta:editing-duration>PT1H57M</meta:editing-duration>
    <meta:editing-cycles>7</meta:editing-cycles>
    <meta:document-statistic meta:table-count="2" meta:cell-count="778" meta:object-count="4"/>
    <meta:user-defined meta:name="_AdHocReviewCycleID" meta:value-type="float">-546993786</meta:user-defined>
    <meta:user-defined meta:name="_AuthorEmail">awalsh@ball.com</meta:user-defined>
    <meta:user-defined meta:name="_AuthorEmailDisplayName">Walsh, Amy</meta:user-defined>
    <meta:user-defined meta:name="_EmailSubject">SUMMARY:  16 Dec Telecon, 8 am PST:  TOI &amp; Clock Correlations</meta:user-defined>
    <meta:user-defined meta:name="_ReviewingToolsShownOnce"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137P0" style:volatile="true" number:language="en" number:country="US">
      <number:day number:style="long"/>
      <number:text>-</number:text>
      <number:month number:textual="true"/>
      <number:text>-</number:text>
      <number:year/>
    </number:date-style>
    <number:text-style style:name="N5137" number:language="en" number:country="US">
      <number:text-content/>
      <style:map style:condition="value()&gt;=0" style:apply-style-name="N5137P0"/>
    </number:text-style>
    <style:style style:name="ch1" style:family="chart">
      <style:graphic-properties draw:stroke="solid" svg:stroke-color="#3c3c3c"/>
    </style:style>
    <style:style style:name="ch2" style:family="chart">
      <style:graphic-properties draw:stroke="solid" svg:stroke-width="0.07cm" draw:fill-color="#000000"/>
      <style:text-properties fo:color="#3c3c3c" fo:font-family="Arial" fo:font-size="16.5pt" fo:font-weight="bold" style:font-size-asian="16.5pt" style:font-weight-asian="bold" style:font-size-complex="16.5pt" style:font-weight-complex="bold"/>
    </style:style>
    <style:style style:name="ch3" style:family="chart">
      <style:graphic-properties svg:stroke-color="#3c3c3c" draw:fill="solid" draw:fill-color="#ffffff"/>
      <style:text-properties fo:color="#3c3c3c" fo:font-family="Arial" fo:font-size="11pt" style:font-size-asian="11pt" style:font-size-complex="11pt"/>
    </style:style>
    <style:style style:name="ch4" style:family="chart">
      <style:chart-properties chart:symbol-type="automatic" chart:include-hidden-cells="false" chart:treat-empty-cells="leave-gap"/>
    </style:style>
    <style:style style:name="ch5" style:family="chart" style:data-style-name="N5137">
      <style:chart-properties chart:display-label="true" chart:tick-marks-major-inner="true" chart:tick-marks-major-outer="true" chart:tick-marks-minor-inner="true" chart:tick-marks-minor-outer="true" chart:logarithmic="false" chart:reverse-direction="false" text:line-break="false" chart:link-data-style-to-source="false" chart:axis-position="0" chart:tick-mark-position="at-axis"/>
      <style:graphic-properties svg:stroke-color="#3c3c3c"/>
      <style:text-properties fo:color="#3c3c3c" fo:font-family="Arial" fo:font-size="10.5pt" style:font-size-asian="10.5pt" style:font-size-complex="10.5pt"/>
    </style:style>
    <style:style style:name="ch6" style:family="chart">
      <style:chart-properties chart:auto-position="true" style:rotation-angle="0"/>
      <style:text-properties fo:color="#3c3c3c" fo:font-family="Arial" fo:font-size="12pt" fo:font-weight="bold" style:font-size-asian="12pt" style:font-weight-asian="bold" style:font-size-complex="12pt" style:font-weight-complex="bold"/>
    </style:style>
    <style:style style:name="ch7" style:family="chart" style:data-style-name="N0">
      <style:chart-properties chart:display-label="true" chart:logarithmic="false" chart:reverse-direction="false" text:line-break="false" chart:axis-position="0" chart:tick-mark-position="at-axis"/>
      <style:graphic-properties svg:stroke-color="#3c3c3c"/>
      <style:text-properties fo:color="#3c3c3c" fo:font-family="Arial" fo:font-size="10.5pt" style:font-size-asian="10.5pt" style:font-size-complex="10.5pt"/>
    </style:style>
    <style:style style:name="ch8" style:family="chart">
      <style:chart-properties chart:auto-position="true" style:rotation-angle="90"/>
      <style:text-properties fo:color="#3c3c3c" fo:font-family="Arial" fo:font-size="11pt" fo:font-weight="bold" style:font-size-asian="11pt" style:font-weight-asian="bold" style:font-size-complex="11pt" style:font-weight-complex="bold"/>
    </style:style>
    <style:style style:name="ch9" style:family="chart">
      <style:graphic-properties svg:stroke-color="#3c3c3c"/>
    </style:style>
    <style:style style:name="ch10" style:family="chart" style:data-style-name="N0">
      <style:chart-properties chart:symbol-type="named-symbol" chart:symbol-name="circle" chart:symbol-width="0.423cm" chart:symbol-height="0.423cm"/>
      <style:graphic-properties svg:stroke-width="0.07cm" svg:stroke-color="#ff0000" draw:fill-color="#ff0000"/>
      <style:text-properties fo:font-size="10pt" style:font-size-asian="10pt" style:font-size-complex="10pt"/>
    </style:style>
    <style:style style:name="ch11" style:family="chart">
      <style:graphic-properties draw:stroke="solid" svg:stroke-width="0.035cm" svg:stroke-color="#808080" draw:fill="solid" draw:fill-color="#ffffff"/>
    </style:style>
    <style:style style:name="ch12" style:family="chart">
      <style:graphic-properties draw:fill-color="#d9d9d9"/>
    </style:style>
  </office:automatic-styles>
  <office:body>
    <office:chart>
      <chart:chart svg:width="22.85cm" svg:height="18.813cm" xlink:href=".." xlink:type="simple" chart:class="chart:scatter" chart:style-name="ch1">
        <chart:title svg:x="14.371cm" svg:y="16.618cm" chart:style-name="ch2">
          <text:p>ImpVTC - FlybyVTC, s</text:p>
        </chart:title>
        <chart:legend svg:x="1.865cm" svg:y="16.109cm" style:legend-expansion="custom" chartooo:width="9.701cm" chartooo:height="2.54cm" style:legend-expansion-aspect-ratio="3.81929133858268" chart:style-name="ch3"/>
        <chart:plot-area chart:style-name="ch4" table:cell-range-address="'ImpTimeCorrFinal, no HEX2DEC()'.G3:'ImpTimeCorrFinal, no HEX2DEC()'.G36 'ImpTimeCorrFinal, no HEX2DEC()'.G39:'ImpTimeCorrFinal, no HEX2DEC()'.G39 'ImpTimeCorrFinal, no HEX2DEC()'.G41:'ImpTimeCorrFinal, no HEX2DEC()'.G41 'ImpTimeCorrFinal, no HEX2DEC()'.G44:'ImpTimeCorrFinal, no HEX2DEC()'.G44 'ImpTimeCorrFinal, no HEX2DEC()'.I3:'ImpTimeCorrFinal, no HEX2DEC()'.I36 'ImpTimeCorrFinal, no HEX2DEC()'.I39:'ImpTimeCorrFinal, no HEX2DEC()'.I39 'ImpTimeCorrFinal, no HEX2DEC()'.I41:'ImpTimeCorrFinal, no HEX2DEC()'.I41 'ImpTimeCorrFinal, no HEX2DEC()'.I44:'ImpTimeCorrFinal, no HEX2DEC()'.I44" svg:x="1.11cm" svg:y="0.452cm" svg:width="21.002cm" svg:height="15.212cm">
          <chartooo:coordinate-region svg:x="1.996cm" svg:y="0.664cm" svg:width="19.32cm" svg:height="14.327cm"/>
          <chart:axis chart:dimension="x" chart:name="primary-x" chart:style-name="ch5">
            <chart:title svg:x="8.095cm" svg:y="16.04cm" chart:style-name="ch6">
              <text:p>SCLK pseudo=date i.e. VTC/86400</text:p>
            </chart:title>
          </chart:axis>
          <chart:axis chart:dimension="y" chart:name="primary-y" chart:style-name="ch7">
            <chart:title svg:x="0cm" svg:y="10.152cm" chart:style-name="ch8">
              <text:p>ImpVTC - FlybyVTC, s</text:p>
            </chart:title>
            <chart:grid chart:style-name="ch9" chart:class="major"/>
          </chart:axis>
          <chart:series chart:style-name="ch10" chart:values-cell-range-address="'ImpTimeCorrFinal, no HEX2DEC()'.I3:'ImpTimeCorrFinal, no HEX2DEC()'.I36 'ImpTimeCorrFinal, no HEX2DEC()'.I39:'ImpTimeCorrFinal, no HEX2DEC()'.I39 'ImpTimeCorrFinal, no HEX2DEC()'.I41:'ImpTimeCorrFinal, no HEX2DEC()'.I41 'ImpTimeCorrFinal, no HEX2DEC()'.I44:'ImpTimeCorrFinal, no HEX2DEC()'.I44" chart:class="chart:scatter">
            <chart:domain table:cell-range-address="'ImpTimeCorrFinal, no HEX2DEC()'.G3:'ImpTimeCorrFinal, no HEX2DEC()'.G36 'ImpTimeCorrFinal, no HEX2DEC()'.G39:'ImpTimeCorrFinal, no HEX2DEC()'.G39 'ImpTimeCorrFinal, no HEX2DEC()'.G41:'ImpTimeCorrFinal, no HEX2DEC()'.G41 'ImpTimeCorrFinal, no HEX2DEC()'.G44:'ImpTimeCorrFinal, no HEX2DEC()'.G44"/>
            <chart:data-point chart:repeated="3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G Column G Column G Column G</text:p>
              </table:table-cell>
              <table:table-cell office:value-type="string">
                <text:p>Column I Column I Column I Column I</text:p>
              </table:table-cell>
            </table:table-row>
          </table:table-header-rows>
          <table:table-rows>
            <table:table-row>
              <table:table-cell office:value-type="string">
                <text:p>1</text:p>
              </table:table-cell>
              <table:table-cell office:value-type="float" office:value="1997.06726654884">
                <text:p>1997.06726654884</text:p>
                <draw:g>
                  <svg:desc>'ImpTimeCorrFinal, no HEX2DEC()'.G3:'ImpTimeCorrFinal, no HEX2DEC()'.G36 'ImpTimeCorrFinal, no HEX2DEC()'.G39:'ImpTimeCorrFinal, no HEX2DEC()'.G39 'ImpTimeCorrFinal, no HEX2DEC()'.G41:'ImpTimeCorrFinal, no HEX2DEC()'.G41 'ImpTimeCorrFinal, no HEX2DEC()'.G44:'ImpTimeCorrFinal, no HEX2DEC()'.G44</svg:desc>
                </draw:g>
              </table:table-cell>
              <table:table-cell office:value-type="float" office:value="175.814531981945">
                <text:p>175.814531981945</text:p>
                <draw:g>
                  <svg:desc>'ImpTimeCorrFinal, no HEX2DEC()'.I3:'ImpTimeCorrFinal, no HEX2DEC()'.I36 'ImpTimeCorrFinal, no HEX2DEC()'.I39:'ImpTimeCorrFinal, no HEX2DEC()'.I39 'ImpTimeCorrFinal, no HEX2DEC()'.I41:'ImpTimeCorrFinal, no HEX2DEC()'.I41 'ImpTimeCorrFinal, no HEX2DEC()'.I44:'ImpTimeCorrFinal, no HEX2DEC()'.I44</svg:desc>
                </draw:g>
              </table:table-cell>
            </table:table-row>
            <table:table-row>
              <table:table-cell office:value-type="string">
                <text:p>2</text:p>
              </table:table-cell>
              <table:table-cell office:value-type="float" office:value="1997.07421107775">
                <text:p>1997.07421107775</text:p>
              </table:table-cell>
              <table:table-cell office:value-type="float" office:value="175.813122004271">
                <text:p>175.813122004271</text:p>
              </table:table-cell>
            </table:table-row>
            <table:table-row>
              <table:table-cell office:value-type="string">
                <text:p>3</text:p>
              </table:table-cell>
              <table:table-cell office:value-type="float" office:value="1997.08115523199">
                <text:p>1997.08115523199</text:p>
              </table:table-cell>
              <table:table-cell office:value-type="float" office:value="175.811572015286">
                <text:p>175.811572015286</text:p>
              </table:table-cell>
            </table:table-row>
            <table:table-row>
              <table:table-cell office:value-type="string">
                <text:p>4</text:p>
              </table:table-cell>
              <table:table-cell office:value-type="float" office:value="1997.08809976097">
                <text:p>1997.08809976097</text:p>
              </table:table-cell>
              <table:table-cell office:value-type="float" office:value="175.81015598774">
                <text:p>175.81015598774</text:p>
              </table:table-cell>
            </table:table-row>
            <table:table-row>
              <table:table-cell office:value-type="string">
                <text:p>5</text:p>
              </table:table-cell>
              <table:table-cell office:value-type="float" office:value="1997.10198881902">
                <text:p>1997.10198881902</text:p>
              </table:table-cell>
              <table:table-cell office:value-type="float" office:value="175.807316988707">
                <text:p>175.807316988707</text:p>
              </table:table-cell>
            </table:table-row>
            <table:table-row>
              <table:table-cell office:value-type="string">
                <text:p>6</text:p>
              </table:table-cell>
              <table:table-cell office:value-type="float" office:value="1997.10893334806">
                <text:p>1997.10893334806</text:p>
              </table:table-cell>
              <table:table-cell office:value-type="float" office:value="175.805896013975">
                <text:p>175.805896013975</text:p>
              </table:table-cell>
            </table:table-row>
            <table:table-row>
              <table:table-cell office:value-type="string">
                <text:p>7</text:p>
              </table:table-cell>
              <table:table-cell office:value-type="float" office:value="1998.11235729826">
                <text:p>1998.11235729826</text:p>
              </table:table-cell>
              <table:table-cell office:value-type="float" office:value="175.596950024366">
                <text:p>175.596950024366</text:p>
              </table:table-cell>
            </table:table-row>
            <table:table-row>
              <table:table-cell office:value-type="string">
                <text:p>8</text:p>
              </table:table-cell>
              <table:table-cell office:value-type="float" office:value="1998.11930145285">
                <text:p>1998.11930145285</text:p>
              </table:table-cell>
              <table:table-cell office:value-type="float" office:value="175.59562599659">
                <text:p>175.59562599659</text:p>
              </table:table-cell>
            </table:table-row>
            <table:table-row>
              <table:table-cell office:value-type="string">
                <text:p>9</text:p>
              </table:table-cell>
              <table:table-cell office:value-type="float" office:value="1998.12624598215">
                <text:p>1998.12624598215</text:p>
              </table:table-cell>
              <table:table-cell office:value-type="float" office:value="175.594182014465">
                <text:p>175.594182014465</text:p>
              </table:table-cell>
            </table:table-row>
            <table:table-row>
              <table:table-cell office:value-type="string">
                <text:p>10</text:p>
              </table:table-cell>
              <table:table-cell office:value-type="float" office:value="1998.13319051146">
                <text:p>1998.13319051146</text:p>
              </table:table-cell>
              <table:table-cell office:value-type="float" office:value="175.592482000589">
                <text:p>175.592482000589</text:p>
              </table:table-cell>
            </table:table-row>
            <table:table-row>
              <table:table-cell office:value-type="string">
                <text:p>11</text:p>
              </table:table-cell>
              <table:table-cell office:value-type="float" office:value="1998.14013466605">
                <text:p>1998.14013466605</text:p>
              </table:table-cell>
              <table:table-cell office:value-type="float" office:value="175.591156989336">
                <text:p>175.591156989336</text:p>
              </table:table-cell>
            </table:table-row>
            <table:table-row>
              <table:table-cell office:value-type="string">
                <text:p>12</text:p>
              </table:table-cell>
              <table:table-cell office:value-type="float" office:value="1998.14707919537">
                <text:p>1998.14707919537</text:p>
              </table:table-cell>
              <table:table-cell office:value-type="float" office:value="175.589712023735">
                <text:p>175.589712023735</text:p>
              </table:table-cell>
            </table:table-row>
            <table:table-row>
              <table:table-cell office:value-type="string">
                <text:p>13</text:p>
              </table:table-cell>
              <table:table-cell office:value-type="float" office:value="1998.15402372468">
                <text:p>1998.15402372468</text:p>
              </table:table-cell>
              <table:table-cell office:value-type="float" office:value="175.588267982006">
                <text:p>175.588267982006</text:p>
              </table:table-cell>
            </table:table-row>
            <table:table-row>
              <table:table-cell office:value-type="string">
                <text:p>14</text:p>
              </table:table-cell>
              <table:table-cell office:value-type="float" office:value="1999.26701263045">
                <text:p>1999.26701263045</text:p>
              </table:table-cell>
              <table:table-cell office:value-type="float" office:value="175.352441012859">
                <text:p>175.352441012859</text:p>
              </table:table-cell>
            </table:table-row>
            <table:table-row>
              <table:table-cell office:value-type="string">
                <text:p>15</text:p>
              </table:table-cell>
              <table:table-cell office:value-type="float" office:value="1999.27395716003">
                <text:p>1999.27395716003</text:p>
              </table:table-cell>
              <table:table-cell office:value-type="float" office:value="175.350972980261">
                <text:p>175.350972980261</text:p>
              </table:table-cell>
            </table:table-row>
            <table:table-row>
              <table:table-cell office:value-type="string">
                <text:p>16</text:p>
              </table:table-cell>
              <table:table-cell office:value-type="float" office:value="1999.28090131487">
                <text:p>1999.28090131487</text:p>
              </table:table-cell>
              <table:table-cell office:value-type="float" office:value="175.349370986223">
                <text:p>175.349370986223</text:p>
              </table:table-cell>
            </table:table-row>
            <table:table-row>
              <table:table-cell office:value-type="string">
                <text:p>17</text:p>
              </table:table-cell>
              <table:table-cell office:value-type="float" office:value="1999.28784584444">
                <text:p>1999.28784584444</text:p>
              </table:table-cell>
              <table:table-cell office:value-type="float" office:value="175.347904026508">
                <text:p>175.347904026508</text:p>
              </table:table-cell>
            </table:table-row>
            <table:table-row>
              <table:table-cell office:value-type="string">
                <text:p>18</text:p>
              </table:table-cell>
              <table:table-cell office:value-type="float" office:value="1999.294790374">
                <text:p>1999.294790374</text:p>
              </table:table-cell>
              <table:table-cell office:value-type="float" office:value="175.346437990665">
                <text:p>175.346437990665</text:p>
              </table:table-cell>
            </table:table-row>
            <table:table-row>
              <table:table-cell office:value-type="string">
                <text:p>19</text:p>
              </table:table-cell>
              <table:table-cell office:value-type="float" office:value="1999.30173490358">
                <text:p>1999.30173490358</text:p>
              </table:table-cell>
              <table:table-cell office:value-type="float" office:value="175.344971001148">
                <text:p>175.344971001148</text:p>
              </table:table-cell>
            </table:table-row>
            <table:table-row>
              <table:table-cell office:value-type="string">
                <text:p>20</text:p>
              </table:table-cell>
              <table:table-cell office:value-type="float" office:value="1999.30867943314">
                <text:p>1999.30867943314</text:p>
              </table:table-cell>
              <table:table-cell office:value-type="float" office:value="175.343504995108">
                <text:p>175.343504995108</text:p>
              </table:table-cell>
            </table:table-row>
            <table:table-row>
              <table:table-cell office:value-type="string">
                <text:p>21</text:p>
              </table:table-cell>
              <table:table-cell office:value-type="float" office:value="2003.39838063882">
                <text:p>2003.39838063882</text:p>
              </table:table-cell>
              <table:table-cell office:value-type="float" office:value="174.456294000149">
                <text:p>174.456294000149</text:p>
              </table:table-cell>
            </table:table-row>
            <table:table-row>
              <table:table-cell office:value-type="string">
                <text:p>22</text:p>
              </table:table-cell>
              <table:table-cell office:value-type="float" office:value="2003.40532516905">
                <text:p>2003.40532516905</text:p>
              </table:table-cell>
              <table:table-cell office:value-type="float" office:value="174.454769998789">
                <text:p>174.454769998789</text:p>
              </table:table-cell>
            </table:table-row>
            <table:table-row>
              <table:table-cell office:value-type="string">
                <text:p>23</text:p>
              </table:table-cell>
              <table:table-cell office:value-type="float" office:value="2003.41226932461">
                <text:p>2003.41226932461</text:p>
              </table:table-cell>
              <table:table-cell office:value-type="float" office:value="174.453361988068">
                <text:p>174.453361988068</text:p>
              </table:table-cell>
            </table:table-row>
            <table:table-row>
              <table:table-cell office:value-type="string">
                <text:p>24</text:p>
              </table:table-cell>
              <table:table-cell office:value-type="float" office:value="2003.41921385493">
                <text:p>2003.41921385493</text:p>
              </table:table-cell>
              <table:table-cell office:value-type="float" office:value="174.451829999685">
                <text:p>174.451829999685</text:p>
              </table:table-cell>
            </table:table-row>
            <table:table-row>
              <table:table-cell office:value-type="string">
                <text:p>25</text:p>
              </table:table-cell>
              <table:table-cell office:value-type="float" office:value="2003.4261583853">
                <text:p>2003.4261583853</text:p>
              </table:table-cell>
              <table:table-cell office:value-type="float" office:value="174.450293987989">
                <text:p>174.450293987989</text:p>
              </table:table-cell>
            </table:table-row>
            <table:table-row>
              <table:table-cell office:value-type="string">
                <text:p>26</text:p>
              </table:table-cell>
              <table:table-cell office:value-type="float" office:value="2003.43310291569">
                <text:p>2003.43310291569</text:p>
              </table:table-cell>
              <table:table-cell office:value-type="float" office:value="174.448500007391">
                <text:p>174.448500007391</text:p>
              </table:table-cell>
            </table:table-row>
            <table:table-row>
              <table:table-cell office:value-type="string">
                <text:p>27</text:p>
              </table:table-cell>
              <table:table-cell office:value-type="float" office:value="2003.4400474461">
                <text:p>2003.4400474461</text:p>
              </table:table-cell>
              <table:table-cell office:value-type="float" office:value="174.446960985661">
                <text:p>174.446960985661</text:p>
              </table:table-cell>
            </table:table-row>
            <table:table-row>
              <table:table-cell office:value-type="string">
                <text:p>28</text:p>
              </table:table-cell>
              <table:table-cell office:value-type="float" office:value="2004.30176057949">
                <text:p>2004.30176057949</text:p>
              </table:table-cell>
              <table:table-cell office:value-type="float" office:value="174.248683989048">
                <text:p>174.248683989048</text:p>
              </table:table-cell>
            </table:table-row>
            <table:table-row>
              <table:table-cell office:value-type="string">
                <text:p>29</text:p>
              </table:table-cell>
              <table:table-cell office:value-type="float" office:value="2004.30870473611">
                <text:p>2004.30870473611</text:p>
              </table:table-cell>
              <table:table-cell office:value-type="float" office:value="174.246928006411">
                <text:p>174.246928006411</text:p>
              </table:table-cell>
            </table:table-row>
            <table:table-row>
              <table:table-cell office:value-type="string">
                <text:p>30</text:p>
              </table:table-cell>
              <table:table-cell office:value-type="float" office:value="2004.31564926742">
                <text:p>2004.31564926742</text:p>
              </table:table-cell>
              <table:table-cell office:value-type="float" office:value="174.245311021805">
                <text:p>174.245311021805</text:p>
              </table:table-cell>
            </table:table-row>
            <table:table-row>
              <table:table-cell office:value-type="string">
                <text:p>31</text:p>
              </table:table-cell>
              <table:table-cell office:value-type="float" office:value="2004.32259379873">
                <text:p>2004.32259379873</text:p>
              </table:table-cell>
              <table:table-cell office:value-type="float" office:value="174.243694007397">
                <text:p>174.243694007397</text:p>
              </table:table-cell>
            </table:table-row>
            <table:table-row>
              <table:table-cell office:value-type="string">
                <text:p>32</text:p>
              </table:table-cell>
              <table:table-cell office:value-type="float" office:value="2004.32953833002">
                <text:p>2004.32953833002</text:p>
              </table:table-cell>
              <table:table-cell office:value-type="float" office:value="174.242078006268">
                <text:p>174.242078006268</text:p>
              </table:table-cell>
            </table:table-row>
            <table:table-row>
              <table:table-cell office:value-type="string">
                <text:p>33</text:p>
              </table:table-cell>
              <table:table-cell office:value-type="float" office:value="2004.33648248657">
                <text:p>2004.33648248657</text:p>
              </table:table-cell>
              <table:table-cell office:value-type="float" office:value="174.240327984095">
                <text:p>174.240327984095</text:p>
              </table:table-cell>
            </table:table-row>
            <table:table-row>
              <table:table-cell office:value-type="string">
                <text:p>34</text:p>
              </table:table-cell>
              <table:table-cell office:value-type="float" office:value="2004.34342701781">
                <text:p>2004.34342701781</text:p>
              </table:table-cell>
              <table:table-cell office:value-type="float" office:value="174.238716989756">
                <text:p>174.238716989756</text:p>
              </table:table-cell>
            </table:table-row>
            <table:table-row>
              <table:table-cell office:value-type="string">
                <text:p>35</text:p>
              </table:table-cell>
              <table:table-cell office:value-type="float" office:value="2008.62840742363">
                <text:p>2008.62840742363</text:p>
              </table:table-cell>
              <table:table-cell office:value-type="float" office:value="172.941893994808">
                <text:p>172.941893994808</text:p>
              </table:table-cell>
            </table:table-row>
            <table:table-row>
              <table:table-cell office:value-type="string">
                <text:p>36</text:p>
              </table:table-cell>
              <table:table-cell office:value-type="float" office:value="2012.23730152271">
                <text:p>2012.23730152271</text:p>
              </table:table-cell>
              <table:table-cell office:value-type="float" office:value="172.558594018221">
                <text:p>172.558594018221</text:p>
              </table:table-cell>
            </table:table-row>
            <table:table-row>
              <table:table-cell office:value-type="string">
                <text:p>37</text:p>
              </table:table-cell>
              <table:table-cell office:value-type="float" office:value="2012.23732159649">
                <text:p>2012.23732159649</text:p>
              </table:table-cell>
              <table:table-cell office:value-type="float" office:value="170.824219018221">
                <text:p>170.8242190182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stroke-dash draw:name="Excel_20_line_20_dash_20_1" draw:display-name="Excel line dash 1" draw:style="rect" draw:dots2="1" draw:dots2-length="0.428cm" draw:distance="0.107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date-style style:name="N33" number:automatic-order="true">
      <number:month number:textual="true"/>
      <number:text> </number:text>
      <number:day number:style="long"/>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svg:stroke-width="0.051cm" draw:fill="none" draw:fill-color="#e6e6e6"/>
      <style:text-properties fo:font-size="12pt" fo:font-weight="bold"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33">
      <style:chart-properties chart:display-label="true" chart:logarithmic="false" chart:maximum="38550" chart:reverse-direction="false" text:line-break="false" chart:link-data-style-to-source="false" chart:axis-position="0"/>
      <style:graphic-properties svg:stroke-color="#b3b3b3"/>
      <style:text-properties fo:font-size="12pt" fo:font-weight="bold" style:font-size-asian="10pt" style:font-size-complex="10pt"/>
    </style:style>
    <style:style style:name="ch6" style:family="chart" style:data-style-name="N1">
      <style:chart-properties chart:display-label="true" chart:logarithmic="false" chart:reverse-direction="false" text:line-break="false" chart:link-data-style-to-source="false" chart:axis-position="0"/>
      <style:graphic-properties svg:stroke-color="#b3b3b3"/>
      <style:text-properties fo:font-size="12pt" fo:font-weight="bold" style:font-size-asian="10pt" style:font-size-complex="10pt"/>
    </style:style>
    <style:style style:name="ch7" style:family="chart">
      <style:graphic-properties svg:stroke-color="#b3b3b3"/>
    </style:style>
    <style:style style:name="ch8" style:family="chart" style:data-style-name="N1">
      <style:chart-properties chart:symbol-type="named-symbol" chart:symbol-name="circle" chart:symbol-width="1cm" chart:symbol-height="1cm" chart:regression-type="linear">
        <chart:symbol-image xlink:href="Pictures/20000011000000DF000000DF4B456C51.svm" xlink:type="simple" xlink:actuate="onLoad"/>
      </style:chart-properties>
      <style:graphic-properties draw:stroke="none" svg:stroke-width="0.08cm" svg:stroke-color="#579d1c" draw:fill-color="#579d1c"/>
      <style:text-properties fo:font-size="10pt" style:font-size-asian="10pt" style:font-size-complex="10pt"/>
    </style:style>
    <style:style style:name="ch9" style:family="chart">
      <style:graphic-properties svg:stroke-color="#579d1c"/>
    </style:style>
    <style:style style:name="ch10" style:family="chart" style:data-style-name="N1">
      <style:chart-properties chart:symbol-type="named-symbol" chart:symbol-name="circle" chart:symbol-width="1cm" chart:symbol-height="1cm" chart:regression-type="linear">
        <chart:symbol-image xlink:href="Pictures/20000011000000DF000000DF43ECE8A9.svm" xlink:type="simple" xlink:actuate="onLoad"/>
      </style:chart-properties>
      <style:graphic-properties draw:stroke="none" svg:stroke-width="0.08cm" svg:stroke-color="#ff00ff" draw:fill-color="#ff00ff"/>
      <style:text-properties fo:font-size="10pt" style:font-size-asian="10pt" style:font-size-complex="10pt"/>
    </style:style>
    <style:style style:name="ch11" style:family="chart">
      <style:graphic-properties svg:stroke-color="#ff00ff"/>
    </style:style>
    <style:style style:name="ch12" style:family="chart" style:data-style-name="N1">
      <style:chart-properties chart:symbol-type="named-symbol" chart:symbol-name="circle" chart:symbol-width="1cm" chart:symbol-height="1cm" chart:regression-type="linear">
        <chart:symbol-image xlink:href="Pictures/20000011000000DF000000DFFD8F671B.svm" xlink:type="simple" xlink:actuate="onLoad"/>
      </style:chart-properties>
      <style:graphic-properties draw:stroke="none" svg:stroke-width="0.08cm" svg:stroke-color="#0000ff" draw:fill-color="#0000ff"/>
      <style:text-properties fo:font-size="10pt" style:font-size-asian="10pt" style:font-size-complex="10pt"/>
    </style:style>
    <style:style style:name="ch13" style:family="chart">
      <style:graphic-properties svg:stroke-color="#0000ff"/>
    </style:style>
    <style:style style:name="ch14" style:family="chart" style:data-style-name="N1">
      <style:chart-properties chart:symbol-type="named-symbol" chart:symbol-name="circle" chart:symbol-width="1cm" chart:symbol-height="1cm" chart:regression-type="linear">
        <chart:symbol-image xlink:href="Pictures/20000011000000DF000000DF326472D3.svm" xlink:type="simple" xlink:actuate="onLoad"/>
      </style:chart-properties>
      <style:graphic-properties draw:stroke="none" svg:stroke-width="0.08cm" svg:stroke-color="#ff420e" draw:fill-color="#ff420e"/>
      <style:text-properties fo:font-size="10pt" style:font-size-asian="10pt" style:font-size-complex="10pt"/>
    </style:style>
    <style:style style:name="ch15" style:family="chart">
      <style:graphic-properties svg:stroke-color="#ff420e"/>
    </style:style>
    <style:style style:name="ch16" style:family="chart" style:data-style-name="N1">
      <style:chart-properties chart:symbol-type="named-symbol" chart:symbol-name="circle" chart:symbol-width="1cm" chart:symbol-height="1cm" chart:regression-type="linear">
        <chart:symbol-image xlink:href="Pictures/20000011000000DF000000DF3D1DA157.svm" xlink:type="simple" xlink:actuate="onLoad"/>
      </style:chart-properties>
      <style:graphic-properties draw:stroke="none" svg:stroke-width="0.08cm" svg:stroke-color="#c5000b" draw:fill-color="#c5000b"/>
      <style:text-properties fo:font-size="10pt" style:font-size-asian="10pt" style:font-size-complex="10pt"/>
    </style:style>
    <style:style style:name="ch17" style:family="chart">
      <style:graphic-properties svg:stroke-color="#c5000b"/>
    </style:style>
    <style:style style:name="ch18" style:family="chart" style:data-style-name="N1">
      <style:chart-properties chart:symbol-type="named-symbol" chart:symbol-name="square" chart:symbol-width="0.25cm" chart:symbol-height="0.25cm" chart:regression-type="linear">
        <chart:symbol-image xlink:href="Pictures/20000011000000DD000000DDB1B86C74.svm" xlink:type="simple" xlink:actuate="onLoad"/>
      </style:chart-properties>
      <style:graphic-properties draw:stroke="none" svg:stroke-width="0.08cm" svg:stroke-color="#000000" draw:fill-color="#000000" dr3d:edge-rounding="5%"/>
      <style:text-properties fo:font-size="10pt" style:font-size-asian="10pt" style:font-size-complex="10pt"/>
    </style:style>
    <style:style style:name="ch19" style:family="chart">
      <style:graphic-properties svg:stroke-width="0.508cm" svg:stroke-color="#808080" svg:stroke-opacity="50%"/>
    </style:style>
    <style:style style:name="ch20" style:family="chart" style:data-style-name="N1">
      <style:chart-properties chart:symbol-type="named-symbol" chart:symbol-name="diamond" chart:symbol-width="1cm" chart:symbol-height="1cm">
        <chart:symbol-image/>
      </style:chart-properties>
      <style:graphic-properties draw:stroke="none" svg:stroke-width="0.08cm" svg:stroke-color="#ff420e" draw:fill-color="#ff420e"/>
      <style:text-properties fo:font-size="10pt" style:font-size-asian="10pt" style:font-size-complex="10pt"/>
    </style:style>
    <style:style style:name="ch21" style:family="chart" style:data-style-name="N1">
      <style:chart-properties chart:symbol-type="named-symbol" chart:symbol-name="arrow-down" chart:symbol-width="1cm" chart:symbol-height="1cm">
        <chart:symbol-image/>
      </style:chart-properties>
      <style:graphic-properties draw:stroke="none" svg:stroke-width="0.08cm" svg:stroke-color="#cccc00" draw:fill-color="#cccc00"/>
      <style:text-properties fo:font-size="10pt" style:font-size-asian="10pt" style:font-size-complex="10pt"/>
    </style:style>
    <style:style style:name="ch22" style:family="chart">
      <style:graphic-properties draw:stroke="solid" svg:stroke-color="#b3b3b3" draw:fill="none" draw:fill-color="#e6e6e6"/>
    </style:style>
    <style:style style:name="ch23" style:family="chart">
      <style:graphic-properties svg:stroke-color="#b3b3b3" draw:fill-color="#cccccc"/>
    </style:style>
  </office:automatic-styles>
  <office:body>
    <office:chart>
      <chart:chart svg:width="39.888cm" svg:height="24.52cm" xlink:href=".." xlink:type="simple" chart:class="chart:scatter" chart:style-name="ch1">
        <chart:title svg:x="4.905cm" svg:y="0.915cm" chart:style-name="ch2">
          <text:p>ImpactorVTC-FlybyVTC, s</text:p>
        </chart:title>
        <chart:legend svg:x="4.066cm" svg:y="15.049cm" style:legend-expansion="custom" chartooo:width="10.968cm" chartooo:height="7.319cm" style:legend-expansion-aspect-ratio="1.49856537778385" chart:style-name="ch3"/>
        <chart:plot-area chart:style-name="ch4" table:cell-range-address="ImpTimeCorrFinal.I3:ImpTimeCorrFinal.I36 ImpTimeCorrFinal.G3:ImpTimeCorrFinal.G8 ImpTimeCorrFinal.A38:ImpTimeCorrFinal.A38 ImpTimeCorrFinal.I39:ImpTimeCorrFinal.I39 ImpTimeCorrFinal.E41:ImpTimeCorrFinal.E41 ImpTimeCorrFinal.I41:ImpTimeCorrFinal.I41" chart:data-source-has-labels="both" svg:x="2.163cm" svg:y="3.166cm" svg:width="37.364cm" svg:height="20.456cm">
          <chartooo:coordinate-region svg:x="3.129cm" svg:y="3.392cm" svg:width="35.802cm" svg:height="19.53cm"/>
          <chart:axis chart:dimension="x" chart:name="primary-x" chart:style-name="ch5" chartooo:axis-type="auto">
            <chart:categories table:cell-range-address="ImpTimeCorrFinal.I30:ImpTimeCorrFinal.I36"/>
          </chart:axis>
          <chart:axis chart:dimension="y" chart:name="primary-y" chart:style-name="ch6">
            <chart:grid chart:style-name="ch7" chart:class="major"/>
          </chart:axis>
          <chart:series chart:style-name="ch8" chart:values-cell-range-address="ImpTimeCorrFinal.I3:ImpTimeCorrFinal.I8" chart:label-cell-address="" chart:class="chart:scatter">
            <chart:domain table:cell-range-address="ImpTimeCorrFinal.G3:ImpTimeCorrFinal.G8"/>
            <chart:regression-curve chart:style-name="ch9">
              <chart:equation chart:display-r-square="true" svg:x="5.1cm" svg:y="4.487cm"/>
            </chart:regression-curve>
            <chart:data-point chart:repeated="6"/>
          </chart:series>
          <chart:series chart:style-name="ch10" chart:values-cell-range-address="ImpTimeCorrFinal.I9:ImpTimeCorrFinal.I15" chart:label-cell-address="" chart:class="chart:scatter">
            <chart:domain table:cell-range-address="ImpTimeCorrFinal.G9:ImpTimeCorrFinal.G15"/>
            <chart:regression-curve chart:style-name="ch11">
              <chart:equation chart:display-r-square="true" svg:x="6.874cm" svg:y="5.654cm"/>
            </chart:regression-curve>
            <chart:data-point chart:repeated="7"/>
          </chart:series>
          <chart:series chart:style-name="ch12" chart:values-cell-range-address="ImpTimeCorrFinal.I16:ImpTimeCorrFinal.I22" chart:label-cell-address="" chart:class="chart:scatter">
            <chart:domain table:cell-range-address="ImpTimeCorrFinal.G16:ImpTimeCorrFinal.G22"/>
            <chart:regression-curve chart:style-name="ch13">
              <chart:equation chart:display-r-square="true" svg:x="8.539cm" svg:y="6.703cm"/>
            </chart:regression-curve>
            <chart:data-point chart:repeated="7"/>
          </chart:series>
          <chart:series chart:style-name="ch14" chart:values-cell-range-address="ImpTimeCorrFinal.I23:ImpTimeCorrFinal.I29" chart:label-cell-address="" chart:class="chart:scatter">
            <chart:domain table:cell-range-address="ImpTimeCorrFinal.G23:ImpTimeCorrFinal.G29"/>
            <chart:regression-curve chart:style-name="ch15">
              <chart:equation chart:display-r-square="true" svg:x="12.78cm" svg:y="8.817cm"/>
            </chart:regression-curve>
            <chart:data-point chart:repeated="7"/>
          </chart:series>
          <chart:series chart:style-name="ch16" chart:values-cell-range-address="ImpTimeCorrFinal.I30:ImpTimeCorrFinal.I36" chart:label-cell-address="" chart:class="chart:scatter">
            <chart:domain table:cell-range-address="ImpTimeCorrFinal.G30:ImpTimeCorrFinal.G36"/>
            <chart:regression-curve chart:style-name="ch17">
              <chart:equation chart:display-r-square="true" svg:x="14.276cm" svg:y="9.991cm"/>
            </chart:regression-curve>
            <chart:data-point chart:repeated="7"/>
          </chart:series>
          <chart:series chart:style-name="ch18" chart:values-cell-range-address="ImpTimeCorrFinal.I3:ImpTimeCorrFinal.I36" chart:label-cell-address="" chart:class="chart:scatter">
            <chart:domain table:cell-range-address="ImpTimeCorrFinal.G3:ImpTimeCorrFinal.G36"/>
            <chart:regression-curve chart:style-name="ch19">
              <chart:equation chart:display-r-square="true" svg:x="18.244cm" svg:y="20.83cm"/>
            </chart:regression-curve>
            <chart:data-point chart:repeated="34"/>
          </chart:series>
          <chart:series chart:style-name="ch20" chart:values-cell-range-address="ImpTimeCorrFinal.I39:ImpTimeCorrFinal.I39" chart:label-cell-address="ImpTimeCorrFinal.A38:ImpTimeCorrFinal.A38" chart:class="chart:scatter">
            <chart:domain table:cell-range-address="ImpTimeCorrFinal.G39:ImpTimeCorrFinal.G39"/>
            <chart:data-point/>
          </chart:series>
          <chart:series chart:style-name="ch21" chart:values-cell-range-address="ImpTimeCorrFinal.I41:ImpTimeCorrFinal.I41" chart:label-cell-address="ImpTimeCorrFinal.E41:ImpTimeCorrFinal.E41" chart:class="chart:scatter">
            <chart:domain table:cell-range-address="ImpTimeCorrFinal.G41:ImpTimeCorrFinal.G41"/>
            <chart:data-point/>
          </chart:series>
          <chart:wall chart:style-name="ch22"/>
          <chart:floor chart:style-name="ch23"/>
        </chart:plot-area>
        <table:table table:name="local-table">
          <table:table-header-columns>
            <table:table-column/>
          </table:table-header-columns>
          <table:table-columns>
            <table:table-column table:number-columns-repeated="16"/>
          </table:table-columns>
          <table:table-header-rows>
            <table:table-row>
              <table:table-cell>
                <text:p/>
              </table:table-cell>
              <table:table-cell office:value-type="string">
                <text:p>Column G</text:p>
              </table:table-cell>
              <table:table-cell office:value-type="string">
                <text:p>Jun 19</text:p>
              </table:table-cell>
              <table:table-cell office:value-type="string">
                <text:p>Column G</text:p>
              </table:table-cell>
              <table:table-cell office:value-type="string">
                <text:p>Jun 20</text:p>
              </table:table-cell>
              <table:table-cell office:value-type="string">
                <text:p>Column G</text:p>
              </table:table-cell>
              <table:table-cell office:value-type="string">
                <text:p>Jun 21</text:p>
              </table:table-cell>
              <table:table-cell office:value-type="string">
                <text:p>Column G</text:p>
              </table:table-cell>
              <table:table-cell office:value-type="string">
                <text:p>Jun 25</text:p>
              </table:table-cell>
              <table:table-cell office:value-type="string">
                <text:p>Column G</text:p>
              </table:table-cell>
              <table:table-cell office:value-type="string">
                <text:p>Jun 26</text:p>
              </table:table-cell>
              <table:table-cell office:value-type="string">
                <text:p>Column G</text:p>
              </table:table-cell>
              <table:table-cell office:value-type="string">
                <text:p>Jun 19 - Jun 26</text:p>
              </table:table-cell>
              <table:table-cell office:value-type="string">
                <text:p/>
              </table:table-cell>
              <table:table-cell office:value-type="string">
                <text:p>Possible bad point:</text:p>
                <draw:g>
                  <svg:desc>ImpTimeCorrFinal.A38:ImpTimeCorrFinal.A38</svg:desc>
                </draw:g>
              </table:table-cell>
              <table:table-cell office:value-type="string">
                <text:p/>
              </table:table-cell>
              <table:table-cell office:value-type="string">
                <text:p>TOI:</text:p>
                <draw:g>
                  <svg:desc>ImpTimeCorrFinal.E41:ImpTimeCorrFinal.E41</svg:desc>
                </draw:g>
              </table:table-cell>
            </table:table-row>
          </table:table-header-rows>
          <table:table-rows>
            <table:table-row>
              <table:table-cell office:value-type="float" office:value="174.248683989048">
                <text:p>170</text:p>
                <draw:g>
                  <svg:desc>ImpTimeCorrFinal.I30:ImpTimeCorrFinal.I36</svg:desc>
                </draw:g>
              </table:table-cell>
              <table:table-cell office:value-type="float" office:value="38522.0672665488">
                <text:p>38522.0672665488</text:p>
                <draw:g>
                  <svg:desc>ImpTimeCorrFinal.G3:ImpTimeCorrFinal.G8</svg:desc>
                </draw:g>
              </table:table-cell>
              <table:table-cell office:value-type="float" office:value="175.814531981945">
                <text:p>175.814531981945</text:p>
                <draw:g>
                  <svg:desc>ImpTimeCorrFinal.I3:ImpTimeCorrFinal.I8</svg:desc>
                </draw:g>
              </table:table-cell>
              <table:table-cell office:value-type="float" office:value="38523.1123572983">
                <text:p>38523.1123572983</text:p>
                <draw:g>
                  <svg:desc>ImpTimeCorrFinal.G9:ImpTimeCorrFinal.G15</svg:desc>
                </draw:g>
              </table:table-cell>
              <table:table-cell office:value-type="float" office:value="175.596950024366">
                <text:p>175.596950024366</text:p>
                <draw:g>
                  <svg:desc>ImpTimeCorrFinal.I9:ImpTimeCorrFinal.I15</svg:desc>
                </draw:g>
              </table:table-cell>
              <table:table-cell office:value-type="float" office:value="38524.2670126305">
                <text:p>38524.2670126305</text:p>
                <draw:g>
                  <svg:desc>ImpTimeCorrFinal.G16:ImpTimeCorrFinal.G22</svg:desc>
                </draw:g>
              </table:table-cell>
              <table:table-cell office:value-type="float" office:value="175.352441012859">
                <text:p>175.352441012859</text:p>
                <draw:g>
                  <svg:desc>ImpTimeCorrFinal.I16:ImpTimeCorrFinal.I22</svg:desc>
                </draw:g>
              </table:table-cell>
              <table:table-cell office:value-type="float" office:value="38528.3983806388">
                <text:p>38528.3983806388</text:p>
                <draw:g>
                  <svg:desc>ImpTimeCorrFinal.G23:ImpTimeCorrFinal.G29</svg:desc>
                </draw:g>
              </table:table-cell>
              <table:table-cell office:value-type="float" office:value="174.456294000149">
                <text:p>174.456294000149</text:p>
                <draw:g>
                  <svg:desc>ImpTimeCorrFinal.I23:ImpTimeCorrFinal.I29</svg:desc>
                </draw:g>
              </table:table-cell>
              <table:table-cell office:value-type="float" office:value="38529.3017605795">
                <text:p>38529.3017605795</text:p>
                <draw:g>
                  <svg:desc>ImpTimeCorrFinal.G30:ImpTimeCorrFinal.G36</svg:desc>
                </draw:g>
              </table:table-cell>
              <table:table-cell office:value-type="float" office:value="174.248683989048">
                <text:p>174.248683989048</text:p>
                <draw:g>
                  <svg:desc>ImpTimeCorrFinal.I30:ImpTimeCorrFinal.I36</svg:desc>
                </draw:g>
              </table:table-cell>
              <table:table-cell office:value-type="float" office:value="38522.0672665488">
                <text:p>38522.0672665488</text:p>
                <draw:g>
                  <svg:desc>ImpTimeCorrFinal.G3:ImpTimeCorrFinal.G36</svg:desc>
                </draw:g>
              </table:table-cell>
              <table:table-cell office:value-type="float" office:value="175.814531981945">
                <text:p>175.814531981945</text:p>
                <draw:g>
                  <svg:desc>ImpTimeCorrFinal.I3:ImpTimeCorrFinal.I36</svg:desc>
                </draw:g>
              </table:table-cell>
              <table:table-cell office:value-type="float" office:value="38533.6284074236">
                <text:p>38533.6284074236</text:p>
                <draw:g>
                  <svg:desc>ImpTimeCorrFinal.G39:ImpTimeCorrFinal.G39</svg:desc>
                </draw:g>
              </table:table-cell>
              <table:table-cell office:value-type="float" office:value="172.941893994808">
                <text:p>172.941893994808</text:p>
                <draw:g>
                  <svg:desc>ImpTimeCorrFinal.I39:ImpTimeCorrFinal.I39</svg:desc>
                </draw:g>
              </table:table-cell>
              <table:table-cell office:value-type="float" office:value="38537.2373020015">
                <text:p>38537.2373020015</text:p>
                <draw:g>
                  <svg:desc>ImpTimeCorrFinal.G41:ImpTimeCorrFinal.G41</svg:desc>
                </draw:g>
              </table:table-cell>
              <table:table-cell office:value-type="float" office:value="172.537151992321">
                <text:p>172.537151992321</text:p>
                <draw:g>
                  <svg:desc>ImpTimeCorrFinal.I41:ImpTimeCorrFinal.I41</svg:desc>
                </draw:g>
              </table:table-cell>
            </table:table-row>
            <table:table-row>
              <table:table-cell office:value-type="float" office:value="174.246928006411">
                <text:p>170</text:p>
              </table:table-cell>
              <table:table-cell office:value-type="float" office:value="38522.0742110778">
                <text:p>38522.0742110778</text:p>
              </table:table-cell>
              <table:table-cell office:value-type="float" office:value="175.813122004271">
                <text:p>175.813122004271</text:p>
              </table:table-cell>
              <table:table-cell office:value-type="float" office:value="38523.1193014528">
                <text:p>38523.1193014528</text:p>
              </table:table-cell>
              <table:table-cell office:value-type="float" office:value="175.59562599659">
                <text:p>175.59562599659</text:p>
              </table:table-cell>
              <table:table-cell office:value-type="float" office:value="38524.27395716">
                <text:p>38524.27395716</text:p>
              </table:table-cell>
              <table:table-cell office:value-type="float" office:value="175.350972980261">
                <text:p>175.350972980261</text:p>
              </table:table-cell>
              <table:table-cell office:value-type="float" office:value="38528.405325169">
                <text:p>38528.405325169</text:p>
              </table:table-cell>
              <table:table-cell office:value-type="float" office:value="174.454769998789">
                <text:p>174.454769998789</text:p>
              </table:table-cell>
              <table:table-cell office:value-type="float" office:value="38529.3087047361">
                <text:p>38529.3087047361</text:p>
              </table:table-cell>
              <table:table-cell office:value-type="float" office:value="174.246928006411">
                <text:p>174.246928006411</text:p>
              </table:table-cell>
              <table:table-cell office:value-type="float" office:value="38522.0742110778">
                <text:p>38522.0742110778</text:p>
              </table:table-cell>
              <table:table-cell office:value-type="float" office:value="175.813122004271">
                <text:p>175.8131220042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74.245311021805">
                <text:p>170</text:p>
              </table:table-cell>
              <table:table-cell office:value-type="float" office:value="38522.081155232">
                <text:p>38522.081155232</text:p>
              </table:table-cell>
              <table:table-cell office:value-type="float" office:value="175.811572015286">
                <text:p>175.811572015286</text:p>
              </table:table-cell>
              <table:table-cell office:value-type="float" office:value="38523.1262459822">
                <text:p>38523.1262459822</text:p>
              </table:table-cell>
              <table:table-cell office:value-type="float" office:value="175.594182014465">
                <text:p>175.594182014465</text:p>
              </table:table-cell>
              <table:table-cell office:value-type="float" office:value="38524.2809013149">
                <text:p>38524.2809013149</text:p>
              </table:table-cell>
              <table:table-cell office:value-type="float" office:value="175.349370986223">
                <text:p>175.349370986223</text:p>
              </table:table-cell>
              <table:table-cell office:value-type="float" office:value="38528.4122693246">
                <text:p>38528.4122693246</text:p>
              </table:table-cell>
              <table:table-cell office:value-type="float" office:value="174.453361988068">
                <text:p>174.453361988068</text:p>
              </table:table-cell>
              <table:table-cell office:value-type="float" office:value="38529.3156492674">
                <text:p>38529.3156492674</text:p>
              </table:table-cell>
              <table:table-cell office:value-type="float" office:value="174.245311021805">
                <text:p>174.245311021805</text:p>
              </table:table-cell>
              <table:table-cell office:value-type="float" office:value="38522.081155232">
                <text:p>38522.081155232</text:p>
              </table:table-cell>
              <table:table-cell office:value-type="float" office:value="175.811572015286">
                <text:p>175.81157201528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74.243694007397">
                <text:p>170</text:p>
              </table:table-cell>
              <table:table-cell office:value-type="float" office:value="38522.088099761">
                <text:p>38522.088099761</text:p>
              </table:table-cell>
              <table:table-cell office:value-type="float" office:value="175.81015598774">
                <text:p>175.81015598774</text:p>
              </table:table-cell>
              <table:table-cell office:value-type="float" office:value="38523.1331905115">
                <text:p>38523.1331905115</text:p>
              </table:table-cell>
              <table:table-cell office:value-type="float" office:value="175.592482000589">
                <text:p>175.592482000589</text:p>
              </table:table-cell>
              <table:table-cell office:value-type="float" office:value="38524.2878458444">
                <text:p>38524.2878458444</text:p>
              </table:table-cell>
              <table:table-cell office:value-type="float" office:value="175.347904026508">
                <text:p>175.347904026508</text:p>
              </table:table-cell>
              <table:table-cell office:value-type="float" office:value="38528.4192138549">
                <text:p>38528.4192138549</text:p>
              </table:table-cell>
              <table:table-cell office:value-type="float" office:value="174.451829999685">
                <text:p>174.451829999685</text:p>
              </table:table-cell>
              <table:table-cell office:value-type="float" office:value="38529.3225937987">
                <text:p>38529.3225937987</text:p>
              </table:table-cell>
              <table:table-cell office:value-type="float" office:value="174.243694007397">
                <text:p>174.243694007397</text:p>
              </table:table-cell>
              <table:table-cell office:value-type="float" office:value="38522.088099761">
                <text:p>38522.088099761</text:p>
              </table:table-cell>
              <table:table-cell office:value-type="float" office:value="175.81015598774">
                <text:p>175.8101559877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74.242078006268">
                <text:p>170</text:p>
              </table:table-cell>
              <table:table-cell office:value-type="float" office:value="38522.101988819">
                <text:p>38522.101988819</text:p>
              </table:table-cell>
              <table:table-cell office:value-type="float" office:value="175.807316988707">
                <text:p>175.807316988707</text:p>
              </table:table-cell>
              <table:table-cell office:value-type="float" office:value="38523.1401346661">
                <text:p>38523.1401346661</text:p>
              </table:table-cell>
              <table:table-cell office:value-type="float" office:value="175.591156989336">
                <text:p>175.591156989336</text:p>
              </table:table-cell>
              <table:table-cell office:value-type="float" office:value="38524.294790374">
                <text:p>38524.294790374</text:p>
              </table:table-cell>
              <table:table-cell office:value-type="float" office:value="175.346437990665">
                <text:p>175.346437990665</text:p>
              </table:table-cell>
              <table:table-cell office:value-type="float" office:value="38528.4261583853">
                <text:p>38528.4261583853</text:p>
              </table:table-cell>
              <table:table-cell office:value-type="float" office:value="174.450293987989">
                <text:p>174.450293987989</text:p>
              </table:table-cell>
              <table:table-cell office:value-type="float" office:value="38529.32953833">
                <text:p>38529.32953833</text:p>
              </table:table-cell>
              <table:table-cell office:value-type="float" office:value="174.242078006268">
                <text:p>174.242078006268</text:p>
              </table:table-cell>
              <table:table-cell office:value-type="float" office:value="38522.101988819">
                <text:p>38522.101988819</text:p>
              </table:table-cell>
              <table:table-cell office:value-type="float" office:value="175.807316988707">
                <text:p>175.8073169887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74.240327984095">
                <text:p>170</text:p>
              </table:table-cell>
              <table:table-cell office:value-type="float" office:value="38522.1089333481">
                <text:p>38522.1089333481</text:p>
              </table:table-cell>
              <table:table-cell office:value-type="float" office:value="175.805896013975">
                <text:p>175.805896013975</text:p>
              </table:table-cell>
              <table:table-cell office:value-type="float" office:value="38523.1470791954">
                <text:p>38523.1470791954</text:p>
              </table:table-cell>
              <table:table-cell office:value-type="float" office:value="175.589712023735">
                <text:p>175.589712023735</text:p>
              </table:table-cell>
              <table:table-cell office:value-type="float" office:value="38524.3017349036">
                <text:p>38524.3017349036</text:p>
              </table:table-cell>
              <table:table-cell office:value-type="float" office:value="175.344971001148">
                <text:p>175.344971001148</text:p>
              </table:table-cell>
              <table:table-cell office:value-type="float" office:value="38528.4331029157">
                <text:p>38528.4331029157</text:p>
              </table:table-cell>
              <table:table-cell office:value-type="float" office:value="174.448500007391">
                <text:p>174.448500007391</text:p>
              </table:table-cell>
              <table:table-cell office:value-type="float" office:value="38529.3364824866">
                <text:p>38529.3364824866</text:p>
              </table:table-cell>
              <table:table-cell office:value-type="float" office:value="174.240327984095">
                <text:p>174.240327984095</text:p>
              </table:table-cell>
              <table:table-cell office:value-type="float" office:value="38522.1089333481">
                <text:p>38522.1089333481</text:p>
              </table:table-cell>
              <table:table-cell office:value-type="float" office:value="175.805896013975">
                <text:p>175.805896013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float" office:value="174.238716989756">
                <text:p>170</text:p>
              </table:table-cell>
              <table:table-cell office:value-type="float" office:value="NaN">
                <text:p>NaN</text:p>
              </table:table-cell>
              <table:table-cell office:value-type="float" office:value="NaN">
                <text:p>NaN</text:p>
              </table:table-cell>
              <table:table-cell office:value-type="float" office:value="38523.1540237247">
                <text:p>38523.1540237247</text:p>
              </table:table-cell>
              <table:table-cell office:value-type="float" office:value="175.588267982006">
                <text:p>175.588267982006</text:p>
              </table:table-cell>
              <table:table-cell office:value-type="float" office:value="38524.3086794331">
                <text:p>38524.3086794331</text:p>
              </table:table-cell>
              <table:table-cell office:value-type="float" office:value="175.343504995108">
                <text:p>175.343504995108</text:p>
              </table:table-cell>
              <table:table-cell office:value-type="float" office:value="38528.4400474461">
                <text:p>38528.4400474461</text:p>
              </table:table-cell>
              <table:table-cell office:value-type="float" office:value="174.446960985661">
                <text:p>174.446960985661</text:p>
              </table:table-cell>
              <table:table-cell office:value-type="float" office:value="38529.3434270178">
                <text:p>38529.3434270178</text:p>
              </table:table-cell>
              <table:table-cell office:value-type="float" office:value="174.238716989756">
                <text:p>174.238716989756</text:p>
              </table:table-cell>
              <table:table-cell office:value-type="float" office:value="38523.1123572983">
                <text:p>38523.1123572983</text:p>
              </table:table-cell>
              <table:table-cell office:value-type="float" office:value="175.596950024366">
                <text:p>175.59695002436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3.1193014528">
                <text:p>38523.1193014528</text:p>
              </table:table-cell>
              <table:table-cell office:value-type="float" office:value="175.59562599659">
                <text:p>175.595625996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3.1262459822">
                <text:p>38523.1262459822</text:p>
              </table:table-cell>
              <table:table-cell office:value-type="float" office:value="175.594182014465">
                <text:p>175.5941820144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3.1331905115">
                <text:p>38523.1331905115</text:p>
              </table:table-cell>
              <table:table-cell office:value-type="float" office:value="175.592482000589">
                <text:p>175.5924820005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3.1401346661">
                <text:p>38523.1401346661</text:p>
              </table:table-cell>
              <table:table-cell office:value-type="float" office:value="175.591156989336">
                <text:p>175.5911569893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3.1470791954">
                <text:p>38523.1470791954</text:p>
              </table:table-cell>
              <table:table-cell office:value-type="float" office:value="175.589712023735">
                <text:p>175.5897120237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3.1540237247">
                <text:p>38523.1540237247</text:p>
              </table:table-cell>
              <table:table-cell office:value-type="float" office:value="175.588267982006">
                <text:p>175.58826798200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4.2670126305">
                <text:p>38524.2670126305</text:p>
              </table:table-cell>
              <table:table-cell office:value-type="float" office:value="175.352441012859">
                <text:p>175.35244101285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4.27395716">
                <text:p>38524.27395716</text:p>
              </table:table-cell>
              <table:table-cell office:value-type="float" office:value="175.350972980261">
                <text:p>175.3509729802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4.2809013149">
                <text:p>38524.2809013149</text:p>
              </table:table-cell>
              <table:table-cell office:value-type="float" office:value="175.349370986223">
                <text:p>175.349370986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4.2878458444">
                <text:p>38524.2878458444</text:p>
              </table:table-cell>
              <table:table-cell office:value-type="float" office:value="175.347904026508">
                <text:p>175.3479040265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4.294790374">
                <text:p>38524.294790374</text:p>
              </table:table-cell>
              <table:table-cell office:value-type="float" office:value="175.346437990665">
                <text:p>175.3464379906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4.3017349036">
                <text:p>38524.3017349036</text:p>
              </table:table-cell>
              <table:table-cell office:value-type="float" office:value="175.344971001148">
                <text:p>175.3449710011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4.3086794331">
                <text:p>38524.3086794331</text:p>
              </table:table-cell>
              <table:table-cell office:value-type="float" office:value="175.343504995108">
                <text:p>175.34350499510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8.3983806388">
                <text:p>38528.3983806388</text:p>
              </table:table-cell>
              <table:table-cell office:value-type="float" office:value="174.456294000149">
                <text:p>174.45629400014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8.405325169">
                <text:p>38528.405325169</text:p>
              </table:table-cell>
              <table:table-cell office:value-type="float" office:value="174.454769998789">
                <text:p>174.4547699987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8.4122693246">
                <text:p>38528.4122693246</text:p>
              </table:table-cell>
              <table:table-cell office:value-type="float" office:value="174.453361988068">
                <text:p>174.4533619880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8.4192138549">
                <text:p>38528.4192138549</text:p>
              </table:table-cell>
              <table:table-cell office:value-type="float" office:value="174.451829999685">
                <text:p>174.4518299996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8.4261583853">
                <text:p>38528.4261583853</text:p>
              </table:table-cell>
              <table:table-cell office:value-type="float" office:value="174.450293987989">
                <text:p>174.4502939879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8.4331029157">
                <text:p>38528.4331029157</text:p>
              </table:table-cell>
              <table:table-cell office:value-type="float" office:value="174.448500007391">
                <text:p>174.44850000739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8.4400474461">
                <text:p>38528.4400474461</text:p>
              </table:table-cell>
              <table:table-cell office:value-type="float" office:value="174.446960985661">
                <text:p>174.44696098566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9.3017605795">
                <text:p>38529.3017605795</text:p>
              </table:table-cell>
              <table:table-cell office:value-type="float" office:value="174.248683989048">
                <text:p>174.24868398904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9.3087047361">
                <text:p>38529.3087047361</text:p>
              </table:table-cell>
              <table:table-cell office:value-type="float" office:value="174.246928006411">
                <text:p>174.2469280064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9.3156492674">
                <text:p>38529.3156492674</text:p>
              </table:table-cell>
              <table:table-cell office:value-type="float" office:value="174.245311021805">
                <text:p>174.2453110218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9.3225937987">
                <text:p>38529.3225937987</text:p>
              </table:table-cell>
              <table:table-cell office:value-type="float" office:value="174.243694007397">
                <text:p>174.24369400739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9.32953833">
                <text:p>38529.32953833</text:p>
              </table:table-cell>
              <table:table-cell office:value-type="float" office:value="174.242078006268">
                <text:p>174.24207800626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9.3364824866">
                <text:p>38529.3364824866</text:p>
              </table:table-cell>
              <table:table-cell office:value-type="float" office:value="174.240327984095">
                <text:p>174.2403279840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8529.3434270178">
                <text:p>38529.3434270178</text:p>
              </table:table-cell>
              <table:table-cell office:value-type="float" office:value="174.238716989756">
                <text:p>174.23871698975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